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4737">
            <text:p>0.4737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3">
            <text:p>4.3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941">
            <text:p>0.294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375">
            <text:p>0.37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714">
            <text:p>0.0714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154">
            <text:p>0.6154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3636">
            <text:p>0.3636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4444">
            <text:p>0.4444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9167">
            <text:p>0.9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6753">
            <text:p>0.6753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7667">
            <text:p>1.7667</text:p>
          </table:table-cell>
          <table:table-cell office:value-type="float" office:value="0.8182">
            <text:p>0.8182</text:p>
          </table:table-cell>
          <table:table-cell office:value-type="float" office:value="88.0">
            <text:p>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03">
            <text:p>0.670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9605">
            <text:p>0.9605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5333">
            <text:p>1.5333</text:p>
          </table:table-cell>
          <table:table-cell office:value-type="float" office:value="0.8875">
            <text:p>0.887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667">
            <text:p>1.9667</text:p>
          </table:table-cell>
          <table:table-cell office:value-type="float" office:value="0.8228">
            <text:p>0.8228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2.8333">
            <text:p>2.8333</text:p>
          </table:table-cell>
          <table:table-cell office:value-type="float" office:value="0.6774">
            <text:p>0.6774</text:p>
          </table:table-cell>
          <table:table-cell office:value-type="float" office:value="62.0">
            <text:p>6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333">
            <text:p>2.4333</text:p>
          </table:table-cell>
          <table:table-cell office:value-type="float" office:value="0.7297">
            <text:p>0.7297</text:p>
          </table:table-cell>
          <table:table-cell office:value-type="float" office:value="74.0">
            <text:p>7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9125">
            <text:p>0.91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8429">
            <text:p>0.8429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8947">
            <text:p>0.8947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333">
            <text:p>1.9333</text:p>
          </table:table-cell>
          <table:table-cell office:value-type="float" office:value="0.8451">
            <text:p>0.845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158">
            <text:p>0.7158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8333">
            <text:p>1.8333</text:p>
          </table:table-cell>
          <table:table-cell office:value-type="float" office:value="0.8714">
            <text:p>0.8714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333">
            <text:p>1.4333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61">
            <text:p>0.676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595">
            <text:p>0.7595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7922">
            <text:p>0.7922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8851">
            <text:p>0.885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2667">
            <text:p>2.2667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0333">
            <text:p>2.0333</text:p>
          </table:table-cell>
          <table:table-cell office:value-type="float" office:value="0.7857">
            <text:p>0.7857</text:p>
          </table:table-cell>
          <table:table-cell office:value-type="float" office:value="84.0">
            <text:p>8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718">
            <text:p>0.8718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667">
            <text:p>2.0667</text:p>
          </table:table-cell>
          <table:table-cell office:value-type="float" office:value="0.8194">
            <text:p>0.8194</text:p>
          </table:table-cell>
          <table:table-cell office:value-type="float" office:value="72.0">
            <text:p>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8987">
            <text:p>0.8987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391">
            <text:p>0.7391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7222">
            <text:p>0.7222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889">
            <text:p>0.888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9">
            <text:p>0.9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696">
            <text:p>0.869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1333">
            <text:p>0.1333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1667">
            <text:p>0.1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148">
            <text:p>0.8148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3333">
            <text:p>0.3333</text:p>
          </table:table-cell>
          <table:table-cell office:value-type="float" office:value="0.8667">
            <text:p>0.8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92">
            <text:p>0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5">
            <text:p>1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4">
            <text:p>1.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95">
            <text:p>0.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93">
            <text:p>0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11">
            <text:p>1.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6">
            <text:p>0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2">
            <text:p>0.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77">
            <text:p>0.7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1">
            <text:p>1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87">
            <text:p>0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91">
            <text:p>0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9">
            <text:p>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6">
            <text:p>1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7708">
            <text:p>0.7708</text:p>
          </table:table-cell>
          <table:table-cell office:value-type="float" office:value="48.0">
            <text:p>4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937">
            <text:p>0.7937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246">
            <text:p>0.5246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522">
            <text:p>0.5522</text:p>
          </table:table-cell>
          <table:table-cell office:value-type="float" office:value="67.0">
            <text:p>6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966">
            <text:p>0.8966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907">
            <text:p>0.907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5333">
            <text:p>0.5333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2">
            <text:p>0.8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6981">
            <text:p>0.6981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8333">
            <text:p>0.8333</text:p>
          </table:table-cell>
          <table:table-cell office:value-type="float" office:value="0.8103">
            <text:p>0.8103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8868">
            <text:p>0.8868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78">
            <text:p>0.67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163">
            <text:p>0.8163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333">
            <text:p>1.1333</text:p>
          </table:table-cell>
          <table:table-cell office:value-type="float" office:value="0.6739">
            <text:p>0.6739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8">
            <text:p>0.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68">
            <text:p>0.9268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59">
            <text:p>0.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6667">
            <text:p>0.6667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429">
            <text:p>0.6429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85">
            <text:p>0.7885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9333">
            <text:p>0.9333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294">
            <text:p>0.529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625">
            <text:p>0.5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471">
            <text:p>0.6471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7333">
            <text:p>0.7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667">
            <text:p>0.4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3">
            <text:p>3.3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6667">
            <text:p>0.6667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222">
            <text:p>0.2222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1538">
            <text:p>0.153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789">
            <text:p>0.5789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0">
            <text:p>3.0</text:p>
          </table:table-cell>
          <table:table-cell office:value-type="float" office:value="0.5556">
            <text:p>0.5556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1333">
            <text:p>0.1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3333">
            <text:p>0.3333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269">
            <text:p>0.8269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7547">
            <text:p>0.7547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8723">
            <text:p>0.8723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7719">
            <text:p>0.7719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667">
            <text:p>0.866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2333">
            <text:p>1.2333</text:p>
          </table:table-cell>
          <table:table-cell office:value-type="float" office:value="0.6939">
            <text:p>0.6939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8667">
            <text:p>0.8667</text:p>
          </table:table-cell>
          <table:table-cell office:value-type="float" office:value="0.7917">
            <text:p>0.7917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824">
            <text:p>0.8824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9778">
            <text:p>0.977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74">
            <text:p>0.7174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43">
            <text:p>0.7143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609">
            <text:p>0.7609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31">
            <text:p>0.9231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5">
            <text:p>0.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5667">
            <text:p>0.5667</text:p>
          </table:table-cell>
          <table:table-cell office:value-type="float" office:value="0.9535">
            <text:p>0.9535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077">
            <text:p>0.8077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038">
            <text:p>0.9038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286">
            <text:p>0.9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824">
            <text:p>0.8824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263">
            <text:p>0.926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972">
            <text:p>0.8972</text:p>
          </table:table-cell>
          <table:table-cell office:value-type="float" office:value="107.0">
            <text:p>10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39">
            <text:p>0.873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5">
            <text:p>0.35</text:p>
          </table:table-cell>
          <table:table-cell office:value-type="float" office:value="0.8283">
            <text:p>0.8283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8854">
            <text:p>0.885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65">
            <text:p>0.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08">
            <text:p>0.08</text:p>
          </table:table-cell>
          <table:table-cell office:value-type="float" office:value="0.977">
            <text:p>0.977</text:p>
          </table:table-cell>
          <table:table-cell office:value-type="float" office:value="87.0">
            <text:p>8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721">
            <text:p>0.8721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868">
            <text:p>0.8868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663">
            <text:p>0.9663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22">
            <text:p>0.22</text:p>
          </table:table-cell>
          <table:table-cell office:value-type="float" office:value="0.8791">
            <text:p>0.8791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4">
            <text:p>0.14</text:p>
          </table:table-cell>
          <table:table-cell office:value-type="float" office:value="0.9254">
            <text:p>0.9254</text:p>
          </table:table-cell>
          <table:table-cell office:value-type="float" office:value="67.0">
            <text:p>6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71">
            <text:p>0.9571</text:p>
          </table:table-cell>
          <table:table-cell office:value-type="float" office:value="70.0">
            <text:p>7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19">
            <text:p>0.19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25">
            <text:p>0.25</text:p>
          </table:table-cell>
          <table:table-cell office:value-type="float" office:value="0.8701">
            <text:p>0.8701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12">
            <text:p>0.12</text:p>
          </table:table-cell>
          <table:table-cell office:value-type="float" office:value="0.9222">
            <text:p>0.9222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5">
            <text:p>0.8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36">
            <text:p>0.36</text:p>
          </table:table-cell>
          <table:table-cell office:value-type="float" office:value="0.8202">
            <text:p>0.8202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835">
            <text:p>0.8835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17">
            <text:p>0.17</text:p>
          </table:table-cell>
          <table:table-cell office:value-type="float" office:value="0.9375">
            <text:p>0.93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385">
            <text:p>0.5385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4884">
            <text:p>0.4884</text:p>
          </table:table-cell>
          <table:table-cell office:value-type="float" office:value="43.0">
            <text:p>4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7037">
            <text:p>0.7037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241">
            <text:p>0.724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353">
            <text:p>0.7353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778">
            <text:p>0.7778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087">
            <text:p>0.6087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8.1">
            <text:p>8.1</text:p>
          </table:table-cell>
          <table:table-cell office:value-type="float" office:value="0.1546">
            <text:p>0.1546</text:p>
          </table:table-cell>
          <table:table-cell office:value-type="float" office:value="634.0">
            <text:p>6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0.25">
            <text:p>10.25</text:p>
          </table:table-cell>
          <table:table-cell office:value-type="float" office:value="0.1299">
            <text:p>0.1299</text:p>
          </table:table-cell>
          <table:table-cell office:value-type="float" office:value="847.0">
            <text:p>8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1.44">
            <text:p>11.44</text:p>
          </table:table-cell>
          <table:table-cell office:value-type="float" office:value="0.1364">
            <text:p>0.1364</text:p>
          </table:table-cell>
          <table:table-cell office:value-type="float" office:value="997.0">
            <text:p>9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1.69">
            <text:p>11.69</text:p>
          </table:table-cell>
          <table:table-cell office:value-type="float" office:value="0.1232">
            <text:p>0.1232</text:p>
          </table:table-cell>
          <table:table-cell office:value-type="float" office:value="982.0">
            <text:p>9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6.45">
            <text:p>6.45</text:p>
          </table:table-cell>
          <table:table-cell office:value-type="float" office:value="0.2755">
            <text:p>0.2755</text:p>
          </table:table-cell>
          <table:table-cell office:value-type="float" office:value="588.0">
            <text:p>58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54">
            <text:p>5.54</text:p>
          </table:table-cell>
          <table:table-cell office:value-type="float" office:value="0.3152">
            <text:p>0.3152</text:p>
          </table:table-cell>
          <table:table-cell office:value-type="float" office:value="533.0">
            <text:p>5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8.77">
            <text:p>8.77</text:p>
          </table:table-cell>
          <table:table-cell office:value-type="float" office:value="0.1741">
            <text:p>0.1741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8.15">
            <text:p>8.15</text:p>
          </table:table-cell>
          <table:table-cell office:value-type="float" office:value="0.1137">
            <text:p>0.1137</text:p>
          </table:table-cell>
          <table:table-cell office:value-type="float" office:value="563.0">
            <text:p>56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9.74">
            <text:p>9.74</text:p>
          </table:table-cell>
          <table:table-cell office:value-type="float" office:value="0.1042">
            <text:p>0.1042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11">
            <text:p>5.11</text:p>
          </table:table-cell>
          <table:table-cell office:value-type="float" office:value="0.3541">
            <text:p>0.3541</text:p>
          </table:table-cell>
          <table:table-cell office:value-type="float" office:value="514.0">
            <text:p>5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9.95">
            <text:p>9.95</text:p>
          </table:table-cell>
          <table:table-cell office:value-type="float" office:value="0.1571">
            <text:p>0.1571</text:p>
          </table:table-cell>
          <table:table-cell office:value-type="float" office:value="853.0">
            <text:p>85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9.21">
            <text:p>9.21</text:p>
          </table:table-cell>
          <table:table-cell office:value-type="float" office:value="0.1199">
            <text:p>0.1199</text:p>
          </table:table-cell>
          <table:table-cell office:value-type="float" office:value="659.0">
            <text:p>6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8.58">
            <text:p>8.58</text:p>
          </table:table-cell>
          <table:table-cell office:value-type="float" office:value="0.1196">
            <text:p>0.1196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9.44">
            <text:p>9.44</text:p>
          </table:table-cell>
          <table:table-cell office:value-type="float" office:value="0.1507">
            <text:p>0.1507</text:p>
          </table:table-cell>
          <table:table-cell office:value-type="float" office:value="816.0">
            <text:p>81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8.54">
            <text:p>8.54</text:p>
          </table:table-cell>
          <table:table-cell office:value-type="float" office:value="0.1692">
            <text:p>0.1692</text:p>
          </table:table-cell>
          <table:table-cell office:value-type="float" office:value="733.0">
            <text:p>7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7.12">
            <text:p>7.12</text:p>
          </table:table-cell>
          <table:table-cell office:value-type="float" office:value="0.2169">
            <text:p>0.2169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9.27">
            <text:p>9.27</text:p>
          </table:table-cell>
          <table:table-cell office:value-type="float" office:value="0.1343">
            <text:p>0.1343</text:p>
          </table:table-cell>
          <table:table-cell office:value-type="float" office:value="715.0">
            <text:p>71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9.07">
            <text:p>9.07</text:p>
          </table:table-cell>
          <table:table-cell office:value-type="float" office:value="0.0916">
            <text:p>0.0916</text:p>
          </table:table-cell>
          <table:table-cell office:value-type="float" office:value="655.0">
            <text:p>6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9.05">
            <text:p>9.05</text:p>
          </table:table-cell>
          <table:table-cell office:value-type="float" office:value="0.1198">
            <text:p>0.1198</text:p>
          </table:table-cell>
          <table:table-cell office:value-type="float" office:value="676.0">
            <text:p>67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8.47">
            <text:p>8.47</text:p>
          </table:table-cell>
          <table:table-cell office:value-type="float" office:value="0.1513">
            <text:p>0.1513</text:p>
          </table:table-cell>
          <table:table-cell office:value-type="float" office:value="661.0">
            <text:p>66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7.64">
            <text:p>7.64</text:p>
          </table:table-cell>
          <table:table-cell office:value-type="float" office:value="0.1916">
            <text:p>0.1916</text:p>
          </table:table-cell>
          <table:table-cell office:value-type="float" office:value="595.0">
            <text:p>5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9.92">
            <text:p>9.92</text:p>
          </table:table-cell>
          <table:table-cell office:value-type="float" office:value="0.1306">
            <text:p>0.1306</text:p>
          </table:table-cell>
          <table:table-cell office:value-type="float" office:value="781.0">
            <text:p>7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9.45">
            <text:p>9.45</text:p>
          </table:table-cell>
          <table:table-cell office:value-type="float" office:value="0.1352">
            <text:p>0.1352</text:p>
          </table:table-cell>
          <table:table-cell office:value-type="float" office:value="769.0">
            <text:p>76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7.24">
            <text:p>7.24</text:p>
          </table:table-cell>
          <table:table-cell office:value-type="float" office:value="0.2098">
            <text:p>0.2098</text:p>
          </table:table-cell>
          <table:table-cell office:value-type="float" office:value="610.0">
            <text:p>6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6519">
            <text:p>0.6519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5333">
            <text:p>3.5333</text:p>
          </table:table-cell>
          <table:table-cell office:value-type="float" office:value="0.5">
            <text:p>0.5</text:p>
          </table:table-cell>
          <table:table-cell office:value-type="float" office:value="178.0">
            <text:p>1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8667">
            <text:p>1.8667</text:p>
          </table:table-cell>
          <table:table-cell office:value-type="float" office:value="0.7213">
            <text:p>0.7213</text:p>
          </table:table-cell>
          <table:table-cell office:value-type="float" office:value="122.0">
            <text:p>12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542">
            <text:p>0.8542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2.3667">
            <text:p>2.3667</text:p>
          </table:table-cell>
          <table:table-cell office:value-type="float" office:value="0.6489">
            <text:p>0.6489</text:p>
          </table:table-cell>
          <table:table-cell office:value-type="float" office:value="131.0">
            <text:p>1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105">
            <text:p>0.7105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6054">
            <text:p>0.6054</text:p>
          </table:table-cell>
          <table:table-cell office:value-type="float" office:value="147.0">
            <text:p>14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6694">
            <text:p>0.6694</text:p>
          </table:table-cell>
          <table:table-cell office:value-type="float" office:value="124.0">
            <text:p>12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8598">
            <text:p>0.8598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8125">
            <text:p>0.8125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072">
            <text:p>0.8072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2.7667">
            <text:p>2.7667</text:p>
          </table:table-cell>
          <table:table-cell office:value-type="float" office:value="0.6182">
            <text:p>0.6182</text:p>
          </table:table-cell>
          <table:table-cell office:value-type="float" office:value="110.0">
            <text:p>1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25">
            <text:p>0.8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898">
            <text:p>0.898</text:p>
          </table:table-cell>
          <table:table-cell office:value-type="float" office:value="98.0">
            <text:p>9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639">
            <text:p>0.5639</text:p>
          </table:table-cell>
          <table:table-cell office:value-type="float" office:value="133.0">
            <text:p>1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16">
            <text:p>0.8316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7921">
            <text:p>0.792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7607">
            <text:p>0.7607</text:p>
          </table:table-cell>
          <table:table-cell office:value-type="float" office:value="117.0">
            <text:p>11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281">
            <text:p>0.7281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069">
            <text:p>0.7069</text:p>
          </table:table-cell>
          <table:table-cell office:value-type="float" office:value="116.0">
            <text:p>11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374">
            <text:p>0.737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7253">
            <text:p>0.725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7">
            <text:p>0.837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3.11">
            <text:p>3.11</text:p>
          </table:table-cell>
          <table:table-cell office:value-type="float" office:value="0.5869">
            <text:p>0.5869</text:p>
          </table:table-cell>
          <table:table-cell office:value-type="float" office:value="426.0">
            <text:p>42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9">
            <text:p>4.79</text:p>
          </table:table-cell>
          <table:table-cell office:value-type="float" office:value="0.4">
            <text:p>0.4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37">
            <text:p>3.37</text:p>
          </table:table-cell>
          <table:table-cell office:value-type="float" office:value="0.5556">
            <text:p>0.5556</text:p>
          </table:table-cell>
          <table:table-cell office:value-type="float" office:value="450.0">
            <text:p>4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36.0">
            <text:p>4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3.04">
            <text:p>3.04</text:p>
          </table:table-cell>
          <table:table-cell office:value-type="float" office:value="0.5894">
            <text:p>0.5894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7">
            <text:p>3.7</text:p>
          </table:table-cell>
          <table:table-cell office:value-type="float" office:value="0.5193">
            <text:p>0.5193</text:p>
          </table:table-cell>
          <table:table-cell office:value-type="float" office:value="466.0">
            <text:p>4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3.75">
            <text:p>3.75</text:p>
          </table:table-cell>
          <table:table-cell office:value-type="float" office:value="0.5075">
            <text:p>0.5075</text:p>
          </table:table-cell>
          <table:table-cell office:value-type="float" office:value="400.0">
            <text:p>4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87">
            <text:p>2.87</text:p>
          </table:table-cell>
          <table:table-cell office:value-type="float" office:value="0.6214">
            <text:p>0.6214</text:p>
          </table:table-cell>
          <table:table-cell office:value-type="float" office:value="412.0">
            <text:p>4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3.15">
            <text:p>3.15</text:p>
          </table:table-cell>
          <table:table-cell office:value-type="float" office:value="0.5817">
            <text:p>0.5817</text:p>
          </table:table-cell>
          <table:table-cell office:value-type="float" office:value="447.0">
            <text:p>44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3.48">
            <text:p>3.48</text:p>
          </table:table-cell>
          <table:table-cell office:value-type="float" office:value="0.5465">
            <text:p>0.5465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7">
            <text:p>2.67</text:p>
          </table:table-cell>
          <table:table-cell office:value-type="float" office:value="0.6472">
            <text:p>0.6472</text:p>
          </table:table-cell>
          <table:table-cell office:value-type="float" office:value="411.0">
            <text:p>41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3.14">
            <text:p>3.14</text:p>
          </table:table-cell>
          <table:table-cell office:value-type="float" office:value="0.5829">
            <text:p>0.5829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4.07">
            <text:p>4.07</text:p>
          </table:table-cell>
          <table:table-cell office:value-type="float" office:value="0.4778">
            <text:p>0.4778</text:p>
          </table:table-cell>
          <table:table-cell office:value-type="float" office:value="517.0">
            <text:p>5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86">
            <text:p>3.86</text:p>
          </table:table-cell>
          <table:table-cell office:value-type="float" office:value="0.4959">
            <text:p>0.4959</text:p>
          </table:table-cell>
          <table:table-cell office:value-type="float" office:value="484.0">
            <text:p>4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4.71">
            <text:p>4.71</text:p>
          </table:table-cell>
          <table:table-cell office:value-type="float" office:value="0.3902">
            <text:p>0.3902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2.68">
            <text:p>2.68</text:p>
          </table:table-cell>
          <table:table-cell office:value-type="float" office:value="0.6482">
            <text:p>0.6482</text:p>
          </table:table-cell>
          <table:table-cell office:value-type="float" office:value="398.0">
            <text:p>3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8">
            <text:p>2.38</text:p>
          </table:table-cell>
          <table:table-cell office:value-type="float" office:value="0.6953">
            <text:p>0.6953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83">
            <text:p>2.83</text:p>
          </table:table-cell>
          <table:table-cell office:value-type="float" office:value="0.6212">
            <text:p>0.6212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4.14">
            <text:p>4.14</text:p>
          </table:table-cell>
          <table:table-cell office:value-type="float" office:value="0.4752">
            <text:p>0.4752</text:p>
          </table:table-cell>
          <table:table-cell office:value-type="float" office:value="524.0">
            <text:p>5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15.0">
            <text:p>4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3.24">
            <text:p>3.24</text:p>
          </table:table-cell>
          <table:table-cell office:value-type="float" office:value="0.5714">
            <text:p>0.5714</text:p>
          </table:table-cell>
          <table:table-cell office:value-type="float" office:value="427.0">
            <text:p>4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4.0">
            <text:p>4.0</text:p>
          </table:table-cell>
          <table:table-cell office:value-type="float" office:value="0.4843">
            <text:p>0.4843</text:p>
          </table:table-cell>
          <table:table-cell office:value-type="float" office:value="479.0">
            <text:p>4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56">
            <text:p>2.56</text:p>
          </table:table-cell>
          <table:table-cell office:value-type="float" office:value="0.6804">
            <text:p>0.6804</text:p>
          </table:table-cell>
          <table:table-cell office:value-type="float" office:value="363.0">
            <text:p>36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2.57">
            <text:p>2.57</text:p>
          </table:table-cell>
          <table:table-cell office:value-type="float" office:value="0.6748">
            <text:p>0.6748</text:p>
          </table:table-cell>
          <table:table-cell office:value-type="float" office:value="369.0">
            <text:p>3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889">
            <text:p>0.8889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6667">
            <text:p>0.6667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451">
            <text:p>0.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5444">
            <text:p>0.5444</text:p>
          </table:table-cell>
          <table:table-cell office:value-type="float" office:value="90.0">
            <text:p>9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4634">
            <text:p>0.4634</text:p>
          </table:table-cell>
          <table:table-cell office:value-type="float" office:value="82.0">
            <text:p>8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2.5">
            <text:p>2.5</text:p>
          </table:table-cell>
          <table:table-cell office:value-type="float" office:value="0.4375">
            <text:p>0.4375</text:p>
          </table:table-cell>
          <table:table-cell office:value-type="float" office:value="80.0">
            <text:p>8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7656">
            <text:p>0.7656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6">
            <text:p>0.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8136">
            <text:p>0.813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039">
            <text:p>0.8039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38">
            <text:p>0.7538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4333">
            <text:p>1.4333</text:p>
          </table:table-cell>
          <table:table-cell office:value-type="float" office:value="0.7037">
            <text:p>0.7037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9333">
            <text:p>0.9333</text:p>
          </table:table-cell>
          <table:table-cell office:value-type="float" office:value="0.7544">
            <text:p>0.7544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4667">
            <text:p>1.4667</text:p>
          </table:table-cell>
          <table:table-cell office:value-type="float" office:value="0.6615">
            <text:p>0.6615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889">
            <text:p>0.888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538">
            <text:p>0.6538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3.0667">
            <text:p>3.0667</text:p>
          </table:table-cell>
          <table:table-cell office:value-type="float" office:value="0.3559">
            <text:p>0.3559</text:p>
          </table:table-cell>
          <table:table-cell office:value-type="float" office:value="118.0">
            <text:p>11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478">
            <text:p>0.8478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727">
            <text:p>0.8727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357">
            <text:p>0.5357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5652">
            <text:p>0.5652</text:p>
          </table:table-cell>
          <table:table-cell office:value-type="float" office:value="69.0">
            <text:p>6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462">
            <text:p>0.8462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5">
            <text:p>0.6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82">
            <text:p>0.8182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75">
            <text:p>0.8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68">
            <text:p>0.68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818">
            <text:p>0.6818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667">
            <text:p>0.7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48">
            <text:p>0.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261">
            <text:p>0.826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565">
            <text:p>0.9565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91">
            <text:p>0.9091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63">
            <text:p>0.963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947">
            <text:p>0.8947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02">
            <text:p>0.8302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393">
            <text:p>0.839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6923">
            <text:p>0.6923</text:p>
          </table:table-cell>
          <table:table-cell office:value-type="float" office:value="65.0">
            <text:p>6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333">
            <text:p>1.3333</text:p>
          </table:table-cell>
          <table:table-cell office:value-type="float" office:value="0.5897">
            <text:p>0.5897</text:p>
          </table:table-cell>
          <table:table-cell office:value-type="float" office:value="78.0">
            <text:p>7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94">
            <text:p>0.94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705">
            <text:p>0.7705</text:p>
          </table:table-cell>
          <table:table-cell office:value-type="float" office:value="61.0">
            <text:p>6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07">
            <text:p>0.807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69">
            <text:p>0.569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679">
            <text:p>0.8679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6528">
            <text:p>0.6528</text:p>
          </table:table-cell>
          <table:table-cell office:value-type="float" office:value="72.0">
            <text:p>7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52">
            <text:p>0.52</text:p>
          </table:table-cell>
          <table:table-cell office:value-type="float" office:value="0.8976">
            <text:p>0.8976</text:p>
          </table:table-cell>
          <table:table-cell office:value-type="float" office:value="166.0">
            <text:p>16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12">
            <text:p>1.12</text:p>
          </table:table-cell>
          <table:table-cell office:value-type="float" office:value="0.7188">
            <text:p>0.7188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687">
            <text:p>0.5687</text:p>
          </table:table-cell>
          <table:table-cell office:value-type="float" office:value="262.0">
            <text:p>26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2">
            <text:p>1.02</text:p>
          </table:table-cell>
          <table:table-cell office:value-type="float" office:value="0.7692">
            <text:p>0.7692</text:p>
          </table:table-cell>
          <table:table-cell office:value-type="float" office:value="182.0">
            <text:p>18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82">
            <text:p>0.82</text:p>
          </table:table-cell>
          <table:table-cell office:value-type="float" office:value="0.7632">
            <text:p>0.7632</text:p>
          </table:table-cell>
          <table:table-cell office:value-type="float" office:value="190.0">
            <text:p>19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54">
            <text:p>0.54</text:p>
          </table:table-cell>
          <table:table-cell office:value-type="float" office:value="0.8579">
            <text:p>0.8579</text:p>
          </table:table-cell>
          <table:table-cell office:value-type="float" office:value="183.0">
            <text:p>1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1">
            <text:p>0.51</text:p>
          </table:table-cell>
          <table:table-cell office:value-type="float" office:value="0.8671">
            <text:p>0.8671</text:p>
          </table:table-cell>
          <table:table-cell office:value-type="float" office:value="173.0">
            <text:p>1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2">
            <text:p>1.32</text:p>
          </table:table-cell>
          <table:table-cell office:value-type="float" office:value="0.639">
            <text:p>0.639</text:p>
          </table:table-cell>
          <table:table-cell office:value-type="float" office:value="205.0">
            <text:p>20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71">
            <text:p>0.71</text:p>
          </table:table-cell>
          <table:table-cell office:value-type="float" office:value="0.8177">
            <text:p>0.8177</text:p>
          </table:table-cell>
          <table:table-cell office:value-type="float" office:value="181.0">
            <text:p>18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59">
            <text:p>0.559</text:p>
          </table:table-cell>
          <table:table-cell office:value-type="float" office:value="288.0">
            <text:p>2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73">
            <text:p>0.73</text:p>
          </table:table-cell>
          <table:table-cell office:value-type="float" office:value="0.8325">
            <text:p>0.8325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856">
            <text:p>0.8856</text:p>
          </table:table-cell>
          <table:table-cell office:value-type="float" office:value="201.0">
            <text:p>20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87">
            <text:p>0.8387</text:p>
          </table:table-cell>
          <table:table-cell office:value-type="float" office:value="186.0">
            <text:p>18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61">
            <text:p>0.61</text:p>
          </table:table-cell>
          <table:table-cell office:value-type="float" office:value="0.8402">
            <text:p>0.8402</text:p>
          </table:table-cell>
          <table:table-cell office:value-type="float" office:value="169.0">
            <text:p>1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63">
            <text:p>0.63</text:p>
          </table:table-cell>
          <table:table-cell office:value-type="float" office:value="0.8023">
            <text:p>0.8023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19">
            <text:p>1.19</text:p>
          </table:table-cell>
          <table:table-cell office:value-type="float" office:value="0.684">
            <text:p>0.684</text:p>
          </table:table-cell>
          <table:table-cell office:value-type="float" office:value="212.0">
            <text:p>21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66">
            <text:p>0.66</text:p>
          </table:table-cell>
          <table:table-cell office:value-type="float" office:value="0.8254">
            <text:p>0.8254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185">
            <text:p>0.5185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42.0">
            <text:p>4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1">
            <text:p>0.871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692">
            <text:p>0.769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5">
            <text:p>0.75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429">
            <text:p>0.7429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621">
            <text:p>0.862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364">
            <text:p>0.6364</text:p>
          </table:table-cell>
          <table:table-cell office:value-type="float" office:value="22.0">
            <text:p>2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4.4">
            <text:p>4.4</text:p>
          </table:table-cell>
          <table:table-cell office:value-type="float" office:value="0.4639">
            <text:p>0.4639</text:p>
          </table:table-cell>
          <table:table-cell office:value-type="float" office:value="166.0">
            <text:p>1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333">
            <text:p>4.7333</text:p>
          </table:table-cell>
          <table:table-cell office:value-type="float" office:value="0.442">
            <text:p>0.442</text:p>
          </table:table-cell>
          <table:table-cell office:value-type="float" office:value="138.0">
            <text:p>1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5.1667">
            <text:p>5.1667</text:p>
          </table:table-cell>
          <table:table-cell office:value-type="float" office:value="0.4194">
            <text:p>0.4194</text:p>
          </table:table-cell>
          <table:table-cell office:value-type="float" office:value="186.0">
            <text:p>1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5.4667">
            <text:p>5.4667</text:p>
          </table:table-cell>
          <table:table-cell office:value-type="float" office:value="0.3947">
            <text:p>0.3947</text:p>
          </table:table-cell>
          <table:table-cell office:value-type="float" office:value="190.0">
            <text:p>19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5.8667">
            <text:p>5.8667</text:p>
          </table:table-cell>
          <table:table-cell office:value-type="float" office:value="0.3716">
            <text:p>0.3716</text:p>
          </table:table-cell>
          <table:table-cell office:value-type="float" office:value="183.0">
            <text:p>18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9333">
            <text:p>5.9333</text:p>
          </table:table-cell>
          <table:table-cell office:value-type="float" office:value="0.3144">
            <text:p>0.3144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5.6667">
            <text:p>5.6667</text:p>
          </table:table-cell>
          <table:table-cell office:value-type="float" office:value="0.3512">
            <text:p>0.3512</text:p>
          </table:table-cell>
          <table:table-cell office:value-type="float" office:value="168.0">
            <text:p>16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5.7667">
            <text:p>5.7667</text:p>
          </table:table-cell>
          <table:table-cell office:value-type="float" office:value="0.3353">
            <text:p>0.3353</text:p>
          </table:table-cell>
          <table:table-cell office:value-type="float" office:value="170.0">
            <text:p>1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4.9667">
            <text:p>4.9667</text:p>
          </table:table-cell>
          <table:table-cell office:value-type="float" office:value="0.4068">
            <text:p>0.4068</text:p>
          </table:table-cell>
          <table:table-cell office:value-type="float" office:value="177.0">
            <text:p>1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3846">
            <text:p>0.3846</text:p>
          </table:table-cell>
          <table:table-cell office:value-type="float" office:value="169.0">
            <text:p>1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3.4">
            <text:p>3.4</text:p>
          </table:table-cell>
          <table:table-cell office:value-type="float" office:value="0.537">
            <text:p>0.53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4.2333">
            <text:p>4.2333</text:p>
          </table:table-cell>
          <table:table-cell office:value-type="float" office:value="0.4459">
            <text:p>0.4459</text:p>
          </table:table-cell>
          <table:table-cell office:value-type="float" office:value="148.0">
            <text:p>1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6.1">
            <text:p>6.1</text:p>
          </table:table-cell>
          <table:table-cell office:value-type="float" office:value="0.3807">
            <text:p>0.3807</text:p>
          </table:table-cell>
          <table:table-cell office:value-type="float" office:value="218.0">
            <text:p>2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333">
            <text:p>3.6333</text:p>
          </table:table-cell>
          <table:table-cell office:value-type="float" office:value="0.4962">
            <text:p>0.4962</text:p>
          </table:table-cell>
          <table:table-cell office:value-type="float" office:value="133.0">
            <text:p>1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4167">
            <text:p>0.4167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5.7">
            <text:p>5.7</text:p>
          </table:table-cell>
          <table:table-cell office:value-type="float" office:value="0.3278">
            <text:p>0.3278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6.0667">
            <text:p>6.0667</text:p>
          </table:table-cell>
          <table:table-cell office:value-type="float" office:value="0.335">
            <text:p>0.335</text:p>
          </table:table-cell>
          <table:table-cell office:value-type="float" office:value="206.0">
            <text:p>2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4.4667">
            <text:p>4.4667</text:p>
          </table:table-cell>
          <table:table-cell office:value-type="float" office:value="0.3931">
            <text:p>0.3931</text:p>
          </table:table-cell>
          <table:table-cell office:value-type="float" office:value="145.0">
            <text:p>1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5.0">
            <text:p>5.0</text:p>
          </table:table-cell>
          <table:table-cell office:value-type="float" office:value="0.407">
            <text:p>0.407</text:p>
          </table:table-cell>
          <table:table-cell office:value-type="float" office:value="172.0">
            <text:p>1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6.7667">
            <text:p>6.7667</text:p>
          </table:table-cell>
          <table:table-cell office:value-type="float" office:value="0.2749">
            <text:p>0.2749</text:p>
          </table:table-cell>
          <table:table-cell office:value-type="float" office:value="211.0">
            <text:p>2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5.4">
            <text:p>5.4</text:p>
          </table:table-cell>
          <table:table-cell office:value-type="float" office:value="0.3576">
            <text:p>0.3576</text:p>
          </table:table-cell>
          <table:table-cell office:value-type="float" office:value="165.0">
            <text:p>1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7.0333">
            <text:p>7.0333</text:p>
          </table:table-cell>
          <table:table-cell office:value-type="float" office:value="0.2689">
            <text:p>0.2689</text:p>
          </table:table-cell>
          <table:table-cell office:value-type="float" office:value="212.0">
            <text:p>2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3.7333">
            <text:p>3.7333</text:p>
          </table:table-cell>
          <table:table-cell office:value-type="float" office:value="0.5138">
            <text:p>0.5138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4.8">
            <text:p>4.8</text:p>
          </table:table-cell>
          <table:table-cell office:value-type="float" office:value="0.4323">
            <text:p>0.4323</text:p>
          </table:table-cell>
          <table:table-cell office:value-type="float" office:value="155.0">
            <text:p>15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491">
            <text:p>0.849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818">
            <text:p>0.6818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076">
            <text:p>0.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931">
            <text:p>0.7931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6333">
            <text:p>1.6333</text:p>
          </table:table-cell>
          <table:table-cell office:value-type="float" office:value="0.5593">
            <text:p>0.5593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654">
            <text:p>0.8654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351">
            <text:p>0.6351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2">
            <text:p>69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4166666666666667">
            <text:p>0.4166666666666667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3">
            <text:p>69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4">
            <text:p>69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588235294117647">
            <text:p>0.5588235294117647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5">
            <text:p>69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6">
            <text:p>69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7">
            <text:p>69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8">
            <text:p>69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9">
            <text:p>69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0">
            <text:p>70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1">
            <text:p>70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2">
            <text:p>70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3">
            <text:p>70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857142857142857">
            <text:p>0.6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4">
            <text:p>70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470588235294118">
            <text:p>0.6470588235294118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5">
            <text:p>70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6">
            <text:p>70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1388888888888889">
            <text:p>0.1388888888888889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7">
            <text:p>70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8">
            <text:p>70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9">
            <text:p>70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0">
            <text:p>71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076923076923078">
            <text:p>0.23076923076923078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1">
            <text:p>71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058823529411765">
            <text:p>0.705882352941176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2">
            <text:p>71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4857142857142857">
            <text:p>0.4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3">
            <text:p>71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5925925925925926">
            <text:p>0.5925925925925926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4">
            <text:p>71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5">
            <text:p>71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47368421052632">
            <text:p>0.894736842105263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6">
            <text:p>7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230769230769231">
            <text:p>0.9230769230769231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7">
            <text:p>7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8">
            <text:p>7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5">
            <text:p>1.5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9">
            <text:p>7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259259259259259">
            <text:p>0.925925925925925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0">
            <text:p>7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1">
            <text:p>7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2">
            <text:p>7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7916666666666666">
            <text:p>0.7916666666666666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3">
            <text:p>7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4">
            <text:p>7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5">
            <text:p>7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928571428571429">
            <text:p>0.8928571428571429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6">
            <text:p>7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583333333333334">
            <text:p>0.9583333333333334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7">
            <text:p>7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8">
            <text:p>7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9">
            <text:p>7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571428571428571">
            <text:p>0.8571428571428571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0">
            <text:p>7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1">
            <text:p>7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2">
            <text:p>7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3">
            <text:p>7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8888888888888888">
            <text:p>0.8888888888888888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4">
            <text:p>7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5">
            <text:p>7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636363636363636">
            <text:p>0.8636363636363636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6">
            <text:p>7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260869565217391">
            <text:p>0.826086956521739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7">
            <text:p>7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8">
            <text:p>7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9">
            <text:p>7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0">
            <text:p>7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1">
            <text:p>7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7">
            <text:p>2.7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2">
            <text:p>7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2.3">
            <text:p>2.3</text:p>
          </table:table-cell>
          <table:table-cell office:value-type="float" office:value="0.5833333333333334">
            <text:p>0.5833333333333334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3">
            <text:p>7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4">
            <text:p>7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5">
            <text:p>7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6">
            <text:p>7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7">
            <text:p>7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8">
            <text:p>74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9">
            <text:p>74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333333333333333">
            <text:p>0.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0">
            <text:p>75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1">
            <text:p>7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2">
            <text:p>7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3">
            <text:p>7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4">
            <text:p>7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5">
            <text:p>7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6">
            <text:p>7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7">
            <text:p>7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8">
            <text:p>7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9">
            <text:p>7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0">
            <text:p>7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0">
            <text:p>3.0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1">
            <text:p>7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2">
            <text:p>7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2857142857142857">
            <text:p>0.2857142857142857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3">
            <text:p>7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2">
            <text:p>0.2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4">
            <text:p>7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5">
            <text:p>7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6">
            <text:p>7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7">
            <text:p>7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8">
            <text:p>7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9">
            <text:p>7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0">
            <text:p>7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1">
            <text:p>7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2">
            <text:p>7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3">
            <text:p>7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4">
            <text:p>7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5">
            <text:p>7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6">
            <text:p>7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7">
            <text:p>7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8">
            <text:p>7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79">
            <text:p>7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0">
            <text:p>7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1">
            <text:p>7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2">
            <text:p>78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631578947368421">
            <text:p>0.263157894736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3">
            <text:p>78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4">
            <text:p>78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5">
            <text:p>78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23809523809523808">
            <text:p>0.2380952380952380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86">
            <text:p>78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7333333333333334">
            <text:p>3.7333333333333334</text:p>
          </table:table-cell>
          <table:table-cell office:value-type="float" office:value="0.45930232558139533">
            <text:p>0.45930232558139533</text:p>
          </table:table-cell>
          <table:table-cell office:value-type="float" office:value="172.0">
            <text:p>1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7">
            <text:p>78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6956521739130435">
            <text:p>0.6956521739130435</text:p>
          </table:table-cell>
          <table:table-cell office:value-type="float" office:value="138.0">
            <text:p>1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8">
            <text:p>78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586206896551724">
            <text:p>0.5586206896551724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9">
            <text:p>78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04697986577181">
            <text:p>0.5704697986577181</text:p>
          </table:table-cell>
          <table:table-cell office:value-type="float" office:value="149.0">
            <text:p>14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0">
            <text:p>79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3.2666666666666666">
            <text:p>3.2666666666666666</text:p>
          </table:table-cell>
          <table:table-cell office:value-type="float" office:value="0.5029585798816568">
            <text:p>0.5029585798816568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1">
            <text:p>79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136.0">
            <text:p>1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2">
            <text:p>79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666666666666667">
            <text:p>3.3666666666666667</text:p>
          </table:table-cell>
          <table:table-cell office:value-type="float" office:value="0.5">
            <text:p>0.5</text:p>
          </table:table-cell>
          <table:table-cell office:value-type="float" office:value="188.0">
            <text:p>1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3">
            <text:p>79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5202312138728323">
            <text:p>0.5202312138728323</text:p>
          </table:table-cell>
          <table:table-cell office:value-type="float" office:value="173.0">
            <text:p>17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4">
            <text:p>79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8.133333333333333">
            <text:p>8.133333333333333</text:p>
          </table:table-cell>
          <table:table-cell office:value-type="float" office:value="0.17712177121771217">
            <text:p>0.17712177121771217</text:p>
          </table:table-cell>
          <table:table-cell office:value-type="float" office:value="271.0">
            <text:p>2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5">
            <text:p>79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6">
            <text:p>2.6</text:p>
          </table:table-cell>
          <table:table-cell office:value-type="float" office:value="0.577922077922078">
            <text:p>0.577922077922078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6">
            <text:p>7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67741935483871">
            <text:p>0.567741935483871</text:p>
          </table:table-cell>
          <table:table-cell office:value-type="float" office:value="155.0">
            <text:p>15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7">
            <text:p>7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5.833333333333333">
            <text:p>5.833333333333333</text:p>
          </table:table-cell>
          <table:table-cell office:value-type="float" office:value="0.3008849557522124">
            <text:p>0.3008849557522124</text:p>
          </table:table-cell>
          <table:table-cell office:value-type="float" office:value="226.0">
            <text:p>2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8">
            <text:p>7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5.266666666666667">
            <text:p>5.266666666666667</text:p>
          </table:table-cell>
          <table:table-cell office:value-type="float" office:value="0.32857142857142857">
            <text:p>0.32857142857142857</text:p>
          </table:table-cell>
          <table:table-cell office:value-type="float" office:value="210.0">
            <text:p>2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9">
            <text:p>7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14285714285714">
            <text:p>0.5714285714285714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0">
            <text:p>8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4.433333333333334">
            <text:p>4.433333333333334</text:p>
          </table:table-cell>
          <table:table-cell office:value-type="float" office:value="0.4010152284263959">
            <text:p>0.4010152284263959</text:p>
          </table:table-cell>
          <table:table-cell office:value-type="float" office:value="197.0">
            <text:p>1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1">
            <text:p>8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41379310344828">
            <text:p>0.5241379310344828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2">
            <text:p>8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6.0">
            <text:p>6.0</text:p>
          </table:table-cell>
          <table:table-cell office:value-type="float" office:value="0.263681592039801">
            <text:p>0.263681592039801</text:p>
          </table:table-cell>
          <table:table-cell office:value-type="float" office:value="201.0">
            <text:p>2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3">
            <text:p>8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5.633333333333334">
            <text:p>5.633333333333334</text:p>
          </table:table-cell>
          <table:table-cell office:value-type="float" office:value="0.33476394849785407">
            <text:p>0.33476394849785407</text:p>
          </table:table-cell>
          <table:table-cell office:value-type="float" office:value="233.0">
            <text:p>2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4">
            <text:p>8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4.066666666666666">
            <text:p>4.066666666666666</text:p>
          </table:table-cell>
          <table:table-cell office:value-type="float" office:value="0.4180790960451977">
            <text:p>0.4180790960451977</text:p>
          </table:table-cell>
          <table:table-cell office:value-type="float" office:value="177.0">
            <text:p>1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5">
            <text:p>8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6170212765957447">
            <text:p>0.6170212765957447</text:p>
          </table:table-cell>
          <table:table-cell office:value-type="float" office:value="141.0">
            <text:p>1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6">
            <text:p>8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6027397260273972">
            <text:p>0.6027397260273972</text:p>
          </table:table-cell>
          <table:table-cell office:value-type="float" office:value="146.0">
            <text:p>14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7">
            <text:p>8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51851851851851">
            <text:p>0.5851851851851851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8">
            <text:p>8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5602409638554217">
            <text:p>0.5602409638554217</text:p>
          </table:table-cell>
          <table:table-cell office:value-type="float" office:value="166.0">
            <text:p>16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9">
            <text:p>8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07100591715976">
            <text:p>0.5207100591715976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0">
            <text:p>8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1">
            <text:p>8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702970297029703">
            <text:p>0.9702970297029703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2">
            <text:p>8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333333333333333">
            <text:p>0.7333333333333333</text:p>
          </table:table-cell>
          <table:table-cell office:value-type="float" office:value="0.9393939393939394">
            <text:p>0.939393939393939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3">
            <text:p>8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4">
            <text:p>8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5">
            <text:p>8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8989898989899">
            <text:p>0.98989898989899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6">
            <text:p>8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716981132075472">
            <text:p>0.971698113207547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7">
            <text:p>8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722222222222222">
            <text:p>0.9722222222222222</text:p>
          </table:table-cell>
          <table:table-cell office:value-type="float" office:value="108.0">
            <text:p>10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8">
            <text:p>8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509803921568627">
            <text:p>0.9509803921568627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9">
            <text:p>8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8932038834951457">
            <text:p>0.8932038834951457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0">
            <text:p>8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3666666666666667">
            <text:p>1.3666666666666667</text:p>
          </table:table-cell>
          <table:table-cell office:value-type="float" office:value="0.8018018018018018">
            <text:p>0.8018018018018018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1">
            <text:p>8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433962264150944">
            <text:p>0.9433962264150944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2">
            <text:p>8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900990099009901">
            <text:p>0.90099009900990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3">
            <text:p>8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4">
            <text:p>8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5">
            <text:p>8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807692307692307">
            <text:p>0.9807692307692307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6">
            <text:p>8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333333333333333">
            <text:p>0.5333333333333333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7">
            <text:p>8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903846153846154">
            <text:p>0.990384615384615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8">
            <text:p>8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9">
            <text:p>8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902912621359223">
            <text:p>0.9902912621359223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0">
            <text:p>8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8333333333333334">
            <text:p>0.8333333333333334</text:p>
          </table:table-cell>
          <table:table-cell office:value-type="float" office:value="0.9117647058823529">
            <text:p>0.9117647058823529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1">
            <text:p>8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666666666666667">
            <text:p>0.5666666666666667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2">
            <text:p>8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3">
            <text:p>8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747747747747747">
            <text:p>0.7747747747747747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4">
            <text:p>83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4375">
            <text:p>0.34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5">
            <text:p>83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875">
            <text:p>0.468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6">
            <text:p>83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7">
            <text:p>83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5161290322580645">
            <text:p>0.516129032258064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8">
            <text:p>83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9">
            <text:p>83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47058823529411764">
            <text:p>0.47058823529411764</text:p>
          </table:table-cell>
          <table:table-cell office:value-type="float" office:value="34.0">
            <text:p>3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0">
            <text:p>84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1">
            <text:p>84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21428571428571427">
            <text:p>0.21428571428571427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2">
            <text:p>84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3">
            <text:p>84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46153846153846156">
            <text:p>0.46153846153846156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4">
            <text:p>84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5161290322580644">
            <text:p>0.45161290322580644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5">
            <text:p>84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35714285714285715">
            <text:p>0.35714285714285715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6">
            <text:p>84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7">
            <text:p>84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033333333333333">
            <text:p>3.033333333333333</text:p>
          </table:table-cell>
          <table:table-cell office:value-type="float" office:value="0.5384615384615384">
            <text:p>0.5384615384615384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8">
            <text:p>8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3333333333333335">
            <text:p>3.3333333333333335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9">
            <text:p>8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153846153846156">
            <text:p>0.46153846153846156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0">
            <text:p>8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7878787878787878">
            <text:p>0.7878787878787878</text:p>
          </table:table-cell>
          <table:table-cell office:value-type="float" office:value="33.0">
            <text:p>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1">
            <text:p>8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838709677419355">
            <text:p>0.483870967741935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2">
            <text:p>8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3888888888888889">
            <text:p>0.3888888888888889</text:p>
          </table:table-cell>
          <table:table-cell office:value-type="float" office:value="36.0">
            <text:p>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3">
            <text:p>8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4">
            <text:p>8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5">
            <text:p>8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66666666666667">
            <text:p>2.966666666666667</text:p>
          </table:table-cell>
          <table:table-cell office:value-type="float" office:value="0.5365853658536586">
            <text:p>0.5365853658536586</text:p>
          </table:table-cell>
          <table:table-cell office:value-type="float" office:value="41.0">
            <text:p>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6">
            <text:p>8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5172413793103449">
            <text:p>0.5172413793103449</text:p>
          </table:table-cell>
          <table:table-cell office:value-type="float" office:value="29.0">
            <text:p>2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7">
            <text:p>8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8">
            <text:p>85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41025641025641">
            <text:p>0.0641025641025641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9">
            <text:p>85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896551724137931">
            <text:p>0.0689655172413793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0">
            <text:p>86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023255813953488372">
            <text:p>0.023255813953488372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1">
            <text:p>86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33333333333333">
            <text:p>6.233333333333333</text:p>
          </table:table-cell>
          <table:table-cell office:value-type="float" office:value="0.02830188679245283">
            <text:p>0.02830188679245283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2">
            <text:p>86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0588235294117647">
            <text:p>0.10588235294117647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3">
            <text:p>86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433333333333334">
            <text:p>6.433333333333334</text:p>
          </table:table-cell>
          <table:table-cell office:value-type="float" office:value="0.05217391304347826">
            <text:p>0.05217391304347826</text:p>
          </table:table-cell>
          <table:table-cell office:value-type="float" office:value="115.0">
            <text:p>11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4">
            <text:p>86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6315789473684211">
            <text:p>0.06315789473684211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5">
            <text:p>86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266666666666667">
            <text:p>6.266666666666667</text:p>
          </table:table-cell>
          <table:table-cell office:value-type="float" office:value="0.06779661016949153">
            <text:p>0.06779661016949153</text:p>
          </table:table-cell>
          <table:table-cell office:value-type="float" office:value="118.0">
            <text:p>11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6">
            <text:p>86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7446808510638298">
            <text:p>0.07446808510638298</text:p>
          </table:table-cell>
          <table:table-cell office:value-type="float" office:value="94.0">
            <text:p>9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7">
            <text:p>86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3488372093023256">
            <text:p>0.03488372093023256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8">
            <text:p>86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21505376344086023">
            <text:p>0.021505376344086023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9">
            <text:p>86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11926605504587157">
            <text:p>0.11926605504587157</text:p>
          </table:table-cell>
          <table:table-cell office:value-type="float" office:value="109.0">
            <text:p>10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0">
            <text:p>87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10989010989010989">
            <text:p>0.1098901098901098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1">
            <text:p>87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61855670103092786">
            <text:p>0.061855670103092786</text:p>
          </table:table-cell>
          <table:table-cell office:value-type="float" office:value="97.0">
            <text:p>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2">
            <text:p>87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1098901098901099">
            <text:p>0.0109890109890109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3">
            <text:p>87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">
            <text:p>5.9</text:p>
          </table:table-cell>
          <table:table-cell office:value-type="float" office:value="0.043478260869565216">
            <text:p>0.043478260869565216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4">
            <text:p>87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22580645161290322">
            <text:p>0.22580645161290322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5">
            <text:p>87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811320754716982">
            <text:p>0.1981132075471698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6">
            <text:p>87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7">
            <text:p>87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33333333333334">
            <text:p>6.133333333333334</text:p>
          </table:table-cell>
          <table:table-cell office:value-type="float" office:value="0.038461538461538464">
            <text:p>0.03846153846153846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8">
            <text:p>87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033333333333333">
            <text:p>6.033333333333333</text:p>
          </table:table-cell>
          <table:table-cell office:value-type="float" office:value="0.08">
            <text:p>0.08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79">
            <text:p>87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766666666666667">
            <text:p>5.766666666666667</text:p>
          </table:table-cell>
          <table:table-cell office:value-type="float" office:value="0.044444444444444446">
            <text:p>0.044444444444444446</text:p>
          </table:table-cell>
          <table:table-cell office:value-type="float" office:value="90.0">
            <text:p>9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0">
            <text:p>88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18823529411764706">
            <text:p>0.18823529411764706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1">
            <text:p>88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">
            <text:p>0.19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82">
            <text:p>88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077669902912621">
            <text:p>0.4077669902912621</text:p>
          </table:table-cell>
          <table:table-cell office:value-type="float" office:value="103.0">
            <text:p>10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3">
            <text:p>88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2.6666666666666665">
            <text:p>2.6666666666666665</text:p>
          </table:table-cell>
          <table:table-cell office:value-type="float" office:value="0.33035714285714285">
            <text:p>0.33035714285714285</text:p>
          </table:table-cell>
          <table:table-cell office:value-type="float" office:value="112.0">
            <text:p>11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4">
            <text:p>88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77215189873418">
            <text:p>0.4177215189873418</text:p>
          </table:table-cell>
          <table:table-cell office:value-type="float" office:value="79.0">
            <text:p>7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5">
            <text:p>88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3826086956521739">
            <text:p>0.3826086956521739</text:p>
          </table:table-cell>
          <table:table-cell office:value-type="float" office:value="115.0">
            <text:p>11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6">
            <text:p>88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1">
            <text:p>0.41</text:p>
          </table:table-cell>
          <table:table-cell office:value-type="float" office:value="100.0">
            <text:p>10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7">
            <text:p>88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53968253968254">
            <text:p>0.8253968253968254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8">
            <text:p>88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.1666666666666667">
            <text:p>1.1666666666666667</text:p>
          </table:table-cell>
          <table:table-cell office:value-type="float" office:value="0.5633802816901409">
            <text:p>0.5633802816901409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9">
            <text:p>88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4375">
            <text:p>0.8437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0">
            <text:p>89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5285714285714286">
            <text:p>0.528571428571428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1">
            <text:p>89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033333333333333">
            <text:p>2.033333333333333</text:p>
          </table:table-cell>
          <table:table-cell office:value-type="float" office:value="0.44339622641509435">
            <text:p>0.44339622641509435</text:p>
          </table:table-cell>
          <table:table-cell office:value-type="float" office:value="106.0">
            <text:p>10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2">
            <text:p>8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924528301886793">
            <text:p>0.7924528301886793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3">
            <text:p>8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4.533333333333333">
            <text:p>4.533333333333333</text:p>
          </table:table-cell>
          <table:table-cell office:value-type="float" office:value="0.1643835616438356">
            <text:p>0.1643835616438356</text:p>
          </table:table-cell>
          <table:table-cell office:value-type="float" office:value="146.0">
            <text:p>1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4">
            <text:p>8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8666666666666667">
            <text:p>0.8666666666666667</text:p>
          </table:table-cell>
          <table:table-cell office:value-type="float" office:value="0.7386363636363636">
            <text:p>0.7386363636363636</text:p>
          </table:table-cell>
          <table:table-cell office:value-type="float" office:value="88.0">
            <text:p>8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5">
            <text:p>8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4.266666666666667">
            <text:p>4.266666666666667</text:p>
          </table:table-cell>
          <table:table-cell office:value-type="float" office:value="0.16326530612244897">
            <text:p>0.16326530612244897</text:p>
          </table:table-cell>
          <table:table-cell office:value-type="float" office:value="147.0">
            <text:p>1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6">
            <text:p>8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6333333333333333">
            <text:p>1.6333333333333333</text:p>
          </table:table-cell>
          <table:table-cell office:value-type="float" office:value="0.46511627906976744">
            <text:p>0.46511627906976744</text:p>
          </table:table-cell>
          <table:table-cell office:value-type="float" office:value="86.0">
            <text:p>8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7">
            <text:p>8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263157894736842">
            <text:p>0.5263157894736842</text:p>
          </table:table-cell>
          <table:table-cell office:value-type="float" office:value="95.0">
            <text:p>9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8">
            <text:p>8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933333333333333">
            <text:p>3.933333333333333</text:p>
          </table:table-cell>
          <table:table-cell office:value-type="float" office:value="0.271523178807947">
            <text:p>0.271523178807947</text:p>
          </table:table-cell>
          <table:table-cell office:value-type="float" office:value="151.0">
            <text:p>1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9">
            <text:p>8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7777777777777778">
            <text:p>0.7777777777777778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0">
            <text:p>9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66666666666667">
            <text:p>3.466666666666667</text:p>
          </table:table-cell>
          <table:table-cell office:value-type="float" office:value="0.25396825396825395">
            <text:p>0.25396825396825395</text:p>
          </table:table-cell>
          <table:table-cell office:value-type="float" office:value="126.0">
            <text:p>1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1">
            <text:p>9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415929203539823">
            <text:p>0.415929203539823</text:p>
          </table:table-cell>
          <table:table-cell office:value-type="float" office:value="113.0">
            <text:p>11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2">
            <text:p>9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033333333333333">
            <text:p>3.033333333333333</text:p>
          </table:table-cell>
          <table:table-cell office:value-type="float" office:value="0.28703703703703703">
            <text:p>0.28703703703703703</text:p>
          </table:table-cell>
          <table:table-cell office:value-type="float" office:value="108.0">
            <text:p>10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3">
            <text:p>9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9666666666666667">
            <text:p>0.9666666666666667</text:p>
          </table:table-cell>
          <table:table-cell office:value-type="float" office:value="0.6621621621621622">
            <text:p>0.6621621621621622</text:p>
          </table:table-cell>
          <table:table-cell office:value-type="float" office:value="74.0">
            <text:p>7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4">
            <text:p>9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025641025641024">
            <text:p>0.41025641025641024</text:p>
          </table:table-cell>
          <table:table-cell office:value-type="float" office:value="78.0">
            <text:p>7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5">
            <text:p>9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194444444444444">
            <text:p>0.8194444444444444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6">
            <text:p>9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793103448275862">
            <text:p>0.8793103448275862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7">
            <text:p>9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491525423728814">
            <text:p>0.9491525423728814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8">
            <text:p>9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259259259259259">
            <text:p>0.925925925925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9">
            <text:p>9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032258064516129">
            <text:p>0.9032258064516129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0">
            <text:p>9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285714285714286">
            <text:p>0.9285714285714286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1">
            <text:p>9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29629629629629">
            <text:p>0.962962962962962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2">
            <text:p>9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3">
            <text:p>9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72131147540983">
            <text:p>0.9672131147540983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4">
            <text:p>9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5">
            <text:p>9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516129032258065">
            <text:p>0.9516129032258065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6">
            <text:p>9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6">
            <text:p>0.96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7">
            <text:p>9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65079365079365">
            <text:p>0.9365079365079365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8">
            <text:p>9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696969696969697">
            <text:p>0.9696969696969697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9">
            <text:p>9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818181818181818">
            <text:p>0.9818181818181818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0">
            <text:p>9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8">
            <text:p>0.8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1">
            <text:p>9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0625">
            <text:p>0.9062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2">
            <text:p>9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45454545454546">
            <text:p>0.9545454545454546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3">
            <text:p>9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08196721311475">
            <text:p>0.9508196721311475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4">
            <text:p>9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152542372881356">
            <text:p>0.915254237288135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5">
            <text:p>9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7464788732394366">
            <text:p>0.7464788732394366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6">
            <text:p>9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27586206896551">
            <text:p>0.9827586206896551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7">
            <text:p>9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46153846153847">
            <text:p>0.9846153846153847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8">
            <text:p>9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148936170212766">
            <text:p>0.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9">
            <text:p>9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0">
            <text:p>9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1">
            <text:p>9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8333333333333333">
            <text:p>1.8333333333333333</text:p>
          </table:table-cell>
          <table:table-cell office:value-type="float" office:value="0.3953488372093023">
            <text:p>0.3953488372093023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2">
            <text:p>9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36363636363636365">
            <text:p>0.36363636363636365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3">
            <text:p>9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8095238095238093">
            <text:p>0.38095238095238093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4">
            <text:p>9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7666666666666666">
            <text:p>1.7666666666666666</text:p>
          </table:table-cell>
          <table:table-cell office:value-type="float" office:value="0.43333333333333335">
            <text:p>0.43333333333333335</text:p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5">
            <text:p>9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6">
            <text:p>9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">
            <text:p>0.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7">
            <text:p>9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4634146341463415">
            <text:p>0.4634146341463415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8">
            <text:p>9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862068965517241">
            <text:p>0.5862068965517241</text:p>
          </table:table-cell>
          <table:table-cell office:value-type="float" office:value="29.0">
            <text:p>2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9">
            <text:p>9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3157894736842105">
            <text:p>0.315789473684210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0">
            <text:p>9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1">
            <text:p>9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8461538461538464">
            <text:p>0.38461538461538464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2">
            <text:p>9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3611111111111111">
            <text:p>0.3611111111111111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3">
            <text:p>9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37142857142857144">
            <text:p>0.37142857142857144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4">
            <text:p>9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5">
            <text:p>9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6">
            <text:p>9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4444444444444444">
            <text:p>0.4444444444444444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7">
            <text:p>9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333333333333333">
            <text:p>0.3333333333333333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8">
            <text:p>9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9">
            <text:p>9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66666666666667">
            <text:p>2.066666666666667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0">
            <text:p>9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1">
            <text:p>9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055555555555556">
            <text:p>0.3055555555555556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2">
            <text:p>95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19444444444444445">
            <text:p>0.19444444444444445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3">
            <text:p>95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5">
            <text:p>0.35</text:p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4">
            <text:p>95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7857142857142858">
            <text:p>0.17857142857142858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5">
            <text:p>95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933333333333333">
            <text:p>2.933333333333333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6">
            <text:p>95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8571428571428572">
            <text:p>0.08571428571428572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7">
            <text:p>95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803921568627451">
            <text:p>0.0980392156862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8">
            <text:p>95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3333333333333335">
            <text:p>2.3333333333333335</text:p>
          </table:table-cell>
          <table:table-cell office:value-type="float" office:value="0.20588235294117646">
            <text:p>0.2058823529411764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9">
            <text:p>95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6060606060606061">
            <text:p>0.0606060606060606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0">
            <text:p>96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2666666666666666">
            <text:p>2.2666666666666666</text:p>
          </table:table-cell>
          <table:table-cell office:value-type="float" office:value="0.09090909090909091">
            <text:p>0.0909090909090909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1">
            <text:p>96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2">
            <text:p>96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033333333333333">
            <text:p>2.03333333333333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3">
            <text:p>96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7666666666666666">
            <text:p>2.7666666666666666</text:p>
          </table:table-cell>
          <table:table-cell office:value-type="float" office:value="0.19148936170212766">
            <text:p>0.1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4">
            <text:p>96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3636363636363635">
            <text:p>0.13636363636363635</text:p>
          </table:table-cell>
          <table:table-cell office:value-type="float" office:value="44.0">
            <text:p>4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5">
            <text:p>96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57692307692307696">
            <text:p>0.057692307692307696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6">
            <text:p>96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8888888888888889">
            <text:p>0.08888888888888889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7">
            <text:p>96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1320754716981132">
            <text:p>0.11320754716981132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8">
            <text:p>96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9">
            <text:p>96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0">
            <text:p>97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38461538461538464">
            <text:p>0.038461538461538464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1">
            <text:p>97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1111111111111111">
            <text:p>0.1111111111111111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2">
            <text:p>97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666666666666667">
            <text:p>2.8666666666666667</text:p>
          </table:table-cell>
          <table:table-cell office:value-type="float" office:value="0.1702127659574468">
            <text:p>0.1702127659574468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3">
            <text:p>97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17391304347826086">
            <text:p>0.17391304347826086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4">
            <text:p>97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1694915254237288">
            <text:p>0.169491525423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5">
            <text:p>97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142857142857142">
            <text:p>0.07142857142857142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6">
            <text:p>97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2333333333333334">
            <text:p>2.2333333333333334</text:p>
          </table:table-cell>
          <table:table-cell office:value-type="float" office:value="0.14285714285714285">
            <text:p>0.14285714285714285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7">
            <text:p>97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533333333333333">
            <text:p>2.53333333333333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78">
            <text:p>97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9">
            <text:p>97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0">
            <text:p>98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1">
            <text:p>98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5294117647058824">
            <text:p>0.5294117647058824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2">
            <text:p>98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3">
            <text:p>98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4">
            <text:p>9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5">
            <text:p>9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6">
            <text:p>9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090909090909091">
            <text:p>0.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7">
            <text:p>9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8">
            <text:p>9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9">
            <text:p>9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0">
            <text:p>9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1">
            <text:p>9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2">
            <text:p>9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3">
            <text:p>9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4375">
            <text:p>0.437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4">
            <text:p>9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5">
            <text:p>9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058823529411765">
            <text:p>0.7058823529411765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6">
            <text:p>9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0.0">
            <text:p>2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7">
            <text:p>9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8">
            <text:p>9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9">
            <text:p>9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0">
            <text:p>10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1">
            <text:p>10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2">
            <text:p>10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3">
            <text:p>10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4">
            <text:p>10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5">
            <text:p>10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6">
            <text:p>10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7">
            <text:p>10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8">
            <text:p>10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9">
            <text:p>10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0">
            <text:p>10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1">
            <text:p>10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2">
            <text:p>10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3">
            <text:p>10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4">
            <text:p>10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5">
            <text:p>10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6">
            <text:p>10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7">
            <text:p>10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8">
            <text:p>10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9">
            <text:p>10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0">
            <text:p>10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1">
            <text:p>10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2">
            <text:p>10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3">
            <text:p>10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4">
            <text:p>10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5">
            <text:p>10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6">
            <text:p>10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7">
            <text:p>102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8">
            <text:p>102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9">
            <text:p>102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0">
            <text:p>103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1">
            <text:p>103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2">
            <text:p>103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3">
            <text:p>103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4">
            <text:p>103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5">
            <text:p>103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4444444444444444">
            <text:p>0.4444444444444444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6">
            <text:p>103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7">
            <text:p>103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8">
            <text:p>103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9">
            <text:p>103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0">
            <text:p>104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1">
            <text:p>104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2">
            <text:p>104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5714285714285714">
            <text:p>0.571428571428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3">
            <text:p>104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4">
            <text:p>10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5">
            <text:p>10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6">
            <text:p>10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42857142857142855">
            <text:p>0.42857142857142855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7">
            <text:p>10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8">
            <text:p>10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9">
            <text:p>10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0">
            <text:p>10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1">
            <text:p>10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2">
            <text:p>10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3">
            <text:p>10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4">
            <text:p>10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5">
            <text:p>10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25">
            <text:p>0.25</text:p>
          </table:table-cell>
          <table:table-cell office:value-type="float" office:value="4.0">
            <text:p>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6">
            <text:p>105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3333333333333333">
            <text:p>0.3333333333333333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7">
            <text:p>105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8">
            <text:p>105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9">
            <text:p>105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0">
            <text:p>10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1">
            <text:p>10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3333333333333333">
            <text:p>0.3333333333333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2">
            <text:p>10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3">
            <text:p>10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4">
            <text:p>106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5">
            <text:p>106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6">
            <text:p>106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7">
            <text:p>106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8">
            <text:p>106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69">
            <text:p>106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0">
            <text:p>107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1">
            <text:p>107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2">
            <text:p>107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3">
            <text:p>107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74">
            <text:p>10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8.366666666666667">
            <text:p>8.366666666666667</text:p>
          </table:table-cell>
          <table:table-cell office:value-type="float" office:value="0.140625">
            <text:p>0.140625</text:p>
          </table:table-cell>
          <table:table-cell office:value-type="float" office:value="256.0">
            <text:p>2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5">
            <text:p>10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7.633333333333334">
            <text:p>7.633333333333334</text:p>
          </table:table-cell>
          <table:table-cell office:value-type="float" office:value="0.2037735849056604">
            <text:p>0.2037735849056604</text:p>
          </table:table-cell>
          <table:table-cell office:value-type="float" office:value="265.0">
            <text:p>2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6">
            <text:p>107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7.066666666666666">
            <text:p>7.066666666666666</text:p>
          </table:table-cell>
          <table:table-cell office:value-type="float" office:value="0.28044280442804426">
            <text:p>0.28044280442804426</text:p>
          </table:table-cell>
          <table:table-cell office:value-type="float" office:value="271.0">
            <text:p>27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7">
            <text:p>107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1292775665399238">
            <text:p>0.21292775665399238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8">
            <text:p>107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7.333333333333333">
            <text:p>7.333333333333333</text:p>
          </table:table-cell>
          <table:table-cell office:value-type="float" office:value="0.205761316872428">
            <text:p>0.205761316872428</text:p>
          </table:table-cell>
          <table:table-cell office:value-type="float" office:value="243.0">
            <text:p>24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9">
            <text:p>107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6.7">
            <text:p>6.7</text:p>
          </table:table-cell>
          <table:table-cell office:value-type="float" office:value="0.2845849802371542">
            <text:p>0.2845849802371542</text:p>
          </table:table-cell>
          <table:table-cell office:value-type="float" office:value="253.0">
            <text:p>25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0">
            <text:p>108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7.733333333333333">
            <text:p>7.733333333333333</text:p>
          </table:table-cell>
          <table:table-cell office:value-type="float" office:value="0.18045112781954886">
            <text:p>0.18045112781954886</text:p>
          </table:table-cell>
          <table:table-cell office:value-type="float" office:value="266.0">
            <text:p>2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1">
            <text:p>108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8.9">
            <text:p>8.9</text:p>
          </table:table-cell>
          <table:table-cell office:value-type="float" office:value="0.17049180327868851">
            <text:p>0.17049180327868851</text:p>
          </table:table-cell>
          <table:table-cell office:value-type="float" office:value="305.0">
            <text:p>3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2">
            <text:p>108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5.7">
            <text:p>5.7</text:p>
          </table:table-cell>
          <table:table-cell office:value-type="float" office:value="0.3">
            <text:p>0.3</text:p>
          </table:table-cell>
          <table:table-cell office:value-type="float" office:value="220.0">
            <text:p>2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3">
            <text:p>108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7.866666666666666">
            <text:p>7.866666666666666</text:p>
          </table:table-cell>
          <table:table-cell office:value-type="float" office:value="0.21223021582733814">
            <text:p>0.21223021582733814</text:p>
          </table:table-cell>
          <table:table-cell office:value-type="float" office:value="278.0">
            <text:p>27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4">
            <text:p>108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8.3">
            <text:p>8.3</text:p>
          </table:table-cell>
          <table:table-cell office:value-type="float" office:value="0.20350877192982456">
            <text:p>0.20350877192982456</text:p>
          </table:table-cell>
          <table:table-cell office:value-type="float" office:value="285.0">
            <text:p>2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5">
            <text:p>108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217741935483871">
            <text:p>0.2217741935483871</text:p>
          </table:table-cell>
          <table:table-cell office:value-type="float" office:value="248.0">
            <text:p>2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6">
            <text:p>108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7.566666666666666">
            <text:p>7.566666666666666</text:p>
          </table:table-cell>
          <table:table-cell office:value-type="float" office:value="0.2392857142857143">
            <text:p>0.2392857142857143</text:p>
          </table:table-cell>
          <table:table-cell office:value-type="float" office:value="280.0">
            <text:p>2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7">
            <text:p>108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7.8">
            <text:p>7.8</text:p>
          </table:table-cell>
          <table:table-cell office:value-type="float" office:value="0.17307692307692307">
            <text:p>0.17307692307692307</text:p>
          </table:table-cell>
          <table:table-cell office:value-type="float" office:value="260.0">
            <text:p>2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8">
            <text:p>108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433333333333334">
            <text:p>6.433333333333334</text:p>
          </table:table-cell>
          <table:table-cell office:value-type="float" office:value="0.2647058823529412">
            <text:p>0.2647058823529412</text:p>
          </table:table-cell>
          <table:table-cell office:value-type="float" office:value="238.0">
            <text:p>2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9">
            <text:p>108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7626459143968873">
            <text:p>0.27626459143968873</text:p>
          </table:table-cell>
          <table:table-cell office:value-type="float" office:value="257.0">
            <text:p>25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0">
            <text:p>109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268041237113402">
            <text:p>0.2268041237113402</text:p>
          </table:table-cell>
          <table:table-cell office:value-type="float" office:value="291.0">
            <text:p>29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1">
            <text:p>109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3426573426573427">
            <text:p>0.23426573426573427</text:p>
          </table:table-cell>
          <table:table-cell office:value-type="float" office:value="286.0">
            <text:p>2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2">
            <text:p>109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480916030534351">
            <text:p>0.2480916030534351</text:p>
          </table:table-cell>
          <table:table-cell office:value-type="float" office:value="262.0">
            <text:p>2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3">
            <text:p>109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8.033333333333333">
            <text:p>8.033333333333333</text:p>
          </table:table-cell>
          <table:table-cell office:value-type="float" office:value="0.19771863117870722">
            <text:p>0.19771863117870722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4">
            <text:p>109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8.833333333333334">
            <text:p>8.833333333333334</text:p>
          </table:table-cell>
          <table:table-cell office:value-type="float" office:value="0.17006802721088435">
            <text:p>0.17006802721088435</text:p>
          </table:table-cell>
          <table:table-cell office:value-type="float" office:value="294.0">
            <text:p>2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5">
            <text:p>109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6.066666666666666">
            <text:p>6.066666666666666</text:p>
          </table:table-cell>
          <table:table-cell office:value-type="float" office:value="0.3246753246753247">
            <text:p>0.3246753246753247</text:p>
          </table:table-cell>
          <table:table-cell office:value-type="float" office:value="231.0">
            <text:p>2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6">
            <text:p>109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5.9">
            <text:p>5.9</text:p>
          </table:table-cell>
          <table:table-cell office:value-type="float" office:value="0.2923728813559322">
            <text:p>0.2923728813559322</text:p>
          </table:table-cell>
          <table:table-cell office:value-type="float" office:value="236.0">
            <text:p>2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7">
            <text:p>109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7.966666666666667">
            <text:p>7.966666666666667</text:p>
          </table:table-cell>
          <table:table-cell office:value-type="float" office:value="0.18631178707224336">
            <text:p>0.18631178707224336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8">
            <text:p>109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115.0">
            <text:p>11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9">
            <text:p>109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833333333333333">
            <text:p>0.683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0">
            <text:p>11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9666666666666667">
            <text:p>0.9666666666666667</text:p>
          </table:table-cell>
          <table:table-cell office:value-type="float" office:value="0.8482142857142857">
            <text:p>0.8482142857142857</text:p>
          </table:table-cell>
          <table:table-cell office:value-type="float" office:value="112.0">
            <text:p>1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1">
            <text:p>11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8">
            <text:p>0.98</text:p>
          </table:table-cell>
          <table:table-cell office:value-type="float" office:value="100.0">
            <text:p>10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2">
            <text:p>11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921568627450981">
            <text:p>0.8921568627450981</text:p>
          </table:table-cell>
          <table:table-cell office:value-type="float" office:value="102.0">
            <text:p>10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3">
            <text:p>11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73553719008265">
            <text:p>0.9173553719008265</text:p>
          </table:table-cell>
          <table:table-cell office:value-type="float" office:value="121.0">
            <text:p>12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4">
            <text:p>11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70873786407767">
            <text:p>0.970873786407767</text:p>
          </table:table-cell>
          <table:table-cell office:value-type="float" office:value="103.0">
            <text:p>10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5">
            <text:p>11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814814814814815">
            <text:p>0.9814814814814815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6">
            <text:p>11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4333333333333333">
            <text:p>1.4333333333333333</text:p>
          </table:table-cell>
          <table:table-cell office:value-type="float" office:value="0.8018867924528302">
            <text:p>0.8018867924528302</text:p>
          </table:table-cell>
          <table:table-cell office:value-type="float" office:value="106.0">
            <text:p>1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7">
            <text:p>11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454545454545455">
            <text:p>0.8454545454545455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8">
            <text:p>11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5">
            <text:p>0.95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9">
            <text:p>11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6666666666666667">
            <text:p>1.6666666666666667</text:p>
          </table:table-cell>
          <table:table-cell office:value-type="float" office:value="0.8083333333333333">
            <text:p>0.808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0">
            <text:p>11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907563025210084">
            <text:p>0.907563025210084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1">
            <text:p>11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8796296296296297">
            <text:p>0.879629629629629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2">
            <text:p>11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3">
            <text:p>11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59322033898306">
            <text:p>0.8559322033898306</text:p>
          </table:table-cell>
          <table:table-cell office:value-type="float" office:value="118.0">
            <text:p>1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4">
            <text:p>11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8666666666666667">
            <text:p>1.8666666666666667</text:p>
          </table:table-cell>
          <table:table-cell office:value-type="float" office:value="0.8073394495412844">
            <text:p>0.8073394495412844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5">
            <text:p>11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923076923076923">
            <text:p>0.7923076923076923</text:p>
          </table:table-cell>
          <table:table-cell office:value-type="float" office:value="130.0">
            <text:p>1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6">
            <text:p>111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0333333333333334">
            <text:p>1.0333333333333334</text:p>
          </table:table-cell>
          <table:table-cell office:value-type="float" office:value="0.8909090909090909">
            <text:p>0.8909090909090909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7">
            <text:p>111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8823529411764706">
            <text:p>0.8823529411764706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8">
            <text:p>11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2.066666666666667">
            <text:p>2.066666666666667</text:p>
          </table:table-cell>
          <table:table-cell office:value-type="float" office:value="0.7086614173228346">
            <text:p>0.7086614173228346</text:p>
          </table:table-cell>
          <table:table-cell office:value-type="float" office:value="127.0">
            <text:p>1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9">
            <text:p>11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158878504672897">
            <text:p>0.9158878504672897</text:p>
          </table:table-cell>
          <table:table-cell office:value-type="float" office:value="107.0">
            <text:p>10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0">
            <text:p>11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666666666666666">
            <text:p>0.6666666666666666</text:p>
          </table:table-cell>
          <table:table-cell office:value-type="float" office:value="0.9489795918367347">
            <text:p>0.9489795918367347</text:p>
          </table:table-cell>
          <table:table-cell office:value-type="float" office:value="98.0">
            <text:p>9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1">
            <text:p>11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558558558558559">
            <text:p>0.8558558558558559</text:p>
          </table:table-cell>
          <table:table-cell office:value-type="float" office:value="111.0">
            <text:p>1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2">
            <text:p>11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181818181818182">
            <text:p>0.3181818181818182</text:p>
          </table:table-cell>
          <table:table-cell office:value-type="float" office:value="22.0">
            <text:p>2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3">
            <text:p>11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4.333333333333333">
            <text:p>4.333333333333333</text:p>
          </table:table-cell>
          <table:table-cell office:value-type="float" office:value="0.2">
            <text:p>0.2</text:p>
          </table:table-cell>
          <table:table-cell office:value-type="float" office:value="25.0">
            <text:p>2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4">
            <text:p>11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2424242424242425">
            <text:p>0.42424242424242425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5">
            <text:p>11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6">
            <text:p>11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7">
            <text:p>11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4.8">
            <text:p>4.8</text:p>
          </table:table-cell>
          <table:table-cell office:value-type="float" office:value="0.05">
            <text:p>0.05</text:p>
          </table:table-cell>
          <table:table-cell office:value-type="float" office:value="40.0">
            <text:p>4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8">
            <text:p>11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1379310344827586">
            <text:p>0.41379310344827586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9">
            <text:p>11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233333333333333">
            <text:p>4.233333333333333</text:p>
          </table:table-cell>
          <table:table-cell office:value-type="float" office:value="0.23333333333333334">
            <text:p>0.2333333333333333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0">
            <text:p>11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1">
            <text:p>11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4285714285714285">
            <text:p>0.14285714285714285</text:p>
          </table:table-cell>
          <table:table-cell office:value-type="float" office:value="28.0">
            <text:p>2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2">
            <text:p>11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30303030303030304">
            <text:p>0.30303030303030304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3">
            <text:p>11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4.666666666666667">
            <text:p>4.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4">
            <text:p>11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4.6">
            <text:p>4.6</text:p>
          </table:table-cell>
          <table:table-cell office:value-type="float" office:value="0.16129032258064516">
            <text:p>0.16129032258064516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5">
            <text:p>11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6">
            <text:p>11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33333333333333">
            <text:p>3.933333333333333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7">
            <text:p>11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133333333333334">
            <text:p>4.133333333333334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8">
            <text:p>11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9">
            <text:p>11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166666666666667">
            <text:p>4.166666666666667</text:p>
          </table:table-cell>
          <table:table-cell office:value-type="float" office:value="0.2777777777777778">
            <text:p>0.2777777777777778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0">
            <text:p>114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08823529411764706">
            <text:p>0.08823529411764706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1">
            <text:p>114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2">
            <text:p>4.2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2">
            <text:p>114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8333333333333335">
            <text:p>3.8333333333333335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3">
            <text:p>114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4.366666666666666">
            <text:p>4.366666666666666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4">
            <text:p>114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870967741935484">
            <text:p>0.3870967741935484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5">
            <text:p>114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6">
            <text:p>114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29292929292929293">
            <text:p>0.29292929292929293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7">
            <text:p>114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766666666666667">
            <text:p>4.766666666666667</text:p>
          </table:table-cell>
          <table:table-cell office:value-type="float" office:value="0.3333333333333333">
            <text:p>0.3333333333333333</text:p>
          </table:table-cell>
          <table:table-cell office:value-type="float" office:value="69.0">
            <text:p>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8">
            <text:p>114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07462686567164178">
            <text:p>0.07462686567164178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9">
            <text:p>114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466666666666667">
            <text:p>4.466666666666667</text:p>
          </table:table-cell>
          <table:table-cell office:value-type="float" office:value="0.15555555555555556">
            <text:p>0.15555555555555556</text:p>
          </table:table-cell>
          <table:table-cell office:value-type="float" office:value="45.0">
            <text:p>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0">
            <text:p>115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8518518518518517">
            <text:p>0.18518518518518517</text:p>
          </table:table-cell>
          <table:table-cell office:value-type="float" office:value="54.0">
            <text:p>5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1">
            <text:p>115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65625">
            <text:p>0.26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2">
            <text:p>115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11475409836065574">
            <text:p>0.11475409836065574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3">
            <text:p>115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15625">
            <text:p>0.1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4">
            <text:p>115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37142857142857144">
            <text:p>0.37142857142857144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5">
            <text:p>115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833333333333333">
            <text:p>4.833333333333333</text:p>
          </table:table-cell>
          <table:table-cell office:value-type="float" office:value="0.11666666666666667">
            <text:p>0.11666666666666667</text:p>
          </table:table-cell>
          <table:table-cell office:value-type="float" office:value="60.0">
            <text:p>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6">
            <text:p>115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366666666666666">
            <text:p>5.366666666666666</text:p>
          </table:table-cell>
          <table:table-cell office:value-type="float" office:value="0.140625">
            <text:p>0.140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7">
            <text:p>115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31313131313131315">
            <text:p>0.31313131313131315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8">
            <text:p>115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3103448275862069">
            <text:p>0.3103448275862069</text:p>
          </table:table-cell>
          <table:table-cell office:value-type="float" office:value="58.0">
            <text:p>5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9">
            <text:p>115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2">
            <text:p>0.2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0">
            <text:p>116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6">
            <text:p>4.6</text:p>
          </table:table-cell>
          <table:table-cell office:value-type="float" office:value="0.19672131147540983">
            <text:p>0.19672131147540983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1">
            <text:p>116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682926829268293">
            <text:p>0.2682926829268293</text:p>
          </table:table-cell>
          <table:table-cell office:value-type="float" office:value="82.0">
            <text:p>8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2">
            <text:p>116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864406779661017">
            <text:p>0.1864406779661017</text:p>
          </table:table-cell>
          <table:table-cell office:value-type="float" office:value="59.0">
            <text:p>5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3">
            <text:p>116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566666666666666">
            <text:p>5.566666666666666</text:p>
          </table:table-cell>
          <table:table-cell office:value-type="float" office:value="0.16216216216216217">
            <text:p>0.16216216216216217</text:p>
          </table:table-cell>
          <table:table-cell office:value-type="float" office:value="74.0">
            <text:p>7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4">
            <text:p>116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20967741935483872">
            <text:p>0.20967741935483872</text:p>
          </table:table-cell>
          <table:table-cell office:value-type="float" office:value="62.0">
            <text:p>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5">
            <text:p>116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333333333333333">
            <text:p>4.333333333333333</text:p>
          </table:table-cell>
          <table:table-cell office:value-type="float" office:value="0.44776119402985076">
            <text:p>0.44776119402985076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6">
            <text:p>116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2">
            <text:p>0.2</text:p>
          </table:table-cell>
          <table:table-cell office:value-type="float" office:value="85.0">
            <text:p>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7">
            <text:p>116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9642857142857142">
            <text:p>0.19642857142857142</text:p>
          </table:table-cell>
          <table:table-cell office:value-type="float" office:value="56.0">
            <text:p>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8">
            <text:p>11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2857142857142857">
            <text:p>0.2857142857142857</text:p>
          </table:table-cell>
          <table:table-cell office:value-type="float" office:value="77.0">
            <text:p>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69">
            <text:p>11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133333333333334">
            <text:p>5.133333333333334</text:p>
          </table:table-cell>
          <table:table-cell office:value-type="float" office:value="0.2222222222222222">
            <text:p>0.2222222222222222</text:p>
          </table:table-cell>
          <table:table-cell office:value-type="float" office:value="72.0">
            <text:p>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70">
            <text:p>11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68">
            <text:p>1.68</text:p>
          </table:table-cell>
          <table:table-cell office:value-type="float" office:value="0.5403225806451613">
            <text:p>0.5403225806451613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1">
            <text:p>11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6">
            <text:p>1.36</text:p>
          </table:table-cell>
          <table:table-cell office:value-type="float" office:value="0.6467661691542289">
            <text:p>0.6467661691542289</text:p>
          </table:table-cell>
          <table:table-cell office:value-type="float" office:value="201.0">
            <text:p>2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2">
            <text:p>117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6018518518518519">
            <text:p>0.6018518518518519</text:p>
          </table:table-cell>
          <table:table-cell office:value-type="float" office:value="216.0">
            <text:p>21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3">
            <text:p>117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.41">
            <text:p>1.41</text:p>
          </table:table-cell>
          <table:table-cell office:value-type="float" office:value="0.6167400881057269">
            <text:p>0.6167400881057269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4">
            <text:p>117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5">
            <text:p>0.55</text:p>
          </table:table-cell>
          <table:table-cell office:value-type="float" office:value="0.9329268292682927">
            <text:p>0.9329268292682927</text:p>
          </table:table-cell>
          <table:table-cell office:value-type="float" office:value="164.0">
            <text:p>16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5">
            <text:p>117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2">
            <text:p>1.12</text:p>
          </table:table-cell>
          <table:table-cell office:value-type="float" office:value="0.6901408450704225">
            <text:p>0.6901408450704225</text:p>
          </table:table-cell>
          <table:table-cell office:value-type="float" office:value="213.0">
            <text:p>21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6">
            <text:p>117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4">
            <text:p>0.54</text:p>
          </table:table-cell>
          <table:table-cell office:value-type="float" office:value="0.9080459770114943">
            <text:p>0.9080459770114943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7">
            <text:p>117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0.0">
            <text:p>18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8">
            <text:p>117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13">
            <text:p>1.13</text:p>
          </table:table-cell>
          <table:table-cell office:value-type="float" office:value="0.7025641025641025">
            <text:p>0.7025641025641025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9">
            <text:p>117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85">
            <text:p>1.85</text:p>
          </table:table-cell>
          <table:table-cell office:value-type="float" office:value="0.512">
            <text:p>0.51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0">
            <text:p>118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75">
            <text:p>0.75</text:p>
          </table:table-cell>
          <table:table-cell office:value-type="float" office:value="0.7819905213270142">
            <text:p>0.7819905213270142</text:p>
          </table:table-cell>
          <table:table-cell office:value-type="float" office:value="211.0">
            <text:p>21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1">
            <text:p>118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5823293172690763">
            <text:p>0.5823293172690763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2">
            <text:p>118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18">
            <text:p>1.18</text:p>
          </table:table-cell>
          <table:table-cell office:value-type="float" office:value="0.6666666666666666">
            <text:p>0.6666666666666666</text:p>
          </table:table-cell>
          <table:table-cell office:value-type="float" office:value="228.0">
            <text:p>22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3">
            <text:p>118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93">
            <text:p>0.93</text:p>
          </table:table-cell>
          <table:table-cell office:value-type="float" office:value="0.7403846153846154">
            <text:p>0.7403846153846154</text:p>
          </table:table-cell>
          <table:table-cell office:value-type="float" office:value="208.0">
            <text:p>2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4">
            <text:p>118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53">
            <text:p>0.53</text:p>
          </table:table-cell>
          <table:table-cell office:value-type="float" office:value="0.8317757009345794">
            <text:p>0.8317757009345794</text:p>
          </table:table-cell>
          <table:table-cell office:value-type="float" office:value="214.0">
            <text:p>2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5">
            <text:p>118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583941605839416">
            <text:p>0.583941605839416</text:p>
          </table:table-cell>
          <table:table-cell office:value-type="float" office:value="274.0">
            <text:p>2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6">
            <text:p>118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7">
            <text:p>118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9">
            <text:p>0.59</text:p>
          </table:table-cell>
          <table:table-cell office:value-type="float" office:value="0.8743169398907104">
            <text:p>0.8743169398907104</text:p>
          </table:table-cell>
          <table:table-cell office:value-type="float" office:value="183.0">
            <text:p>18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8">
            <text:p>118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4966887417218543">
            <text:p>0.4966887417218543</text:p>
          </table:table-cell>
          <table:table-cell office:value-type="float" office:value="302.0">
            <text:p>30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9">
            <text:p>118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83">
            <text:p>0.83</text:p>
          </table:table-cell>
          <table:table-cell office:value-type="float" office:value="0.7897435897435897">
            <text:p>0.7897435897435897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0">
            <text:p>119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636">
            <text:p>0.636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1">
            <text:p>119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52">
            <text:p>0.52</text:p>
          </table:table-cell>
          <table:table-cell office:value-type="float" office:value="0.8536585365853658">
            <text:p>0.8536585365853658</text:p>
          </table:table-cell>
          <table:table-cell office:value-type="float" office:value="205.0">
            <text:p>20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2">
            <text:p>119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2">
            <text:p>2.02</text:p>
          </table:table-cell>
          <table:table-cell office:value-type="float" office:value="0.4600760456273764">
            <text:p>0.4600760456273764</text:p>
          </table:table-cell>
          <table:table-cell office:value-type="float" office:value="263.0">
            <text:p>26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3">
            <text:p>119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32">
            <text:p>1.32</text:p>
          </table:table-cell>
          <table:table-cell office:value-type="float" office:value="0.6781609195402298">
            <text:p>0.6781609195402298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4">
            <text:p>119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5">
            <text:p>119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6">
            <text:p>119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7">
            <text:p>119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48717948717949">
            <text:p>0.9948717948717949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8">
            <text:p>119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0.979381443298969">
            <text:p>0.979381443298969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9">
            <text:p>119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0.9949494949494949">
            <text:p>0.9949494949494949</text:p>
          </table:table-cell>
          <table:table-cell office:value-type="float" office:value="198.0">
            <text:p>1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0">
            <text:p>120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1">
            <text:p>120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2">
            <text:p>120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7">
            <text:p>0.97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3">
            <text:p>120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4">
            <text:p>120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5">
            <text:p>120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6">
            <text:p>120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8793969849246231">
            <text:p>0.8793969849246231</text:p>
          </table:table-cell>
          <table:table-cell office:value-type="float" office:value="199.0">
            <text:p>1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7">
            <text:p>120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8">
            <text:p>120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9">
            <text:p>120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0">
            <text:p>121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796954314720813">
            <text:p>0.9796954314720813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1">
            <text:p>12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2">
            <text:p>12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3">
            <text:p>12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4">
            <text:p>12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5">
            <text:p>12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35">
            <text:p>0.935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6">
            <text:p>12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7">
            <text:p>12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8">
            <text:p>12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181818181818182">
            <text:p>0.6181818181818182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9">
            <text:p>12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956521739130435">
            <text:p>0.695652173913043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0">
            <text:p>12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228070175438597">
            <text:p>0.6228070175438597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1">
            <text:p>12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22">
            <text:p>1.22</text:p>
          </table:table-cell>
          <table:table-cell office:value-type="float" office:value="0.7570093457943925">
            <text:p>0.7570093457943925</text:p>
          </table:table-cell>
          <table:table-cell office:value-type="float" office:value="107.0">
            <text:p>10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2">
            <text:p>12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8">
            <text:p>1.28</text:p>
          </table:table-cell>
          <table:table-cell office:value-type="float" office:value="0.8043478260869565">
            <text:p>0.804347826086956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3">
            <text:p>12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1">
            <text:p>1.31</text:p>
          </table:table-cell>
          <table:table-cell office:value-type="float" office:value="0.7391304347826086">
            <text:p>0.7391304347826086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4">
            <text:p>12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6907216494845361">
            <text:p>0.6907216494845361</text:p>
          </table:table-cell>
          <table:table-cell office:value-type="float" office:value="97.0">
            <text:p>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5">
            <text:p>12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6">
            <text:p>1.36</text:p>
          </table:table-cell>
          <table:table-cell office:value-type="float" office:value="0.65">
            <text:p>0.65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6">
            <text:p>12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730769230769231">
            <text:p>0.6730769230769231</text:p>
          </table:table-cell>
          <table:table-cell office:value-type="float" office:value="104.0">
            <text:p>10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7">
            <text:p>12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51">
            <text:p>1.51</text:p>
          </table:table-cell>
          <table:table-cell office:value-type="float" office:value="0.59375">
            <text:p>0.5937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8">
            <text:p>12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836734693877551">
            <text:p>0.6836734693877551</text:p>
          </table:table-cell>
          <table:table-cell office:value-type="float" office:value="98.0">
            <text:p>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9">
            <text:p>12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">
            <text:p>0.69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0">
            <text:p>12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5625">
            <text:p>0.562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1">
            <text:p>12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388888888888888">
            <text:p>0.6388888888888888</text:p>
          </table:table-cell>
          <table:table-cell office:value-type="float" office:value="108.0">
            <text:p>1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2">
            <text:p>12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1">
            <text:p>1.21</text:p>
          </table:table-cell>
          <table:table-cell office:value-type="float" office:value="0.7192982456140351">
            <text:p>0.7192982456140351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3">
            <text:p>12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1">
            <text:p>1.41</text:p>
          </table:table-cell>
          <table:table-cell office:value-type="float" office:value="0.6237623762376238">
            <text:p>0.6237623762376238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4">
            <text:p>12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25">
            <text:p>1.25</text:p>
          </table:table-cell>
          <table:table-cell office:value-type="float" office:value="0.616">
            <text:p>0.616</text:p>
          </table:table-cell>
          <table:table-cell office:value-type="float" office:value="125.0">
            <text:p>1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5">
            <text:p>123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27">
            <text:p>1.27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6">
            <text:p>123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7575757575757576">
            <text:p>0.7575757575757576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7">
            <text:p>123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3069306930693">
            <text:p>0.693069306930693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8">
            <text:p>123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2">
            <text:p>1.42</text:p>
          </table:table-cell>
          <table:table-cell office:value-type="float" office:value="0.6413043478260869">
            <text:p>0.6413043478260869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9">
            <text:p>123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5909090909090909">
            <text:p>0.5909090909090909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0">
            <text:p>124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6969696969697">
            <text:p>0.696969696969697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1">
            <text:p>124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7721518987341772">
            <text:p>0.7721518987341772</text:p>
          </table:table-cell>
          <table:table-cell office:value-type="float" office:value="79.0">
            <text:p>7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2">
            <text:p>124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83">
            <text:p>3.83</text:p>
          </table:table-cell>
          <table:table-cell office:value-type="float" office:value="0.046413502109704644">
            <text:p>0.046413502109704644</text:p>
          </table:table-cell>
          <table:table-cell office:value-type="float" office:value="237.0">
            <text:p>23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3">
            <text:p>124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03">
            <text:p>4.03</text:p>
          </table:table-cell>
          <table:table-cell office:value-type="float" office:value="0.0390625">
            <text:p>0.0390625</text:p>
          </table:table-cell>
          <table:table-cell office:value-type="float" office:value="256.0">
            <text:p>25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4">
            <text:p>124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4.25">
            <text:p>4.25</text:p>
          </table:table-cell>
          <table:table-cell office:value-type="float" office:value="0.036101083032490974">
            <text:p>0.036101083032490974</text:p>
          </table:table-cell>
          <table:table-cell office:value-type="float" office:value="277.0">
            <text:p>27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5">
            <text:p>124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898876404494382">
            <text:p>0.0898876404494382</text:p>
          </table:table-cell>
          <table:table-cell office:value-type="float" office:value="267.0">
            <text:p>26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6">
            <text:p>124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35">
            <text:p>4.35</text:p>
          </table:table-cell>
          <table:table-cell office:value-type="float" office:value="0.025179856115107913">
            <text:p>0.025179856115107913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7">
            <text:p>124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98">
            <text:p>3.98</text:p>
          </table:table-cell>
          <table:table-cell office:value-type="float" office:value="0.032">
            <text:p>0.03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8">
            <text:p>12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5">
            <text:p>3.65</text:p>
          </table:table-cell>
          <table:table-cell office:value-type="float" office:value="0.053811659192825115">
            <text:p>0.053811659192825115</text:p>
          </table:table-cell>
          <table:table-cell office:value-type="float" office:value="223.0">
            <text:p>22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9">
            <text:p>12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4.05">
            <text:p>4.05</text:p>
          </table:table-cell>
          <table:table-cell office:value-type="float" office:value="0.028">
            <text:p>0.028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0">
            <text:p>12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33210332103321034">
            <text:p>0.033210332103321034</text:p>
          </table:table-cell>
          <table:table-cell office:value-type="float" office:value="271.0">
            <text:p>27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1">
            <text:p>12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23">
            <text:p>4.23</text:p>
          </table:table-cell>
          <table:table-cell office:value-type="float" office:value="0.06333333333333334">
            <text:p>0.06333333333333334</text:p>
          </table:table-cell>
          <table:table-cell office:value-type="float" office:value="300.0">
            <text:p>3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2">
            <text:p>12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97">
            <text:p>3.97</text:p>
          </table:table-cell>
          <table:table-cell office:value-type="float" office:value="0.07547169811320754">
            <text:p>0.07547169811320754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3">
            <text:p>12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033962264150943396">
            <text:p>0.033962264150943396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4">
            <text:p>12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145374449339207">
            <text:p>0.1145374449339207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5">
            <text:p>12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0833333333333332">
            <text:p>0.020833333333333332</text:p>
          </table:table-cell>
          <table:table-cell office:value-type="float" office:value="240.0">
            <text:p>24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6">
            <text:p>12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12">
            <text:p>4.12</text:p>
          </table:table-cell>
          <table:table-cell office:value-type="float" office:value="0.05223880597014925">
            <text:p>0.05223880597014925</text:p>
          </table:table-cell>
          <table:table-cell office:value-type="float" office:value="268.0">
            <text:p>26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7">
            <text:p>12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3.99">
            <text:p>3.99</text:p>
          </table:table-cell>
          <table:table-cell office:value-type="float" office:value="0.05533596837944664">
            <text:p>0.05533596837944664</text:p>
          </table:table-cell>
          <table:table-cell office:value-type="float" office:value="253.0">
            <text:p>25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8">
            <text:p>12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69">
            <text:p>3.69</text:p>
          </table:table-cell>
          <table:table-cell office:value-type="float" office:value="0.04524886877828054">
            <text:p>0.04524886877828054</text:p>
          </table:table-cell>
          <table:table-cell office:value-type="float" office:value="221.0">
            <text:p>22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59">
            <text:p>12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4.24">
            <text:p>4.24</text:p>
          </table:table-cell>
          <table:table-cell office:value-type="float" office:value="0.039568345323741004">
            <text:p>0.039568345323741004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0">
            <text:p>12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94">
            <text:p>3.94</text:p>
          </table:table-cell>
          <table:table-cell office:value-type="float" office:value="0.05058365758754864">
            <text:p>0.05058365758754864</text:p>
          </table:table-cell>
          <table:table-cell office:value-type="float" office:value="257.0">
            <text:p>25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1">
            <text:p>12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65">
            <text:p>4.65</text:p>
          </table:table-cell>
          <table:table-cell office:value-type="float" office:value="0.013513513513513514">
            <text:p>0.013513513513513514</text:p>
          </table:table-cell>
          <table:table-cell office:value-type="float" office:value="296.0">
            <text:p>2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2">
            <text:p>12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81">
            <text:p>3.81</text:p>
          </table:table-cell>
          <table:table-cell office:value-type="float" office:value="0.04564315352697095">
            <text:p>0.04564315352697095</text:p>
          </table:table-cell>
          <table:table-cell office:value-type="float" office:value="241.0">
            <text:p>24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3">
            <text:p>12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8112449799196786">
            <text:p>0.028112449799196786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4">
            <text:p>12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22641509433962263">
            <text:p>0.022641509433962263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5">
            <text:p>12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61224489795918366">
            <text:p>0.061224489795918366</text:p>
          </table:table-cell>
          <table:table-cell office:value-type="float" office:value="245.0">
            <text:p>24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66">
            <text:p>12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5555555555555556">
            <text:p>0.555555555555555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7">
            <text:p>12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8">
            <text:p>12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9">
            <text:p>12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4">
            <text:p>3.4</text:p>
          </table:table-cell>
          <table:table-cell office:value-type="float" office:value="0.25">
            <text:p>0.25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0">
            <text:p>12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1">
            <text:p>12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1621621621621623">
            <text:p>0.2162162162162162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2">
            <text:p>12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3">
            <text:p>12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702702702702703">
            <text:p>0.270270270270270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4">
            <text:p>12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5">
            <text:p>12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6">
            <text:p>12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564102564102564">
            <text:p>0.2564102564102564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7">
            <text:p>12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4285714285714286">
            <text:p>0.34285714285714286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8">
            <text:p>12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9473684210526316">
            <text:p>0.39473684210526316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9">
            <text:p>12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923076923076923">
            <text:p>0.692307692307692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0">
            <text:p>12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1">
            <text:p>12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6">
            <text:p>3.6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2">
            <text:p>12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684210526315788">
            <text:p>0.23684210526315788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3">
            <text:p>12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6666666666666666">
            <text:p>0.6666666666666666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4">
            <text:p>12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5">
            <text:p>0.2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5">
            <text:p>12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7105263157894737">
            <text:p>0.7105263157894737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6">
            <text:p>12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7">
            <text:p>12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631578947368421">
            <text:p>0.263157894736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8">
            <text:p>12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9">
            <text:p>12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2105263157894735">
            <text:p>0.4210526315789473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0">
            <text:p>12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71428571428571">
            <text:p>0.8571428571428571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1">
            <text:p>12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0">
            <text:p>2.0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2">
            <text:p>12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3.6">
            <text:p>3.6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3">
            <text:p>12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4">
            <text:p>12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5">
            <text:p>12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9">
            <text:p>1.9</text:p>
          </table:table-cell>
          <table:table-cell office:value-type="float" office:value="0.7096774193548387">
            <text:p>0.7096774193548387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6">
            <text:p>12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521739130434783">
            <text:p>0.6521739130434783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7">
            <text:p>12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8">
            <text:p>12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714285714285714">
            <text:p>0.9714285714285714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9">
            <text:p>12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66666666666666">
            <text:p>0.91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0">
            <text:p>13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1">
            <text:p>13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354838709677419">
            <text:p>0.935483870967741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2">
            <text:p>13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3">
            <text:p>13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655172413793104">
            <text:p>0.965517241379310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4">
            <text:p>13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5">
            <text:p>13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6">
            <text:p>13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7">
            <text:p>13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17647058823529">
            <text:p>0.9117647058823529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8">
            <text:p>13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375">
            <text:p>0.9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9">
            <text:p>13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2.9">
            <text:p>2.9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0">
            <text:p>13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1">
            <text:p>13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857142857142857">
            <text:p>0.8857142857142857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2">
            <text:p>13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275862068965517">
            <text:p>0.827586206896551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3">
            <text:p>13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4">
            <text:p>13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5">
            <text:p>13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6">
            <text:p>13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7">
            <text:p>13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8">
            <text:p>13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9">
            <text:p>13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0">
            <text:p>13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1">
            <text:p>13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2">
            <text:p>13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3">
            <text:p>13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4">
            <text:p>13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5">
            <text:p>13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6">
            <text:p>13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7">
            <text:p>13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8">
            <text:p>13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9">
            <text:p>13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0">
            <text:p>13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1">
            <text:p>13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2">
            <text:p>13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1">
            <text:p>4.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3">
            <text:p>13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4">
            <text:p>13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5">
            <text:p>13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6">
            <text:p>13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6">
            <text:p>3.6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7">
            <text:p>13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8">
            <text:p>133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9">
            <text:p>133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0">
            <text:p>13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3157894736842105">
            <text:p>0.3157894736842105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1">
            <text:p>13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2">
            <text:p>13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3">
            <text:p>13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5882352941176471">
            <text:p>0.588235294117647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4">
            <text:p>13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3">
            <text:p>3.3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5">
            <text:p>13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47058823529411764">
            <text:p>0.4705882352941176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6">
            <text:p>13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1111111111111111">
            <text:p>0.1111111111111111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7">
            <text:p>13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8">
            <text:p>13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9">
            <text:p>13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0">
            <text:p>13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1">
            <text:p>13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4">
            <text:p>0.4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2">
            <text:p>13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3">
            <text:p>13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4">
            <text:p>13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5">
            <text:p>13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6">
            <text:p>13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7">
            <text:p>13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8">
            <text:p>13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59">
            <text:p>135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0">
            <text:p>13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1">
            <text:p>13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62">
            <text:p>136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549295774647887">
            <text:p>0.6549295774647887</text:p>
          </table:table-cell>
          <table:table-cell office:value-type="float" office:value="284.0">
            <text:p>2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3">
            <text:p>136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27">
            <text:p>1.27</text:p>
          </table:table-cell>
          <table:table-cell office:value-type="float" office:value="0.5613382899628253">
            <text:p>0.5613382899628253</text:p>
          </table:table-cell>
          <table:table-cell office:value-type="float" office:value="269.0">
            <text:p>2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4">
            <text:p>136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59854014598541">
            <text:p>0.6459854014598541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5">
            <text:p>136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2">
            <text:p>2.52</text:p>
          </table:table-cell>
          <table:table-cell office:value-type="float" office:value="0.42424242424242425">
            <text:p>0.42424242424242425</text:p>
          </table:table-cell>
          <table:table-cell office:value-type="float" office:value="396.0">
            <text:p>3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6">
            <text:p>136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35">
            <text:p>1.35</text:p>
          </table:table-cell>
          <table:table-cell office:value-type="float" office:value="0.5364963503649635">
            <text:p>0.5364963503649635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7">
            <text:p>136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4">
            <text:p>0.74</text:p>
          </table:table-cell>
          <table:table-cell office:value-type="float" office:value="0.6981981981981982">
            <text:p>0.6981981981981982</text:p>
          </table:table-cell>
          <table:table-cell office:value-type="float" office:value="222.0">
            <text:p>2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8">
            <text:p>136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28">
            <text:p>0.28</text:p>
          </table:table-cell>
          <table:table-cell office:value-type="float" office:value="0.88">
            <text:p>0.88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9">
            <text:p>136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6">
            <text:p>0.56</text:p>
          </table:table-cell>
          <table:table-cell office:value-type="float" office:value="0.7792207792207793">
            <text:p>0.7792207792207793</text:p>
          </table:table-cell>
          <table:table-cell office:value-type="float" office:value="231.0">
            <text:p>2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0">
            <text:p>137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53125">
            <text:p>0.953125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1">
            <text:p>137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63">
            <text:p>0.63</text:p>
          </table:table-cell>
          <table:table-cell office:value-type="float" office:value="0.7682926829268293">
            <text:p>0.7682926829268293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2">
            <text:p>13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35">
            <text:p>0.35</text:p>
          </table:table-cell>
          <table:table-cell office:value-type="float" office:value="0.8518518518518519">
            <text:p>0.8518518518518519</text:p>
          </table:table-cell>
          <table:table-cell office:value-type="float" office:value="216.0">
            <text:p>2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3">
            <text:p>13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85">
            <text:p>0.85</text:p>
          </table:table-cell>
          <table:table-cell office:value-type="float" office:value="0.7047970479704797">
            <text:p>0.7047970479704797</text:p>
          </table:table-cell>
          <table:table-cell office:value-type="float" office:value="271.0">
            <text:p>27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4">
            <text:p>13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43">
            <text:p>0.43</text:p>
          </table:table-cell>
          <table:table-cell office:value-type="float" office:value="0.8283261802575107">
            <text:p>0.8283261802575107</text:p>
          </table:table-cell>
          <table:table-cell office:value-type="float" office:value="233.0">
            <text:p>23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5">
            <text:p>13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127853881278539">
            <text:p>0.3127853881278539</text:p>
          </table:table-cell>
          <table:table-cell office:value-type="float" office:value="438.0">
            <text:p>4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6">
            <text:p>13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25531914893617">
            <text:p>0.6425531914893617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7">
            <text:p>13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2">
            <text:p>1.42</text:p>
          </table:table-cell>
          <table:table-cell office:value-type="float" office:value="0.5335689045936396">
            <text:p>0.5335689045936396</text:p>
          </table:table-cell>
          <table:table-cell office:value-type="float" office:value="283.0">
            <text:p>2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8">
            <text:p>13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71">
            <text:p>0.71</text:p>
          </table:table-cell>
          <table:table-cell office:value-type="float" office:value="0.7317073170731707">
            <text:p>0.7317073170731707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9">
            <text:p>13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84">
            <text:p>1.84</text:p>
          </table:table-cell>
          <table:table-cell office:value-type="float" office:value="0.5043478260869565">
            <text:p>0.5043478260869565</text:p>
          </table:table-cell>
          <table:table-cell office:value-type="float" office:value="345.0">
            <text:p>34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0">
            <text:p>13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5970695970695971">
            <text:p>0.5970695970695971</text:p>
          </table:table-cell>
          <table:table-cell office:value-type="float" office:value="273.0">
            <text:p>2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1">
            <text:p>13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06">
            <text:p>2.06</text:p>
          </table:table-cell>
          <table:table-cell office:value-type="float" office:value="0.49731182795698925">
            <text:p>0.49731182795698925</text:p>
          </table:table-cell>
          <table:table-cell office:value-type="float" office:value="372.0">
            <text:p>3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2">
            <text:p>13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16">
            <text:p>1.16</text:p>
          </table:table-cell>
          <table:table-cell office:value-type="float" office:value="0.6083650190114068">
            <text:p>0.6083650190114068</text:p>
          </table:table-cell>
          <table:table-cell office:value-type="float" office:value="263.0">
            <text:p>26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3">
            <text:p>13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7361702127659574">
            <text:p>0.7361702127659574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4">
            <text:p>13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88">
            <text:p>0.88</text:p>
          </table:table-cell>
          <table:table-cell office:value-type="float" office:value="0.6422413793103449">
            <text:p>0.6422413793103449</text:p>
          </table:table-cell>
          <table:table-cell office:value-type="float" office:value="232.0">
            <text:p>2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5">
            <text:p>13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5">
            <text:p>0.15</text:p>
          </table:table-cell>
          <table:table-cell office:value-type="float" office:value="0.9319371727748691">
            <text:p>0.9319371727748691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6">
            <text:p>13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488372093023256">
            <text:p>0.9488372093023256</text:p>
          </table:table-cell>
          <table:table-cell office:value-type="float" office:value="215.0">
            <text:p>21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7">
            <text:p>13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2">
            <text:p>0.12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8">
            <text:p>13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81443298969072">
            <text:p>0.9381443298969072</text:p>
          </table:table-cell>
          <table:table-cell office:value-type="float" office:value="194.0">
            <text:p>19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9">
            <text:p>13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683257918552036">
            <text:p>0.9683257918552036</text:p>
          </table:table-cell>
          <table:table-cell office:value-type="float" office:value="221.0">
            <text:p>2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0">
            <text:p>13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946808510638298">
            <text:p>0.9946808510638298</text:p>
          </table:table-cell>
          <table:table-cell office:value-type="float" office:value="188.0">
            <text:p>1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1">
            <text:p>13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2">
            <text:p>13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22916666666666">
            <text:p>0.9322916666666666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3">
            <text:p>13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543147208121827">
            <text:p>0.9543147208121827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4">
            <text:p>13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6">
            <text:p>0.16</text:p>
          </table:table-cell>
          <table:table-cell office:value-type="float" office:value="0.9523809523809523">
            <text:p>0.9523809523809523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5">
            <text:p>13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41">
            <text:p>0.41</text:p>
          </table:table-cell>
          <table:table-cell office:value-type="float" office:value="0.8779342723004695">
            <text:p>0.8779342723004695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6">
            <text:p>139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8571428571428571">
            <text:p>0.8571428571428571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7">
            <text:p>139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6.0">
            <text:p>20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8">
            <text:p>139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4">
            <text:p>0.24</text:p>
          </table:table-cell>
          <table:table-cell office:value-type="float" office:value="0.9375">
            <text:p>0.9375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9">
            <text:p>139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702970297029703">
            <text:p>0.9702970297029703</text:p>
          </table:table-cell>
          <table:table-cell office:value-type="float" office:value="202.0">
            <text:p>20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0">
            <text:p>140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187817258883249">
            <text:p>0.9187817258883249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1">
            <text:p>140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456521739130435">
            <text:p>0.9456521739130435</text:p>
          </table:table-cell>
          <table:table-cell office:value-type="float" office:value="184.0">
            <text:p>1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2">
            <text:p>140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85">
            <text:p>0.985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3">
            <text:p>140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63461538461539">
            <text:p>0.9663461538461539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4">
            <text:p>140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788359788359788">
            <text:p>0.9788359788359788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5">
            <text:p>140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577464788732394">
            <text:p>0.9577464788732394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6">
            <text:p>140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23">
            <text:p>0.23</text:p>
          </table:table-cell>
          <table:table-cell office:value-type="float" office:value="0.9533678756476683">
            <text:p>0.9533678756476683</text:p>
          </table:table-cell>
          <table:table-cell office:value-type="float" office:value="193.0">
            <text:p>19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7">
            <text:p>140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8">
            <text:p>140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9">
            <text:p>140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38">
            <text:p>0.38</text:p>
          </table:table-cell>
          <table:table-cell office:value-type="float" office:value="0.8673469387755102">
            <text:p>0.8673469387755102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0">
            <text:p>141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74">
            <text:p>1.74</text:p>
          </table:table-cell>
          <table:table-cell office:value-type="float" office:value="0.48507462686567165">
            <text:p>0.48507462686567165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1">
            <text:p>141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4796747967479675">
            <text:p>0.4796747967479675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2">
            <text:p>141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49606299212598426">
            <text:p>0.49606299212598426</text:p>
          </table:table-cell>
          <table:table-cell office:value-type="float" office:value="127.0">
            <text:p>12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3">
            <text:p>141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85">
            <text:p>1.85</text:p>
          </table:table-cell>
          <table:table-cell office:value-type="float" office:value="0.40441176470588236">
            <text:p>0.40441176470588236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4">
            <text:p>141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5">
            <text:p>141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4">
            <text:p>1.24</text:p>
          </table:table-cell>
          <table:table-cell office:value-type="float" office:value="0.46808510638297873">
            <text:p>0.46808510638297873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6">
            <text:p>141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5163934426229508">
            <text:p>0.5163934426229508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7">
            <text:p>14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4962962962962963">
            <text:p>0.4962962962962963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8">
            <text:p>14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4666666666666667">
            <text:p>0.466666666666666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9">
            <text:p>14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88">
            <text:p>0.488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0">
            <text:p>14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1">
            <text:p>14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49">
            <text:p>1.49</text:p>
          </table:table-cell>
          <table:table-cell office:value-type="float" office:value="0.4533333333333333">
            <text:p>0.4533333333333333</text:p>
          </table:table-cell>
          <table:table-cell office:value-type="float" office:value="150.0">
            <text:p>15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2">
            <text:p>14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35877862595419846">
            <text:p>0.35877862595419846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3">
            <text:p>14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1">
            <text:p>1.61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4">
            <text:p>14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64">
            <text:p>1.64</text:p>
          </table:table-cell>
          <table:table-cell office:value-type="float" office:value="0.40336134453781514">
            <text:p>0.40336134453781514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5">
            <text:p>14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49206349206349204">
            <text:p>0.49206349206349204</text:p>
          </table:table-cell>
          <table:table-cell office:value-type="float" office:value="126.0">
            <text:p>12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6">
            <text:p>14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65">
            <text:p>1.65</text:p>
          </table:table-cell>
          <table:table-cell office:value-type="float" office:value="0.4076923076923077">
            <text:p>0.4076923076923077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7">
            <text:p>14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83">
            <text:p>1.83</text:p>
          </table:table-cell>
          <table:table-cell office:value-type="float" office:value="0.40310077519379844">
            <text:p>0.40310077519379844</text:p>
          </table:table-cell>
          <table:table-cell office:value-type="float" office:value="129.0">
            <text:p>12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8">
            <text:p>14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7">
            <text:p>1.47</text:p>
          </table:table-cell>
          <table:table-cell office:value-type="float" office:value="0.4426229508196721">
            <text:p>0.4426229508196721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9">
            <text:p>14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3">
            <text:p>2.03</text:p>
          </table:table-cell>
          <table:table-cell office:value-type="float" office:value="0.32">
            <text:p>0.32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0">
            <text:p>14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">
            <text:p>1.63</text:p>
          </table:table-cell>
          <table:table-cell office:value-type="float" office:value="0.3939393939393939">
            <text:p>0.3939393939393939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1">
            <text:p>14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037037037037037">
            <text:p>0.5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2">
            <text:p>14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2">
            <text:p>1.32</text:p>
          </table:table-cell>
          <table:table-cell office:value-type="float" office:value="0.4296875">
            <text:p>0.4296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3">
            <text:p>14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984848484848485">
            <text:p>0.5984848484848485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4">
            <text:p>14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7">
            <text:p>3.07</text:p>
          </table:table-cell>
          <table:table-cell office:value-type="float" office:value="0.06153846153846154">
            <text:p>0.06153846153846154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5">
            <text:p>14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09166666666666666">
            <text:p>0.09166666666666666</text:p>
          </table:table-cell>
          <table:table-cell office:value-type="float" office:value="120.0">
            <text:p>12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6">
            <text:p>14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08130081300813008">
            <text:p>0.08130081300813008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7">
            <text:p>14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01">
            <text:p>3.01</text:p>
          </table:table-cell>
          <table:table-cell office:value-type="float" office:value="0.09558823529411764">
            <text:p>0.09558823529411764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8">
            <text:p>14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11206896551724138">
            <text:p>0.11206896551724138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9">
            <text:p>14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">
            <text:p>0.12</text:p>
          </table:table-cell>
          <table:table-cell office:value-type="float" office:value="100.0">
            <text:p>1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0">
            <text:p>14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71">
            <text:p>2.71</text:p>
          </table:table-cell>
          <table:table-cell office:value-type="float" office:value="0.09352517985611511">
            <text:p>0.09352517985611511</text:p>
          </table:table-cell>
          <table:table-cell office:value-type="float" office:value="139.0">
            <text:p>13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1">
            <text:p>14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343511450381679">
            <text:p>0.0534351145038167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2">
            <text:p>14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06896551724137931">
            <text:p>0.06896551724137931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3">
            <text:p>14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008130081300814">
            <text:p>0.13008130081300814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4">
            <text:p>14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0687022900763359">
            <text:p>0.1068702290076335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5">
            <text:p>14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6611570247933884">
            <text:p>0.06611570247933884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6">
            <text:p>14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1016949152542373">
            <text:p>0.1016949152542373</text:p>
          </table:table-cell>
          <table:table-cell office:value-type="float" office:value="118.0">
            <text:p>11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7">
            <text:p>14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92">
            <text:p>2.92</text:p>
          </table:table-cell>
          <table:table-cell office:value-type="float" office:value="0.05925925925925926">
            <text:p>0.05925925925925926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8">
            <text:p>14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1875">
            <text:p>0.1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9">
            <text:p>14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65">
            <text:p>2.65</text:p>
          </table:table-cell>
          <table:table-cell office:value-type="float" office:value="0.05737704918032787">
            <text:p>0.05737704918032787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0">
            <text:p>14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1037037037037037">
            <text:p>0.1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1">
            <text:p>14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2">
            <text:p>3.02</text:p>
          </table:table-cell>
          <table:table-cell office:value-type="float" office:value="0.06722689075630252">
            <text:p>0.06722689075630252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2">
            <text:p>14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61">
            <text:p>2.61</text:p>
          </table:table-cell>
          <table:table-cell office:value-type="float" office:value="0.10743801652892562">
            <text:p>0.10743801652892562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3">
            <text:p>14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88888888888889">
            <text:p>0.1388888888888889</text:p>
          </table:table-cell>
          <table:table-cell office:value-type="float" office:value="108.0">
            <text:p>1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4">
            <text:p>14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04838709677419355">
            <text:p>0.04838709677419355</text:p>
          </table:table-cell>
          <table:table-cell office:value-type="float" office:value="124.0">
            <text:p>12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5">
            <text:p>14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3546099290780142">
            <text:p>0.03546099290780142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6">
            <text:p>14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49">
            <text:p>2.49</text:p>
          </table:table-cell>
          <table:table-cell office:value-type="float" office:value="0.08955223880597014">
            <text:p>0.08955223880597014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7">
            <text:p>14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67">
            <text:p>2.67</text:p>
          </table:table-cell>
          <table:table-cell office:value-type="float" office:value="0.09285714285714286">
            <text:p>0.09285714285714286</text:p>
          </table:table-cell>
          <table:table-cell office:value-type="float" office:value="140.0">
            <text:p>14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58">
            <text:p>145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9">
            <text:p>14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0">
            <text:p>14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1">
            <text:p>14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2">
            <text:p>14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38636363636363635">
            <text:p>0.38636363636363635</text:p>
          </table:table-cell>
          <table:table-cell office:value-type="float" office:value="44.0">
            <text:p>4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3">
            <text:p>14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4">
            <text:p>14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5">
            <text:p>14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875">
            <text:p>0.96875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6">
            <text:p>14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7">
            <text:p>14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8">
            <text:p>14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9">
            <text:p>14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0">
            <text:p>14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1">
            <text:p>14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7741935483871">
            <text:p>0.967741935483871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2">
            <text:p>14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3">
            <text:p>14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157894736842105">
            <text:p>0.8157894736842105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4">
            <text:p>14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5">
            <text:p>14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6756756756756757">
            <text:p>0.6756756756756757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6">
            <text:p>14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7">
            <text:p>14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627906976744186">
            <text:p>0.627906976744186</text:p>
          </table:table-cell>
          <table:table-cell office:value-type="float" office:value="43.0">
            <text:p>4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8">
            <text:p>14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9">
            <text:p>14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5833333333333334">
            <text:p>0.5833333333333334</text:p>
          </table:table-cell>
          <table:table-cell office:value-type="float" office:value="48.0">
            <text:p>4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0">
            <text:p>14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1">
            <text:p>14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2">
            <text:p>14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3">
            <text:p>148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4">
            <text:p>148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5">
            <text:p>148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6">
            <text:p>148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7">
            <text:p>148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8">
            <text:p>148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9">
            <text:p>148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0">
            <text:p>149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1">
            <text:p>149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2">
            <text:p>149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3">
            <text:p>149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4">
            <text:p>149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5">
            <text:p>149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6">
            <text:p>149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7">
            <text:p>149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8">
            <text:p>149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9">
            <text:p>149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0">
            <text:p>150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1">
            <text:p>150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72972972972973">
            <text:p>0.972972972972973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2">
            <text:p>150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3">
            <text:p>150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4">
            <text:p>150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5">
            <text:p>150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6">
            <text:p>150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7">
            <text:p>150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8">
            <text:p>150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692307692307693">
            <text:p>0.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9">
            <text:p>150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4666666666666667">
            <text:p>0.4666666666666667</text:p>
          </table:table-cell>
          <table:table-cell office:value-type="float" office:value="0.6363636363636364">
            <text:p>0.6363636363636364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0">
            <text:p>151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1">
            <text:p>151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2">
            <text:p>151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818181818181818">
            <text:p>0.6818181818181818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3">
            <text:p>151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741935483870968">
            <text:p>0.7741935483870968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4">
            <text:p>151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5">
            <text:p>151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6">
            <text:p>151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7">
            <text:p>151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8">
            <text:p>151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9">
            <text:p>151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0">
            <text:p>15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2">
            <text:p>0.2</text:p>
          </table:table-cell>
          <table:table-cell office:value-type="float" office:value="0.7619047619047619">
            <text:p>0.7619047619047619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1">
            <text:p>15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2">
            <text:p>15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6">
            <text:p>0.6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3">
            <text:p>15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6333333333333333">
            <text:p>0.6333333333333333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4">
            <text:p>15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5">
            <text:p>15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6071428571428571">
            <text:p>0.607142857142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6">
            <text:p>15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5357142857142857">
            <text:p>0.53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7">
            <text:p>15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6666666666666666">
            <text:p>0.6666666666666666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8">
            <text:p>15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095238095238095">
            <text:p>0.809523809523809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9">
            <text:p>15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0">
            <text:p>15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3793103448275862">
            <text:p>0.3793103448275862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1">
            <text:p>15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2">
            <text:p>0.1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2">
            <text:p>15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3">
            <text:p>15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4">
            <text:p>15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666666666666667">
            <text:p>1.3666666666666667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5">
            <text:p>15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0.9666666666666667">
            <text:p>0.9666666666666667</text:p>
          </table:table-cell>
          <table:table-cell office:value-type="float" office:value="0.36363636363636365">
            <text:p>0.36363636363636365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6">
            <text:p>153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333333333333333">
            <text:p>1.1333333333333333</text:p>
          </table:table-cell>
          <table:table-cell office:value-type="float" office:value="0.10344827586206896">
            <text:p>0.1034482758620689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7">
            <text:p>153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8">
            <text:p>153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0.9">
            <text:p>0.9</text:p>
          </table:table-cell>
          <table:table-cell office:value-type="float" office:value="0.15">
            <text:p>0.15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9">
            <text:p>153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07692307692307693">
            <text:p>0.0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0">
            <text:p>15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666666666666666">
            <text:p>1.2666666666666666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1">
            <text:p>15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2">
            <text:p>15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3">
            <text:p>15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125">
            <text:p>0.1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4">
            <text:p>154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0.6666666666666666">
            <text:p>0.6666666666666666</text:p>
          </table:table-cell>
          <table:table-cell office:value-type="float" office:value="0.4583333333333333">
            <text:p>0.4583333333333333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5">
            <text:p>154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666666666666666">
            <text:p>1.466666666666666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6">
            <text:p>154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7">
            <text:p>154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5333333333333334">
            <text:p>1.5333333333333334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8">
            <text:p>154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0333333333333334">
            <text:p>1.0333333333333334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49">
            <text:p>154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6666666666666667">
            <text:p>1.6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0">
            <text:p>155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038461538461538464">
            <text:p>0.038461538461538464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1">
            <text:p>155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2">
            <text:p>155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3">
            <text:p>155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4285714285714285">
            <text:p>0.1428571428571428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54">
            <text:p>15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5">
            <text:p>15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3">
            <text:p>0.23</text:p>
          </table:table-cell>
          <table:table-cell office:value-type="float" office:value="0.8035714285714286">
            <text:p>0.8035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6">
            <text:p>155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4">
            <text:p>0.04</text:p>
          </table:table-cell>
          <table:table-cell office:value-type="float" office:value="0.968421052631579">
            <text:p>0.968421052631579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7">
            <text:p>155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8">
            <text:p>155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9">
            <text:p>155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63013698630136">
            <text:p>0.9863013698630136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0">
            <text:p>156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7">
            <text:p>0.17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1">
            <text:p>156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91304347826086">
            <text:p>0.9891304347826086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2">
            <text:p>15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3">
            <text:p>15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056603773584906">
            <text:p>0.9056603773584906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4">
            <text:p>15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89010989010989">
            <text:p>0.989010989010989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5">
            <text:p>15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9">
            <text:p>0.09</text:p>
          </table:table-cell>
          <table:table-cell office:value-type="float" office:value="0.9339622641509434">
            <text:p>0.9339622641509434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6">
            <text:p>15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7">
            <text:p>15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494949494949495">
            <text:p>0.9494949494949495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8">
            <text:p>15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18">
            <text:p>0.18</text:p>
          </table:table-cell>
          <table:table-cell office:value-type="float" office:value="0.8545454545454545">
            <text:p>0.8545454545454545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9">
            <text:p>15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8979591836734694">
            <text:p>0.8979591836734694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0">
            <text:p>15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3">
            <text:p>0.13</text:p>
          </table:table-cell>
          <table:table-cell office:value-type="float" office:value="0.8918918918918919">
            <text:p>0.891891891891891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1">
            <text:p>15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41379310344828">
            <text:p>0.9741379310344828</text:p>
          </table:table-cell>
          <table:table-cell office:value-type="float" office:value="116.0">
            <text:p>11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2">
            <text:p>15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6">
            <text:p>0.06</text:p>
          </table:table-cell>
          <table:table-cell office:value-type="float" office:value="0.944954128440367">
            <text:p>0.944954128440367</text:p>
          </table:table-cell>
          <table:table-cell office:value-type="float" office:value="109.0">
            <text:p>10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3">
            <text:p>15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36">
            <text:p>0.36</text:p>
          </table:table-cell>
          <table:table-cell office:value-type="float" office:value="0.7698412698412699">
            <text:p>0.7698412698412699</text:p>
          </table:table-cell>
          <table:table-cell office:value-type="float" office:value="126.0">
            <text:p>12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4">
            <text:p>15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11538461538461">
            <text:p>0.9711538461538461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5">
            <text:p>15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6">
            <text:p>15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87012987012987">
            <text:p>0.987012987012987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7">
            <text:p>15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789473684210527">
            <text:p>0.9789473684210527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8">
            <text:p>15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9">
            <text:p>15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0">
            <text:p>15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1">
            <text:p>15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69026548672567">
            <text:p>0.9469026548672567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2">
            <text:p>15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3">
            <text:p>15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2.0">
            <text:p>7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4">
            <text:p>15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5">
            <text:p>15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6">
            <text:p>15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7">
            <text:p>15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8">
            <text:p>15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4">
            <text:p>0.04</text:p>
          </table:table-cell>
          <table:table-cell office:value-type="float" office:value="0.9777777777777777">
            <text:p>0.9777777777777777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9">
            <text:p>15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0">
            <text:p>15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1">
            <text:p>15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2">
            <text:p>159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3">
            <text:p>159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78021978021978">
            <text:p>0.978021978021978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4">
            <text:p>159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5">
            <text:p>159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6">
            <text:p>159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7">
            <text:p>159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10714285714286">
            <text:p>0.9910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8">
            <text:p>159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9">
            <text:p>159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504950495049505">
            <text:p>0.950495049504950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0">
            <text:p>160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868421052631579">
            <text:p>0.9868421052631579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1">
            <text:p>160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886363636363636">
            <text:p>0.9886363636363636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2">
            <text:p>160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541666666666666">
            <text:p>0.8541666666666666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3">
            <text:p>160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021978021978022">
            <text:p>0.802197802197802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4">
            <text:p>160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5">
            <text:p>0.25</text:p>
          </table:table-cell>
          <table:table-cell office:value-type="float" office:value="0.7634408602150538">
            <text:p>0.763440860215053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5">
            <text:p>160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57">
            <text:p>0.57</text:p>
          </table:table-cell>
          <table:table-cell office:value-type="float" office:value="0.6304347826086957">
            <text:p>0.6304347826086957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6">
            <text:p>160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35">
            <text:p>0.35</text:p>
          </table:table-cell>
          <table:table-cell office:value-type="float" office:value="0.7083333333333334">
            <text:p>0.708333333333333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7">
            <text:p>160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12">
            <text:p>0.12</text:p>
          </table:table-cell>
          <table:table-cell office:value-type="float" office:value="0.8481012658227848">
            <text:p>0.8481012658227848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8">
            <text:p>16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17">
            <text:p>0.17</text:p>
          </table:table-cell>
          <table:table-cell office:value-type="float" office:value="0.8488372093023255">
            <text:p>0.8488372093023255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9">
            <text:p>16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19">
            <text:p>0.19</text:p>
          </table:table-cell>
          <table:table-cell office:value-type="float" office:value="0.8131868131868132">
            <text:p>0.813186813186813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0">
            <text:p>16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29">
            <text:p>0.29</text:p>
          </table:table-cell>
          <table:table-cell office:value-type="float" office:value="0.7789473684210526">
            <text:p>0.7789473684210526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1">
            <text:p>16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31">
            <text:p>0.31</text:p>
          </table:table-cell>
          <table:table-cell office:value-type="float" office:value="0.7524752475247525">
            <text:p>0.752475247524752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2">
            <text:p>16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23">
            <text:p>0.23</text:p>
          </table:table-cell>
          <table:table-cell office:value-type="float" office:value="0.8352941176470589">
            <text:p>0.835294117647058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3">
            <text:p>16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15">
            <text:p>0.15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4">
            <text:p>16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33">
            <text:p>0.33</text:p>
          </table:table-cell>
          <table:table-cell office:value-type="float" office:value="0.7378640776699029">
            <text:p>0.737864077669902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5">
            <text:p>16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22">
            <text:p>0.22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6">
            <text:p>16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32">
            <text:p>0.32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7">
            <text:p>16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8">
            <text:p>0.38</text:p>
          </table:table-cell>
          <table:table-cell office:value-type="float" office:value="0.6555555555555556">
            <text:p>0.6555555555555556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8">
            <text:p>16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9">
            <text:p>16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36">
            <text:p>0.36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0">
            <text:p>16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43">
            <text:p>0.43</text:p>
          </table:table-cell>
          <table:table-cell office:value-type="float" office:value="0.6346153846153846">
            <text:p>0.6346153846153846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1">
            <text:p>16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45">
            <text:p>0.45</text:p>
          </table:table-cell>
          <table:table-cell office:value-type="float" office:value="0.7087378640776699">
            <text:p>0.708737864077669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2">
            <text:p>16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725490196078431">
            <text:p>0.8725490196078431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3">
            <text:p>16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127659574468085">
            <text:p>0.712765957446808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4">
            <text:p>16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552631578947368">
            <text:p>0.8552631578947368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5">
            <text:p>16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797752808988764">
            <text:p>0.797752808988764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6">
            <text:p>16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47">
            <text:p>1.47</text:p>
          </table:table-cell>
          <table:table-cell office:value-type="float" office:value="0.14893617021276595">
            <text:p>0.1489361702127659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7">
            <text:p>16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636363636363635">
            <text:p>0.13636363636363635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8">
            <text:p>16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05">
            <text:p>0.0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9">
            <text:p>16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42">
            <text:p>1.42</text:p>
          </table:table-cell>
          <table:table-cell office:value-type="float" office:value="0.17647058823529413">
            <text:p>0.17647058823529413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0">
            <text:p>16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1538461538461539">
            <text:p>0.11538461538461539</text:p>
          </table:table-cell>
          <table:table-cell office:value-type="float" office:value="78.0">
            <text:p>7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1">
            <text:p>163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1">
            <text:p>1.01</text:p>
          </table:table-cell>
          <table:table-cell office:value-type="float" office:value="0.1780821917808219">
            <text:p>0.1780821917808219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2">
            <text:p>163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4">
            <text:p>1.14</text:p>
          </table:table-cell>
          <table:table-cell office:value-type="float" office:value="0.13924050632911392">
            <text:p>0.13924050632911392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3">
            <text:p>163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043478260869565">
            <text:p>0.1304347826086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4">
            <text:p>163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31">
            <text:p>1.31</text:p>
          </table:table-cell>
          <table:table-cell office:value-type="float" office:value="0.1375">
            <text:p>0.13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5">
            <text:p>163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8">
            <text:p>1.48</text:p>
          </table:table-cell>
          <table:table-cell office:value-type="float" office:value="0.16326530612244897">
            <text:p>0.16326530612244897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6">
            <text:p>16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4">
            <text:p>1.24</text:p>
          </table:table-cell>
          <table:table-cell office:value-type="float" office:value="0.12048192771084337">
            <text:p>0.12048192771084337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7">
            <text:p>16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3">
            <text:p>1.53</text:p>
          </table:table-cell>
          <table:table-cell office:value-type="float" office:value="0.08695652173913043">
            <text:p>0.08695652173913043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8">
            <text:p>16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57">
            <text:p>1.57</text:p>
          </table:table-cell>
          <table:table-cell office:value-type="float" office:value="0.06382978723404255">
            <text:p>0.0638297872340425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9">
            <text:p>16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511627906976744">
            <text:p>0.1511627906976744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0">
            <text:p>16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1702127659574468">
            <text:p>0.1702127659574468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1">
            <text:p>16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1956521739130435">
            <text:p>0.1195652173913043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2">
            <text:p>16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34">
            <text:p>1.34</text:p>
          </table:table-cell>
          <table:table-cell office:value-type="float" office:value="0.16483516483516483">
            <text:p>0.16483516483516483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3">
            <text:p>16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4395604395604396">
            <text:p>0.04395604395604396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4">
            <text:p>16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41">
            <text:p>1.41</text:p>
          </table:table-cell>
          <table:table-cell office:value-type="float" office:value="0.0875">
            <text:p>0.08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5">
            <text:p>16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52">
            <text:p>1.52</text:p>
          </table:table-cell>
          <table:table-cell office:value-type="float" office:value="0.08235294117647059">
            <text:p>0.0823529411764705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6">
            <text:p>16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7">
            <text:p>16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6862745098039216">
            <text:p>0.06862745098039216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8">
            <text:p>16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0.82">
            <text:p>0.82</text:p>
          </table:table-cell>
          <table:table-cell office:value-type="float" office:value="0.3230769230769231">
            <text:p>0.3230769230769231</text:p>
          </table:table-cell>
          <table:table-cell office:value-type="float" office:value="65.0">
            <text:p>6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49">
            <text:p>16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37">
            <text:p>1.37</text:p>
          </table:table-cell>
          <table:table-cell office:value-type="float" office:value="0.08333333333333333">
            <text:p>0.08333333333333333</text:p>
          </table:table-cell>
          <table:table-cell office:value-type="float" office:value="84.0">
            <text:p>8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50">
            <text:p>165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2.03">
            <text:p>12.03</text:p>
          </table:table-cell>
          <table:table-cell office:value-type="float" office:value="0.18673395818312905">
            <text:p>0.18673395818312905</text:p>
          </table:table-cell>
          <table:table-cell office:value-type="float" office:value="1387.0">
            <text:p>13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1">
            <text:p>165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9.48">
            <text:p>9.48</text:p>
          </table:table-cell>
          <table:table-cell office:value-type="float" office:value="0.23549201009251472">
            <text:p>0.23549201009251472</text:p>
          </table:table-cell>
          <table:table-cell office:value-type="float" office:value="1189.0">
            <text:p>118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2">
            <text:p>165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8.47">
            <text:p>8.47</text:p>
          </table:table-cell>
          <table:table-cell office:value-type="float" office:value="0.24158415841584158">
            <text:p>0.24158415841584158</text:p>
          </table:table-cell>
          <table:table-cell office:value-type="float" office:value="1010.0">
            <text:p>10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3">
            <text:p>165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3.64">
            <text:p>13.64</text:p>
          </table:table-cell>
          <table:table-cell office:value-type="float" office:value="0.15722851432378415">
            <text:p>0.15722851432378415</text:p>
          </table:table-cell>
          <table:table-cell office:value-type="float" office:value="1501.0">
            <text:p>15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4">
            <text:p>165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9.74">
            <text:p>9.74</text:p>
          </table:table-cell>
          <table:table-cell office:value-type="float" office:value="0.23037974683544304">
            <text:p>0.23037974683544304</text:p>
          </table:table-cell>
          <table:table-cell office:value-type="float" office:value="1185.0">
            <text:p>118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5">
            <text:p>165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0.8">
            <text:p>10.8</text:p>
          </table:table-cell>
          <table:table-cell office:value-type="float" office:value="0.2017001545595054">
            <text:p>0.2017001545595054</text:p>
          </table:table-cell>
          <table:table-cell office:value-type="float" office:value="1294.0">
            <text:p>129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6">
            <text:p>165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2.97">
            <text:p>12.97</text:p>
          </table:table-cell>
          <table:table-cell office:value-type="float" office:value="0.15272978576364893">
            <text:p>0.15272978576364893</text:p>
          </table:table-cell>
          <table:table-cell office:value-type="float" office:value="1447.0">
            <text:p>14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7">
            <text:p>165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11.76">
            <text:p>11.76</text:p>
          </table:table-cell>
          <table:table-cell office:value-type="float" office:value="0.19480519480519481">
            <text:p>0.19480519480519481</text:p>
          </table:table-cell>
          <table:table-cell office:value-type="float" office:value="1386.0">
            <text:p>1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8">
            <text:p>165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1.58">
            <text:p>11.58</text:p>
          </table:table-cell>
          <table:table-cell office:value-type="float" office:value="0.17129977460555973">
            <text:p>0.17129977460555973</text:p>
          </table:table-cell>
          <table:table-cell office:value-type="float" office:value="1331.0">
            <text:p>133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9">
            <text:p>165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2.01">
            <text:p>12.01</text:p>
          </table:table-cell>
          <table:table-cell office:value-type="float" office:value="0.16752767527675277">
            <text:p>0.16752767527675277</text:p>
          </table:table-cell>
          <table:table-cell office:value-type="float" office:value="1355.0">
            <text:p>13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0">
            <text:p>166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0.69">
            <text:p>10.69</text:p>
          </table:table-cell>
          <table:table-cell office:value-type="float" office:value="0.17925311203319502">
            <text:p>0.17925311203319502</text:p>
          </table:table-cell>
          <table:table-cell office:value-type="float" office:value="1205.0">
            <text:p>12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1">
            <text:p>166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3.07">
            <text:p>13.07</text:p>
          </table:table-cell>
          <table:table-cell office:value-type="float" office:value="0.15217391304347827">
            <text:p>0.15217391304347827</text:p>
          </table:table-cell>
          <table:table-cell office:value-type="float" office:value="1426.0">
            <text:p>142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2">
            <text:p>166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6.2">
            <text:p>6.2</text:p>
          </table:table-cell>
          <table:table-cell office:value-type="float" office:value="0.33602771362586603">
            <text:p>0.33602771362586603</text:p>
          </table:table-cell>
          <table:table-cell office:value-type="float" office:value="866.0">
            <text:p>8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3">
            <text:p>166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5.32">
            <text:p>15.32</text:p>
          </table:table-cell>
          <table:table-cell office:value-type="float" office:value="0.13741820345032718">
            <text:p>0.13741820345032718</text:p>
          </table:table-cell>
          <table:table-cell office:value-type="float" office:value="1681.0">
            <text:p>16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4">
            <text:p>166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96">
            <text:p>6.96</text:p>
          </table:table-cell>
          <table:table-cell office:value-type="float" office:value="0.29127358490566035">
            <text:p>0.29127358490566035</text:p>
          </table:table-cell>
          <table:table-cell office:value-type="float" office:value="848.0">
            <text:p>8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5">
            <text:p>166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0.24">
            <text:p>10.24</text:p>
          </table:table-cell>
          <table:table-cell office:value-type="float" office:value="0.2104">
            <text:p>0.2104</text:p>
          </table:table-cell>
          <table:table-cell office:value-type="float" office:value="1250.0">
            <text:p>125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6">
            <text:p>166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1.92">
            <text:p>11.92</text:p>
          </table:table-cell>
          <table:table-cell office:value-type="float" office:value="0.1836283185840708">
            <text:p>0.1836283185840708</text:p>
          </table:table-cell>
          <table:table-cell office:value-type="float" office:value="1356.0">
            <text:p>135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7">
            <text:p>166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1.01">
            <text:p>11.01</text:p>
          </table:table-cell>
          <table:table-cell office:value-type="float" office:value="0.20435120435120435">
            <text:p>0.20435120435120435</text:p>
          </table:table-cell>
          <table:table-cell office:value-type="float" office:value="1287.0">
            <text:p>12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8">
            <text:p>166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6.61">
            <text:p>6.61</text:p>
          </table:table-cell>
          <table:table-cell office:value-type="float" office:value="0.30992196209587514">
            <text:p>0.30992196209587514</text:p>
          </table:table-cell>
          <table:table-cell office:value-type="float" office:value="897.0">
            <text:p>8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9">
            <text:p>166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6.41">
            <text:p>16.41</text:p>
          </table:table-cell>
          <table:table-cell office:value-type="float" office:value="0.11556329849012775">
            <text:p>0.11556329849012775</text:p>
          </table:table-cell>
          <table:table-cell office:value-type="float" office:value="1722.0">
            <text:p>17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0">
            <text:p>167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3.4">
            <text:p>13.4</text:p>
          </table:table-cell>
          <table:table-cell office:value-type="float" office:value="0.1659016393442623">
            <text:p>0.1659016393442623</text:p>
          </table:table-cell>
          <table:table-cell office:value-type="float" office:value="1525.0">
            <text:p>15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1">
            <text:p>167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9.71">
            <text:p>9.71</text:p>
          </table:table-cell>
          <table:table-cell office:value-type="float" office:value="0.21742808798646363">
            <text:p>0.21742808798646363</text:p>
          </table:table-cell>
          <table:table-cell office:value-type="float" office:value="1182.0">
            <text:p>11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2">
            <text:p>167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1.26">
            <text:p>11.26</text:p>
          </table:table-cell>
          <table:table-cell office:value-type="float" office:value="0.16836335160532498">
            <text:p>0.16836335160532498</text:p>
          </table:table-cell>
          <table:table-cell office:value-type="float" office:value="1277.0">
            <text:p>1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3">
            <text:p>167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1.22">
            <text:p>11.22</text:p>
          </table:table-cell>
          <table:table-cell office:value-type="float" office:value="0.19591527987897125">
            <text:p>0.19591527987897125</text:p>
          </table:table-cell>
          <table:table-cell office:value-type="float" office:value="1322.0">
            <text:p>13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4">
            <text:p>167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63">
            <text:p>1.63</text:p>
          </table:table-cell>
          <table:table-cell office:value-type="float" office:value="0.7930232558139535">
            <text:p>0.7930232558139535</text:p>
          </table:table-cell>
          <table:table-cell office:value-type="float" office:value="430.0">
            <text:p>4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5">
            <text:p>167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12598425196851">
            <text:p>0.9212598425196851</text:p>
          </table:table-cell>
          <table:table-cell office:value-type="float" office:value="381.0">
            <text:p>3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6">
            <text:p>167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1.21">
            <text:p>1.21</text:p>
          </table:table-cell>
          <table:table-cell office:value-type="float" office:value="0.8384615384615385">
            <text:p>0.8384615384615385</text:p>
          </table:table-cell>
          <table:table-cell office:value-type="float" office:value="390.0">
            <text:p>39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7">
            <text:p>167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4">
            <text:p>0.54</text:p>
          </table:table-cell>
          <table:table-cell office:value-type="float" office:value="0.9400479616306955">
            <text:p>0.940047961630695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8">
            <text:p>167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79">
            <text:p>0.79</text:p>
          </table:table-cell>
          <table:table-cell office:value-type="float" office:value="0.9093198992443325">
            <text:p>0.9093198992443325</text:p>
          </table:table-cell>
          <table:table-cell office:value-type="float" office:value="397.0">
            <text:p>3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9">
            <text:p>167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32">
            <text:p>1.32</text:p>
          </table:table-cell>
          <table:table-cell office:value-type="float" office:value="0.7980049875311721">
            <text:p>0.7980049875311721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0">
            <text:p>168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1.02">
            <text:p>1.02</text:p>
          </table:table-cell>
          <table:table-cell office:value-type="float" office:value="0.8631578947368421">
            <text:p>0.8631578947368421</text:p>
          </table:table-cell>
          <table:table-cell office:value-type="float" office:value="380.0">
            <text:p>38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1">
            <text:p>168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73">
            <text:p>0.73</text:p>
          </table:table-cell>
          <table:table-cell office:value-type="float" office:value="0.927461139896373">
            <text:p>0.927461139896373</text:p>
          </table:table-cell>
          <table:table-cell office:value-type="float" office:value="386.0">
            <text:p>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2">
            <text:p>168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61363636363636">
            <text:p>0.9261363636363636</text:p>
          </table:table-cell>
          <table:table-cell office:value-type="float" office:value="352.0">
            <text:p>35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3">
            <text:p>168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29">
            <text:p>1.29</text:p>
          </table:table-cell>
          <table:table-cell office:value-type="float" office:value="0.8195488721804511">
            <text:p>0.819548872180451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4">
            <text:p>16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7593052109181141">
            <text:p>0.7593052109181141</text:p>
          </table:table-cell>
          <table:table-cell office:value-type="float" office:value="403.0">
            <text:p>4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5">
            <text:p>16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64">
            <text:p>0.64</text:p>
          </table:table-cell>
          <table:table-cell office:value-type="float" office:value="0.9319371727748691">
            <text:p>0.9319371727748691</text:p>
          </table:table-cell>
          <table:table-cell office:value-type="float" office:value="382.0">
            <text:p>3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6">
            <text:p>16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9551451187335093">
            <text:p>0.9551451187335093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7">
            <text:p>16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9153318077803204">
            <text:p>0.9153318077803204</text:p>
          </table:table-cell>
          <table:table-cell office:value-type="float" office:value="437.0">
            <text:p>43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8">
            <text:p>16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33">
            <text:p>1.33</text:p>
          </table:table-cell>
          <table:table-cell office:value-type="float" office:value="0.8239795918367347">
            <text:p>0.8239795918367347</text:p>
          </table:table-cell>
          <table:table-cell office:value-type="float" office:value="392.0">
            <text:p>39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9">
            <text:p>16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8">
            <text:p>0.48</text:p>
          </table:table-cell>
          <table:table-cell office:value-type="float" office:value="0.9371584699453552">
            <text:p>0.9371584699453552</text:p>
          </table:table-cell>
          <table:table-cell office:value-type="float" office:value="366.0">
            <text:p>3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0">
            <text:p>16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27">
            <text:p>1.27</text:p>
          </table:table-cell>
          <table:table-cell office:value-type="float" office:value="0.8285714285714286">
            <text:p>0.8285714285714286</text:p>
          </table:table-cell>
          <table:table-cell office:value-type="float" office:value="420.0">
            <text:p>4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1">
            <text:p>16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5">
            <text:p>0.95</text:p>
          </table:table-cell>
          <table:table-cell office:value-type="float" office:value="0.8872901678657075">
            <text:p>0.887290167865707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2">
            <text:p>16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62">
            <text:p>1.62</text:p>
          </table:table-cell>
          <table:table-cell office:value-type="float" office:value="0.7694235588972431">
            <text:p>0.769423558897243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3">
            <text:p>16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408983451536643">
            <text:p>0.9408983451536643</text:p>
          </table:table-cell>
          <table:table-cell office:value-type="float" office:value="423.0">
            <text:p>4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4">
            <text:p>16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37">
            <text:p>1.37</text:p>
          </table:table-cell>
          <table:table-cell office:value-type="float" office:value="0.8126463700234192">
            <text:p>0.8126463700234192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5">
            <text:p>16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3">
            <text:p>0.53</text:p>
          </table:table-cell>
          <table:table-cell office:value-type="float" office:value="0.947075208913649">
            <text:p>0.947075208913649</text:p>
          </table:table-cell>
          <table:table-cell office:value-type="float" office:value="359.0">
            <text:p>3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6">
            <text:p>16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938953488372093">
            <text:p>0.938953488372093</text:p>
          </table:table-cell>
          <table:table-cell office:value-type="float" office:value="344.0">
            <text:p>34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7">
            <text:p>16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611241217798594">
            <text:p>0.7611241217798594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8">
            <text:p>16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4.24">
            <text:p>4.24</text:p>
          </table:table-cell>
          <table:table-cell office:value-type="float" office:value="0.23728813559322035">
            <text:p>0.23728813559322035</text:p>
          </table:table-cell>
          <table:table-cell office:value-type="float" office:value="118.0">
            <text:p>11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9">
            <text:p>16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43859649122807">
            <text:p>0.254385964912280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0">
            <text:p>17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663716814159293">
            <text:p>0.25663716814159293</text:p>
          </table:table-cell>
          <table:table-cell office:value-type="float" office:value="113.0">
            <text:p>11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1">
            <text:p>17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8">
            <text:p>0.168</text:p>
          </table:table-cell>
          <table:table-cell office:value-type="float" office:value="125.0">
            <text:p>1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2">
            <text:p>17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17">
            <text:p>4.17</text:p>
          </table:table-cell>
          <table:table-cell office:value-type="float" office:value="0.24475524475524477">
            <text:p>0.24475524475524477</text:p>
          </table:table-cell>
          <table:table-cell office:value-type="float" office:value="143.0">
            <text:p>14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3">
            <text:p>17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818181818181818">
            <text:p>0.2818181818181818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4">
            <text:p>17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0927835051546393">
            <text:p>0.30927835051546393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5">
            <text:p>17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12">
            <text:p>4.12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6">
            <text:p>17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66">
            <text:p>3.66</text:p>
          </table:table-cell>
          <table:table-cell office:value-type="float" office:value="0.234375">
            <text:p>0.234375</text:p>
          </table:table-cell>
          <table:table-cell office:value-type="float" office:value="128.0">
            <text:p>12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7">
            <text:p>17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300970873786408">
            <text:p>0.3300970873786408</text:p>
          </table:table-cell>
          <table:table-cell office:value-type="float" office:value="103.0">
            <text:p>1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8">
            <text:p>17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1">
            <text:p>4.01</text:p>
          </table:table-cell>
          <table:table-cell office:value-type="float" office:value="0.21666666666666667">
            <text:p>0.21666666666666667</text:p>
          </table:table-cell>
          <table:table-cell office:value-type="float" office:value="120.0">
            <text:p>1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9">
            <text:p>17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9">
            <text:p>3.79</text:p>
          </table:table-cell>
          <table:table-cell office:value-type="float" office:value="0.3557692307692308">
            <text:p>0.3557692307692308</text:p>
          </table:table-cell>
          <table:table-cell office:value-type="float" office:value="104.0">
            <text:p>10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0">
            <text:p>171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845528455284553">
            <text:p>0.2845528455284553</text:p>
          </table:table-cell>
          <table:table-cell office:value-type="float" office:value="123.0">
            <text:p>1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1">
            <text:p>171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35">
            <text:p>4.35</text:p>
          </table:table-cell>
          <table:table-cell office:value-type="float" office:value="0.3137254901960784">
            <text:p>0.3137254901960784</text:p>
          </table:table-cell>
          <table:table-cell office:value-type="float" office:value="102.0">
            <text:p>10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2">
            <text:p>171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7">
            <text:p>3.97</text:p>
          </table:table-cell>
          <table:table-cell office:value-type="float" office:value="0.25892857142857145">
            <text:p>0.25892857142857145</text:p>
          </table:table-cell>
          <table:table-cell office:value-type="float" office:value="112.0">
            <text:p>11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3">
            <text:p>171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781954887218045">
            <text:p>0.2781954887218045</text:p>
          </table:table-cell>
          <table:table-cell office:value-type="float" office:value="133.0">
            <text:p>1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4">
            <text:p>171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363636363636364">
            <text:p>0.16363636363636364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5">
            <text:p>171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31">
            <text:p>4.31</text:p>
          </table:table-cell>
          <table:table-cell office:value-type="float" office:value="0.17204301075268819">
            <text:p>0.17204301075268819</text:p>
          </table:table-cell>
          <table:table-cell office:value-type="float" office:value="93.0">
            <text:p>9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6">
            <text:p>171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96">
            <text:p>3.96</text:p>
          </table:table-cell>
          <table:table-cell office:value-type="float" office:value="0.1834862385321101">
            <text:p>0.1834862385321101</text:p>
          </table:table-cell>
          <table:table-cell office:value-type="float" office:value="109.0">
            <text:p>1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7">
            <text:p>171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39">
            <text:p>4.39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8">
            <text:p>171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4.23">
            <text:p>4.23</text:p>
          </table:table-cell>
          <table:table-cell office:value-type="float" office:value="0.26804123711340205">
            <text:p>0.26804123711340205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9">
            <text:p>171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7">
            <text:p>3.87</text:p>
          </table:table-cell>
          <table:table-cell office:value-type="float" office:value="0.21621621621621623">
            <text:p>0.21621621621621623</text:p>
          </table:table-cell>
          <table:table-cell office:value-type="float" office:value="111.0">
            <text:p>11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0">
            <text:p>172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71">
            <text:p>3.71</text:p>
          </table:table-cell>
          <table:table-cell office:value-type="float" office:value="0.20175438596491227">
            <text:p>0.2017543859649122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1">
            <text:p>172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75">
            <text:p>3.75</text:p>
          </table:table-cell>
          <table:table-cell office:value-type="float" office:value="0.3464566929133858">
            <text:p>0.3464566929133858</text:p>
          </table:table-cell>
          <table:table-cell office:value-type="float" office:value="127.0">
            <text:p>1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2">
            <text:p>172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6.58">
            <text:p>6.58</text:p>
          </table:table-cell>
          <table:table-cell office:value-type="float" office:value="0.24361493123772102">
            <text:p>0.24361493123772102</text:p>
          </table:table-cell>
          <table:table-cell office:value-type="float" office:value="509.0">
            <text:p>5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3">
            <text:p>172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52">
            <text:p>5.52</text:p>
          </table:table-cell>
          <table:table-cell office:value-type="float" office:value="0.17689530685920576">
            <text:p>0.17689530685920576</text:p>
          </table:table-cell>
          <table:table-cell office:value-type="float" office:value="277.0">
            <text:p>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4">
            <text:p>172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66">
            <text:p>5.66</text:p>
          </table:table-cell>
          <table:table-cell office:value-type="float" office:value="0.24010554089709762">
            <text:p>0.24010554089709762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5">
            <text:p>172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">
            <text:p>6.2</text:p>
          </table:table-cell>
          <table:table-cell office:value-type="float" office:value="0.23192019950124687">
            <text:p>0.23192019950124687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6">
            <text:p>172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7">
            <text:p>5.37</text:p>
          </table:table-cell>
          <table:table-cell office:value-type="float" office:value="0.23308270676691728">
            <text:p>0.23308270676691728</text:p>
          </table:table-cell>
          <table:table-cell office:value-type="float" office:value="266.0">
            <text:p>2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7">
            <text:p>172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47557003257329">
            <text:p>0.247557003257329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8">
            <text:p>172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4407582938388625">
            <text:p>0.24407582938388625</text:p>
          </table:table-cell>
          <table:table-cell office:value-type="float" office:value="422.0">
            <text:p>4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9">
            <text:p>172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20959595959595959">
            <text:p>0.20959595959595959</text:p>
          </table:table-cell>
          <table:table-cell office:value-type="float" office:value="396.0">
            <text:p>39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0">
            <text:p>173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56521739130435">
            <text:p>0.1956521739130435</text:p>
          </table:table-cell>
          <table:table-cell office:value-type="float" office:value="230.0">
            <text:p>2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1">
            <text:p>173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47">
            <text:p>5.47</text:p>
          </table:table-cell>
          <table:table-cell office:value-type="float" office:value="0.2229299363057325">
            <text:p>0.2229299363057325</text:p>
          </table:table-cell>
          <table:table-cell office:value-type="float" office:value="314.0">
            <text:p>3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2">
            <text:p>173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0220588235294118">
            <text:p>0.20220588235294118</text:p>
          </table:table-cell>
          <table:table-cell office:value-type="float" office:value="272.0">
            <text:p>27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3">
            <text:p>173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99">
            <text:p>5.99</text:p>
          </table:table-cell>
          <table:table-cell office:value-type="float" office:value="0.2383073496659243">
            <text:p>0.2383073496659243</text:p>
          </table:table-cell>
          <table:table-cell office:value-type="float" office:value="449.0">
            <text:p>44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4">
            <text:p>173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33">
            <text:p>5.33</text:p>
          </table:table-cell>
          <table:table-cell office:value-type="float" office:value="0.15789473684210525">
            <text:p>0.15789473684210525</text:p>
          </table:table-cell>
          <table:table-cell office:value-type="float" office:value="247.0">
            <text:p>2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5">
            <text:p>173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47">
            <text:p>6.47</text:p>
          </table:table-cell>
          <table:table-cell office:value-type="float" office:value="0.26732673267326734">
            <text:p>0.26732673267326734</text:p>
          </table:table-cell>
          <table:table-cell office:value-type="float" office:value="505.0">
            <text:p>5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6">
            <text:p>173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94">
            <text:p>5.94</text:p>
          </table:table-cell>
          <table:table-cell office:value-type="float" office:value="0.22946859903381642">
            <text:p>0.22946859903381642</text:p>
          </table:table-cell>
          <table:table-cell office:value-type="float" office:value="414.0">
            <text:p>4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7">
            <text:p>173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98">
            <text:p>4.98</text:p>
          </table:table-cell>
          <table:table-cell office:value-type="float" office:value="0.10256410256410256">
            <text:p>0.10256410256410256</text:p>
          </table:table-cell>
          <table:table-cell office:value-type="float" office:value="195.0">
            <text:p>1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8">
            <text:p>173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344632768361582">
            <text:p>0.2344632768361582</text:p>
          </table:table-cell>
          <table:table-cell office:value-type="float" office:value="354.0">
            <text:p>35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39">
            <text:p>173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6.12">
            <text:p>6.12</text:p>
          </table:table-cell>
          <table:table-cell office:value-type="float" office:value="0.24324324324324326">
            <text:p>0.24324324324324326</text:p>
          </table:table-cell>
          <table:table-cell office:value-type="float" office:value="407.0">
            <text:p>4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0">
            <text:p>174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53">
            <text:p>5.53</text:p>
          </table:table-cell>
          <table:table-cell office:value-type="float" office:value="0.18241042345276873">
            <text:p>0.18241042345276873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1">
            <text:p>174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82">
            <text:p>6.82</text:p>
          </table:table-cell>
          <table:table-cell office:value-type="float" office:value="0.2962962962962963">
            <text:p>0.2962962962962963</text:p>
          </table:table-cell>
          <table:table-cell office:value-type="float" office:value="648.0">
            <text:p>6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2">
            <text:p>174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2518518518518518">
            <text:p>0.2518518518518518</text:p>
          </table:table-cell>
          <table:table-cell office:value-type="float" office:value="405.0">
            <text:p>4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3">
            <text:p>174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31">
            <text:p>5.31</text:p>
          </table:table-cell>
          <table:table-cell office:value-type="float" office:value="0.12669683257918551">
            <text:p>0.12669683257918551</text:p>
          </table:table-cell>
          <table:table-cell office:value-type="float" office:value="221.0">
            <text:p>22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4">
            <text:p>174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230769230769232">
            <text:p>0.19230769230769232</text:p>
          </table:table-cell>
          <table:table-cell office:value-type="float" office:value="234.0">
            <text:p>2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5">
            <text:p>174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4.99">
            <text:p>4.99</text:p>
          </table:table-cell>
          <table:table-cell office:value-type="float" office:value="0.2775800711743772">
            <text:p>0.2775800711743772</text:p>
          </table:table-cell>
          <table:table-cell office:value-type="float" office:value="281.0">
            <text:p>2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46">
            <text:p>17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7">
            <text:p>17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8">
            <text:p>17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9">
            <text:p>17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0">
            <text:p>17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894736842105263">
            <text:p>0.7894736842105263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1">
            <text:p>17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28">
            <text:p>0.28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2">
            <text:p>17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3">
            <text:p>17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448275862068966">
            <text:p>0.3448275862068966</text:p>
          </table:table-cell>
          <table:table-cell office:value-type="float" office:value="29.0">
            <text:p>2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4">
            <text:p>17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5">
            <text:p>17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6">
            <text:p>17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7">
            <text:p>17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8">
            <text:p>17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9">
            <text:p>17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0">
            <text:p>17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5416666666666666">
            <text:p>0.5416666666666666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1">
            <text:p>17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2">
            <text:p>17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3">
            <text:p>17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4">
            <text:p>17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5">
            <text:p>17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6">
            <text:p>17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7">
            <text:p>17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8">
            <text:p>176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9">
            <text:p>176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0">
            <text:p>177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1">
            <text:p>177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2">
            <text:p>177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3">
            <text:p>177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4">
            <text:p>177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5">
            <text:p>177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6">
            <text:p>177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7">
            <text:p>177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8">
            <text:p>177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9">
            <text:p>177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0">
            <text:p>178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1">
            <text:p>178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2">
            <text:p>178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3">
            <text:p>178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4">
            <text:p>178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5">
            <text:p>178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6">
            <text:p>178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7">
            <text:p>178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8">
            <text:p>178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9">
            <text:p>178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0">
            <text:p>179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1">
            <text:p>179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2">
            <text:p>179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3">
            <text:p>179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4">
            <text:p>179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5">
            <text:p>179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6">
            <text:p>179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7">
            <text:p>179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8">
            <text:p>179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9">
            <text:p>179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0">
            <text:p>180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9166666666666666">
            <text:p>0.91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1">
            <text:p>180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2">
            <text:p>180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3">
            <text:p>180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4">
            <text:p>18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5">
            <text:p>18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6">
            <text:p>18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7">
            <text:p>180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8">
            <text:p>180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25">
            <text:p>0.6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9">
            <text:p>180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0">
            <text:p>181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7692307692307693">
            <text:p>0.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1">
            <text:p>181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6153846153846156">
            <text:p>0.46153846153846156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2">
            <text:p>18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7272727272727273">
            <text:p>0.727272727272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3">
            <text:p>18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4">
            <text:p>18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428571428571429">
            <text:p>0.6428571428571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5">
            <text:p>18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6">
            <text:p>18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7">
            <text:p>18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8">
            <text:p>18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9">
            <text:p>18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0">
            <text:p>18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1">
            <text:p>18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2">
            <text:p>18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3">
            <text:p>18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4">
            <text:p>18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5">
            <text:p>18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6">
            <text:p>18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7">
            <text:p>18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8">
            <text:p>18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9">
            <text:p>18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0">
            <text:p>18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1">
            <text:p>18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2">
            <text:p>18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3">
            <text:p>18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4">
            <text:p>18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5">
            <text:p>18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6">
            <text:p>18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7">
            <text:p>18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8">
            <text:p>18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39">
            <text:p>18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0">
            <text:p>18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1">
            <text:p>18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42">
            <text:p>18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4.62">
            <text:p>4.62</text:p>
          </table:table-cell>
          <table:table-cell office:value-type="float" office:value="0.4144144144144144">
            <text:p>0.4144144144144144</text:p>
          </table:table-cell>
          <table:table-cell office:value-type="float" office:value="555.0">
            <text:p>55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3">
            <text:p>18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99">
            <text:p>3.99</text:p>
          </table:table-cell>
          <table:table-cell office:value-type="float" office:value="0.47771836007130125">
            <text:p>0.47771836007130125</text:p>
          </table:table-cell>
          <table:table-cell office:value-type="float" office:value="561.0">
            <text:p>56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4">
            <text:p>18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29">
            <text:p>4.29</text:p>
          </table:table-cell>
          <table:table-cell office:value-type="float" office:value="0.45229681978798586">
            <text:p>0.45229681978798586</text:p>
          </table:table-cell>
          <table:table-cell office:value-type="float" office:value="566.0">
            <text:p>5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5">
            <text:p>18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79">
            <text:p>3.79</text:p>
          </table:table-cell>
          <table:table-cell office:value-type="float" office:value="0.4938488576449912">
            <text:p>0.4938488576449912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6">
            <text:p>18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5.43">
            <text:p>5.43</text:p>
          </table:table-cell>
          <table:table-cell office:value-type="float" office:value="0.36363636363636365">
            <text:p>0.36363636363636365</text:p>
          </table:table-cell>
          <table:table-cell office:value-type="float" office:value="660.0">
            <text:p>66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7">
            <text:p>18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4.93">
            <text:p>4.93</text:p>
          </table:table-cell>
          <table:table-cell office:value-type="float" office:value="0.387434554973822">
            <text:p>0.387434554973822</text:p>
          </table:table-cell>
          <table:table-cell office:value-type="float" office:value="573.0">
            <text:p>5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8">
            <text:p>18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4.11">
            <text:p>4.11</text:p>
          </table:table-cell>
          <table:table-cell office:value-type="float" office:value="0.46748681898066785">
            <text:p>0.46748681898066785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9">
            <text:p>18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5.16">
            <text:p>5.16</text:p>
          </table:table-cell>
          <table:table-cell office:value-type="float" office:value="0.3539325842696629">
            <text:p>0.3539325842696629</text:p>
          </table:table-cell>
          <table:table-cell office:value-type="float" office:value="534.0">
            <text:p>53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0">
            <text:p>18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4.74">
            <text:p>4.74</text:p>
          </table:table-cell>
          <table:table-cell office:value-type="float" office:value="0.4157303370786517">
            <text:p>0.4157303370786517</text:p>
          </table:table-cell>
          <table:table-cell office:value-type="float" office:value="623.0">
            <text:p>62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1">
            <text:p>18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6305882352941177">
            <text:p>0.6305882352941177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2">
            <text:p>18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4.81">
            <text:p>4.81</text:p>
          </table:table-cell>
          <table:table-cell office:value-type="float" office:value="0.4053601340033501">
            <text:p>0.4053601340033501</text:p>
          </table:table-cell>
          <table:table-cell office:value-type="float" office:value="597.0">
            <text:p>5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3">
            <text:p>18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4">
            <text:p>3.24</text:p>
          </table:table-cell>
          <table:table-cell office:value-type="float" office:value="0.5539033457249071">
            <text:p>0.5539033457249071</text:p>
          </table:table-cell>
          <table:table-cell office:value-type="float" office:value="538.0">
            <text:p>53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4">
            <text:p>18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3">
            <text:p>2.33</text:p>
          </table:table-cell>
          <table:table-cell office:value-type="float" office:value="0.6541666666666667">
            <text:p>0.6541666666666667</text:p>
          </table:table-cell>
          <table:table-cell office:value-type="float" office:value="480.0">
            <text:p>4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5">
            <text:p>18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8">
            <text:p>3.8</text:p>
          </table:table-cell>
          <table:table-cell office:value-type="float" office:value="0.4909090909090909">
            <text:p>0.4909090909090909</text:p>
          </table:table-cell>
          <table:table-cell office:value-type="float" office:value="550.0">
            <text:p>5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6">
            <text:p>18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05">
            <text:p>3.05</text:p>
          </table:table-cell>
          <table:table-cell office:value-type="float" office:value="0.5899772209567198">
            <text:p>0.5899772209567198</text:p>
          </table:table-cell>
          <table:table-cell office:value-type="float" office:value="439.0">
            <text:p>4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7">
            <text:p>18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5.72">
            <text:p>5.72</text:p>
          </table:table-cell>
          <table:table-cell office:value-type="float" office:value="0.33588957055214724">
            <text:p>0.33588957055214724</text:p>
          </table:table-cell>
          <table:table-cell office:value-type="float" office:value="652.0">
            <text:p>65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8">
            <text:p>185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4.28">
            <text:p>4.28</text:p>
          </table:table-cell>
          <table:table-cell office:value-type="float" office:value="0.4538087520259319">
            <text:p>0.4538087520259319</text:p>
          </table:table-cell>
          <table:table-cell office:value-type="float" office:value="617.0">
            <text:p>6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9">
            <text:p>185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4740484429065744">
            <text:p>0.4740484429065744</text:p>
          </table:table-cell>
          <table:table-cell office:value-type="float" office:value="578.0">
            <text:p>57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0">
            <text:p>186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8">
            <text:p>3.48</text:p>
          </table:table-cell>
          <table:table-cell office:value-type="float" office:value="0.5245901639344263">
            <text:p>0.5245901639344263</text:p>
          </table:table-cell>
          <table:table-cell office:value-type="float" office:value="549.0">
            <text:p>5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1">
            <text:p>186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4.13">
            <text:p>4.13</text:p>
          </table:table-cell>
          <table:table-cell office:value-type="float" office:value="0.4470588235294118">
            <text:p>0.4470588235294118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2">
            <text:p>186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62">
            <text:p>2.62</text:p>
          </table:table-cell>
          <table:table-cell office:value-type="float" office:value="0.6666666666666666">
            <text:p>0.6666666666666666</text:p>
          </table:table-cell>
          <table:table-cell office:value-type="float" office:value="357.0">
            <text:p>35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3">
            <text:p>186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17">
            <text:p>2.17</text:p>
          </table:table-cell>
          <table:table-cell office:value-type="float" office:value="0.6946386946386947">
            <text:p>0.6946386946386947</text:p>
          </table:table-cell>
          <table:table-cell office:value-type="float" office:value="429.0">
            <text:p>4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4">
            <text:p>186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4.75">
            <text:p>4.75</text:p>
          </table:table-cell>
          <table:table-cell office:value-type="float" office:value="0.40709459459459457">
            <text:p>0.40709459459459457</text:p>
          </table:table-cell>
          <table:table-cell office:value-type="float" office:value="592.0">
            <text:p>5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5">
            <text:p>186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43">
            <text:p>1.43</text:p>
          </table:table-cell>
          <table:table-cell office:value-type="float" office:value="0.7668845315904139">
            <text:p>0.7668845315904139</text:p>
          </table:table-cell>
          <table:table-cell office:value-type="float" office:value="459.0">
            <text:p>45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6">
            <text:p>186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690721649484536">
            <text:p>0.9690721649484536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7">
            <text:p>186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8758949880668258">
            <text:p>0.8758949880668258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8">
            <text:p>186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52">
            <text:p>0.52</text:p>
          </table:table-cell>
          <table:table-cell office:value-type="float" office:value="0.9181141439205955">
            <text:p>0.9181141439205955</text:p>
          </table:table-cell>
          <table:table-cell office:value-type="float" office:value="403.0">
            <text:p>40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9">
            <text:p>186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1.0">
            <text:p>1.0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0">
            <text:p>187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5287958115183">
            <text:p>0.9895287958115183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1">
            <text:p>187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74">
            <text:p>1.74</text:p>
          </table:table-cell>
          <table:table-cell office:value-type="float" office:value="0.7290322580645161">
            <text:p>0.7290322580645161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2">
            <text:p>187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69">
            <text:p>0.69</text:p>
          </table:table-cell>
          <table:table-cell office:value-type="float" office:value="0.9123711340206185">
            <text:p>0.9123711340206185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3">
            <text:p>187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34">
            <text:p>0.34</text:p>
          </table:table-cell>
          <table:table-cell office:value-type="float" office:value="0.9733333333333334">
            <text:p>0.9733333333333334</text:p>
          </table:table-cell>
          <table:table-cell office:value-type="float" office:value="375.0">
            <text:p>37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4">
            <text:p>187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9319899244332494">
            <text:p>0.9319899244332494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5">
            <text:p>187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1.0">
            <text:p>1.0</text:p>
          </table:table-cell>
          <table:table-cell office:value-type="float" office:value="381.0">
            <text:p>38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6">
            <text:p>18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7">
            <text:p>0.17</text:p>
          </table:table-cell>
          <table:table-cell office:value-type="float" office:value="0.9744897959183674">
            <text:p>0.9744897959183674</text:p>
          </table:table-cell>
          <table:table-cell office:value-type="float" office:value="392.0">
            <text:p>3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7">
            <text:p>18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973958333333334">
            <text:p>0.9973958333333334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8">
            <text:p>18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1">
            <text:p>0.21</text:p>
          </table:table-cell>
          <table:table-cell office:value-type="float" office:value="0.9841688654353562">
            <text:p>0.9841688654353562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9">
            <text:p>18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31">
            <text:p>0.31</text:p>
          </table:table-cell>
          <table:table-cell office:value-type="float" office:value="0.9710526315789474">
            <text:p>0.9710526315789474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0">
            <text:p>188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7">
            <text:p>0.37</text:p>
          </table:table-cell>
          <table:table-cell office:value-type="float" office:value="0.9631578947368421">
            <text:p>0.9631578947368421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1">
            <text:p>188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3">
            <text:p>0.83</text:p>
          </table:table-cell>
          <table:table-cell office:value-type="float" office:value="0.8841309823677582">
            <text:p>0.8841309823677582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2">
            <text:p>188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8">
            <text:p>0.58</text:p>
          </table:table-cell>
          <table:table-cell office:value-type="float" office:value="0.8947368421052632">
            <text:p>0.8947368421052632</text:p>
          </table:table-cell>
          <table:table-cell office:value-type="float" office:value="418.0">
            <text:p>41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3">
            <text:p>188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47">
            <text:p>0.47</text:p>
          </table:table-cell>
          <table:table-cell office:value-type="float" office:value="0.9130434782608695">
            <text:p>0.9130434782608695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4">
            <text:p>188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5">
            <text:p>188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69109947643979">
            <text:p>0.9869109947643979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6">
            <text:p>188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947780678851175">
            <text:p>0.9947780678851175</text:p>
          </table:table-cell>
          <table:table-cell office:value-type="float" office:value="383.0">
            <text:p>3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7">
            <text:p>188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8">
            <text:p>188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8992628992628993">
            <text:p>0.8992628992628993</text:p>
          </table:table-cell>
          <table:table-cell office:value-type="float" office:value="407.0">
            <text:p>4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9">
            <text:p>188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4736842105263">
            <text:p>0.9894736842105263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0">
            <text:p>189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43">
            <text:p>3.43</text:p>
          </table:table-cell>
          <table:table-cell office:value-type="float" office:value="0.5742574257425742">
            <text:p>0.5742574257425742</text:p>
          </table:table-cell>
          <table:table-cell office:value-type="float" office:value="101.0">
            <text:p>10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1">
            <text:p>189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00.0">
            <text:p>1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2">
            <text:p>189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3">
            <text:p>189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3884892086330934">
            <text:p>0.43884892086330934</text:p>
          </table:table-cell>
          <table:table-cell office:value-type="float" office:value="139.0">
            <text:p>1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4">
            <text:p>189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9">
            <text:p>3.19</text:p>
          </table:table-cell>
          <table:table-cell office:value-type="float" office:value="0.7450980392156863">
            <text:p>0.7450980392156863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5">
            <text:p>189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38">
            <text:p>3.38</text:p>
          </table:table-cell>
          <table:table-cell office:value-type="float" office:value="0.5858585858585859">
            <text:p>0.5858585858585859</text:p>
          </table:table-cell>
          <table:table-cell office:value-type="float" office:value="99.0">
            <text:p>9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6">
            <text:p>189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1">
            <text:p>3.21</text:p>
          </table:table-cell>
          <table:table-cell office:value-type="float" office:value="0.5692307692307692">
            <text:p>0.5692307692307692</text:p>
          </table:table-cell>
          <table:table-cell office:value-type="float" office:value="130.0">
            <text:p>1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7">
            <text:p>189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4">
            <text:p>3.54</text:p>
          </table:table-cell>
          <table:table-cell office:value-type="float" office:value="0.5">
            <text:p>0.5</text:p>
          </table:table-cell>
          <table:table-cell office:value-type="float" office:value="90.0">
            <text:p>9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8">
            <text:p>189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132075471698113">
            <text:p>0.6132075471698113</text:p>
          </table:table-cell>
          <table:table-cell office:value-type="float" office:value="106.0">
            <text:p>10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9">
            <text:p>189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22">
            <text:p>3.22</text:p>
          </table:table-cell>
          <table:table-cell office:value-type="float" office:value="0.6454545454545455">
            <text:p>0.6454545454545455</text:p>
          </table:table-cell>
          <table:table-cell office:value-type="float" office:value="110.0">
            <text:p>1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0">
            <text:p>190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17">
            <text:p>3.17</text:p>
          </table:table-cell>
          <table:table-cell office:value-type="float" office:value="0.6062992125984252">
            <text:p>0.6062992125984252</text:p>
          </table:table-cell>
          <table:table-cell office:value-type="float" office:value="127.0">
            <text:p>1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1">
            <text:p>190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403225806451613">
            <text:p>0.5403225806451613</text:p>
          </table:table-cell>
          <table:table-cell office:value-type="float" office:value="124.0">
            <text:p>1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2">
            <text:p>190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31">
            <text:p>3.31</text:p>
          </table:table-cell>
          <table:table-cell office:value-type="float" office:value="0.5348837209302325">
            <text:p>0.5348837209302325</text:p>
          </table:table-cell>
          <table:table-cell office:value-type="float" office:value="129.0">
            <text:p>1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3">
            <text:p>190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25">
            <text:p>3.25</text:p>
          </table:table-cell>
          <table:table-cell office:value-type="float" office:value="0.6605504587155964">
            <text:p>0.6605504587155964</text:p>
          </table:table-cell>
          <table:table-cell office:value-type="float" office:value="109.0">
            <text:p>10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4">
            <text:p>190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80952380952381">
            <text:p>0.580952380952381</text:p>
          </table:table-cell>
          <table:table-cell office:value-type="float" office:value="105.0">
            <text:p>10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5">
            <text:p>190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51">
            <text:p>3.51</text:p>
          </table:table-cell>
          <table:table-cell office:value-type="float" office:value="0.4608695652173913">
            <text:p>0.4608695652173913</text:p>
          </table:table-cell>
          <table:table-cell office:value-type="float" office:value="115.0">
            <text:p>1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6">
            <text:p>190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49">
            <text:p>3.49</text:p>
          </table:table-cell>
          <table:table-cell office:value-type="float" office:value="0.5098039215686274">
            <text:p>0.509803921568627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7">
            <text:p>190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8">
            <text:p>190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8">
            <text:p>3.28</text:p>
          </table:table-cell>
          <table:table-cell office:value-type="float" office:value="0.49264705882352944">
            <text:p>0.49264705882352944</text:p>
          </table:table-cell>
          <table:table-cell office:value-type="float" office:value="136.0">
            <text:p>1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9">
            <text:p>190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428571428571429">
            <text:p>0.6428571428571429</text:p>
          </table:table-cell>
          <table:table-cell office:value-type="float" office:value="98.0">
            <text:p>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0">
            <text:p>191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1">
            <text:p>3.41</text:p>
          </table:table-cell>
          <table:table-cell office:value-type="float" office:value="0.5294117647058824">
            <text:p>0.529411764705882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1">
            <text:p>191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36">
            <text:p>3.36</text:p>
          </table:table-cell>
          <table:table-cell office:value-type="float" office:value="0.5446428571428571">
            <text:p>0.5446428571428571</text:p>
          </table:table-cell>
          <table:table-cell office:value-type="float" office:value="112.0">
            <text:p>1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2">
            <text:p>191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4262295081967213">
            <text:p>0.426229508196721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3">
            <text:p>191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9">
            <text:p>3.29</text:p>
          </table:table-cell>
          <table:table-cell office:value-type="float" office:value="0.4563758389261745">
            <text:p>0.4563758389261745</text:p>
          </table:table-cell>
          <table:table-cell office:value-type="float" office:value="149.0">
            <text:p>1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4">
            <text:p>191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49">
            <text:p>5.49</text:p>
          </table:table-cell>
          <table:table-cell office:value-type="float" office:value="0.18681318681318682">
            <text:p>0.18681318681318682</text:p>
          </table:table-cell>
          <table:table-cell office:value-type="float" office:value="273.0">
            <text:p>2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5">
            <text:p>191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6.11">
            <text:p>6.11</text:p>
          </table:table-cell>
          <table:table-cell office:value-type="float" office:value="0.13569321533923304">
            <text:p>0.13569321533923304</text:p>
          </table:table-cell>
          <table:table-cell office:value-type="float" office:value="339.0">
            <text:p>3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6">
            <text:p>191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1099290780141844">
            <text:p>0.1099290780141844</text:p>
          </table:table-cell>
          <table:table-cell office:value-type="float" office:value="282.0">
            <text:p>2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7">
            <text:p>191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18">
            <text:p>6.18</text:p>
          </table:table-cell>
          <table:table-cell office:value-type="float" office:value="0.04844290657439446">
            <text:p>0.04844290657439446</text:p>
          </table:table-cell>
          <table:table-cell office:value-type="float" office:value="289.0">
            <text:p>28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8">
            <text:p>191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6.34">
            <text:p>6.34</text:p>
          </table:table-cell>
          <table:table-cell office:value-type="float" office:value="0.04838709677419355">
            <text:p>0.04838709677419355</text:p>
          </table:table-cell>
          <table:table-cell office:value-type="float" office:value="310.0">
            <text:p>3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9">
            <text:p>191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2495201535508637">
            <text:p>0.2495201535508637</text:p>
          </table:table-cell>
          <table:table-cell office:value-type="float" office:value="521.0">
            <text:p>5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0">
            <text:p>192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6.21">
            <text:p>6.21</text:p>
          </table:table-cell>
          <table:table-cell office:value-type="float" office:value="0.06840390879478828">
            <text:p>0.06840390879478828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1">
            <text:p>192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68">
            <text:p>5.68</text:p>
          </table:table-cell>
          <table:table-cell office:value-type="float" office:value="0.1882716049382716">
            <text:p>0.1882716049382716</text:p>
          </table:table-cell>
          <table:table-cell office:value-type="float" office:value="324.0">
            <text:p>3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2">
            <text:p>192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6.48">
            <text:p>6.48</text:p>
          </table:table-cell>
          <table:table-cell office:value-type="float" office:value="0.1343669250645995">
            <text:p>0.1343669250645995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3">
            <text:p>192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8794788273615635">
            <text:p>0.08794788273615635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4">
            <text:p>192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64">
            <text:p>6.64</text:p>
          </table:table-cell>
          <table:table-cell office:value-type="float" office:value="0.05142857142857143">
            <text:p>0.05142857142857143</text:p>
          </table:table-cell>
          <table:table-cell office:value-type="float" office:value="350.0">
            <text:p>3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5">
            <text:p>192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13099041533546327">
            <text:p>0.13099041533546327</text:p>
          </table:table-cell>
          <table:table-cell office:value-type="float" office:value="313.0">
            <text:p>31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6">
            <text:p>192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6.39">
            <text:p>6.39</text:p>
          </table:table-cell>
          <table:table-cell office:value-type="float" office:value="0.08092485549132948">
            <text:p>0.08092485549132948</text:p>
          </table:table-cell>
          <table:table-cell office:value-type="float" office:value="346.0">
            <text:p>34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7">
            <text:p>192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25">
            <text:p>6.25</text:p>
          </table:table-cell>
          <table:table-cell office:value-type="float" office:value="0.09034267912772585">
            <text:p>0.09034267912772585</text:p>
          </table:table-cell>
          <table:table-cell office:value-type="float" office:value="321.0">
            <text:p>3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8">
            <text:p>192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6.07">
            <text:p>6.07</text:p>
          </table:table-cell>
          <table:table-cell office:value-type="float" office:value="0.07420494699646643">
            <text:p>0.07420494699646643</text:p>
          </table:table-cell>
          <table:table-cell office:value-type="float" office:value="283.0">
            <text:p>2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9">
            <text:p>192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05426356589147287">
            <text:p>0.05426356589147287</text:p>
          </table:table-cell>
          <table:table-cell office:value-type="float" office:value="258.0">
            <text:p>25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0">
            <text:p>193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5">
            <text:p>5.5</text:p>
          </table:table-cell>
          <table:table-cell office:value-type="float" office:value="0.28672985781990523">
            <text:p>0.28672985781990523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1">
            <text:p>193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76">
            <text:p>5.76</text:p>
          </table:table-cell>
          <table:table-cell office:value-type="float" office:value="0.1498371335504886">
            <text:p>0.1498371335504886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2">
            <text:p>193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13505747126436782">
            <text:p>0.13505747126436782</text:p>
          </table:table-cell>
          <table:table-cell office:value-type="float" office:value="348.0">
            <text:p>34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3">
            <text:p>193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9">
            <text:p>6.19</text:p>
          </table:table-cell>
          <table:table-cell office:value-type="float" office:value="0.08766233766233766">
            <text:p>0.08766233766233766</text:p>
          </table:table-cell>
          <table:table-cell office:value-type="float" office:value="308.0">
            <text:p>30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4">
            <text:p>19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59">
            <text:p>6.59</text:p>
          </table:table-cell>
          <table:table-cell office:value-type="float" office:value="0.05454545454545454">
            <text:p>0.05454545454545454</text:p>
          </table:table-cell>
          <table:table-cell office:value-type="float" office:value="330.0">
            <text:p>3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5">
            <text:p>19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4794520547945205">
            <text:p>0.04794520547945205</text:p>
          </table:table-cell>
          <table:table-cell office:value-type="float" office:value="292.0">
            <text:p>2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6">
            <text:p>19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6.88">
            <text:p>6.88</text:p>
          </table:table-cell>
          <table:table-cell office:value-type="float" office:value="0.07235142118863049">
            <text:p>0.07235142118863049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7">
            <text:p>19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72">
            <text:p>5.72</text:p>
          </table:table-cell>
          <table:table-cell office:value-type="float" office:value="0.05859375">
            <text:p>0.05859375</text:p>
          </table:table-cell>
          <table:table-cell office:value-type="float" office:value="256.0">
            <text:p>25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38">
            <text:p>19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9">
            <text:p>19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949367088607594">
            <text:p>0.5949367088607594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0">
            <text:p>194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23943661971831">
            <text:p>0.7323943661971831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1">
            <text:p>194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2">
            <text:p>19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8">
            <text:p>0.8</text:p>
          </table:table-cell>
          <table:table-cell office:value-type="float" office:value="0.7424242424242424">
            <text:p>0.7424242424242424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3">
            <text:p>19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4">
            <text:p>19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333333333333333">
            <text:p>0.5333333333333333</text:p>
          </table:table-cell>
          <table:table-cell office:value-type="float" office:value="0.7857142857142857">
            <text:p>0.7857142857142857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5">
            <text:p>19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36363636363636365">
            <text:p>0.36363636363636365</text:p>
          </table:table-cell>
          <table:table-cell office:value-type="float" office:value="121.0">
            <text:p>12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6">
            <text:p>19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8333333333333333">
            <text:p>1.8333333333333333</text:p>
          </table:table-cell>
          <table:table-cell office:value-type="float" office:value="0.4752475247524752">
            <text:p>0.4752475247524752</text:p>
          </table:table-cell>
          <table:table-cell office:value-type="float" office:value="101.0">
            <text:p>10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7">
            <text:p>19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6176470588235294">
            <text:p>0.6176470588235294</text:p>
          </table:table-cell>
          <table:table-cell office:value-type="float" office:value="68.0">
            <text:p>6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8">
            <text:p>19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387096774193549">
            <text:p>0.8387096774193549</text:p>
          </table:table-cell>
          <table:table-cell office:value-type="float" office:value="62.0">
            <text:p>6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9">
            <text:p>19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0">
            <text:p>19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4875">
            <text:p>0.48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1">
            <text:p>19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26027397260274">
            <text:p>0.72602739726027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2">
            <text:p>19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3">
            <text:p>19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91304347826086">
            <text:p>0.7391304347826086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4">
            <text:p>19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4845360824742268">
            <text:p>0.4845360824742268</text:p>
          </table:table-cell>
          <table:table-cell office:value-type="float" office:value="97.0">
            <text:p>9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5">
            <text:p>19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066666666666667">
            <text:p>2.066666666666667</text:p>
          </table:table-cell>
          <table:table-cell office:value-type="float" office:value="0.44086021505376344">
            <text:p>0.44086021505376344</text:p>
          </table:table-cell>
          <table:table-cell office:value-type="float" office:value="93.0">
            <text:p>9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6">
            <text:p>19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666666666666666">
            <text:p>0.6666666666666666</text:p>
          </table:table-cell>
          <table:table-cell office:value-type="float" office:value="63.0">
            <text:p>6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7">
            <text:p>19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310344827586207">
            <text:p>0.9310344827586207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8">
            <text:p>19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66666666666666">
            <text:p>1.2666666666666666</text:p>
          </table:table-cell>
          <table:table-cell office:value-type="float" office:value="0.6231884057971014">
            <text:p>0.6231884057971014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9">
            <text:p>19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333333333333335">
            <text:p>3.3333333333333335</text:p>
          </table:table-cell>
          <table:table-cell office:value-type="float" office:value="0.3115942028985507">
            <text:p>0.3115942028985507</text:p>
          </table:table-cell>
          <table:table-cell office:value-type="float" office:value="138.0">
            <text:p>1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0">
            <text:p>19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6333333333333333">
            <text:p>0.6333333333333333</text:p>
          </table:table-cell>
          <table:table-cell office:value-type="float" office:value="0.765625">
            <text:p>0.765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1">
            <text:p>19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666666666666667">
            <text:p>0.4666666666666667</text:p>
          </table:table-cell>
          <table:table-cell office:value-type="float" office:value="0.9056603773584906">
            <text:p>0.9056603773584906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2">
            <text:p>19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3">
            <text:p>19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4">
            <text:p>19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4.0">
            <text:p>5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5">
            <text:p>19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6">
            <text:p>19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811320754716981">
            <text:p>0.981132075471698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7">
            <text:p>19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8">
            <text:p>19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9">
            <text:p>19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0">
            <text:p>19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1">
            <text:p>19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2">
            <text:p>19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3">
            <text:p>19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4">
            <text:p>19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5">
            <text:p>19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6">
            <text:p>19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7">
            <text:p>19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8">
            <text:p>19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9">
            <text:p>19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0">
            <text:p>19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1">
            <text:p>19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2">
            <text:p>19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3">
            <text:p>19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4">
            <text:p>19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5">
            <text:p>19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61016949152542">
            <text:p>0.9661016949152542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6">
            <text:p>19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675675675675675">
            <text:p>0.567567567567567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7">
            <text:p>19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8">
            <text:p>19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8214285714285714">
            <text:p>0.8214285714285714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9">
            <text:p>19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9666666666666667">
            <text:p>0.9666666666666667</text:p>
          </table:table-cell>
          <table:table-cell office:value-type="float" office:value="0.90625">
            <text:p>0.90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0">
            <text:p>19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1">
            <text:p>19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2">
            <text:p>19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5625">
            <text:p>0.5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3">
            <text:p>19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4">
            <text:p>19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277777777777778">
            <text:p>0.5277777777777778</text:p>
          </table:table-cell>
          <table:table-cell office:value-type="float" office:value="36.0">
            <text:p>3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5">
            <text:p>19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6578947368421053">
            <text:p>0.6578947368421053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6">
            <text:p>19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027027027027027">
            <text:p>0.7027027027027027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7">
            <text:p>19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7368421052631576">
            <text:p>0.47368421052631576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8">
            <text:p>19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4333333333333333">
            <text:p>1.4333333333333333</text:p>
          </table:table-cell>
          <table:table-cell office:value-type="float" office:value="0.4594594594594595">
            <text:p>0.459459459459459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9">
            <text:p>199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2666666666666666">
            <text:p>1.2666666666666666</text:p>
          </table:table-cell>
          <table:table-cell office:value-type="float" office:value="0.6666666666666666">
            <text:p>0.6666666666666666</text:p>
          </table:table-cell>
          <table:table-cell office:value-type="float" office:value="30.0">
            <text:p>3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0">
            <text:p>200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1">
            <text:p>200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4827586206896552">
            <text:p>0.4827586206896552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2">
            <text:p>200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3666666666666667">
            <text:p>1.3666666666666667</text:p>
          </table:table-cell>
          <table:table-cell office:value-type="float" office:value="0.43902439024390244">
            <text:p>0.43902439024390244</text:p>
          </table:table-cell>
          <table:table-cell office:value-type="float" office:value="41.0">
            <text:p>4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3">
            <text:p>200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4">
            <text:p>200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6666666666666666">
            <text:p>0.6666666666666666</text:p>
          </table:table-cell>
          <table:table-cell office:value-type="float" office:value="24.0">
            <text:p>2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5">
            <text:p>200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631578947368421">
            <text:p>0.631578947368421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6">
            <text:p>200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7">
            <text:p>200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6764705882352942">
            <text:p>0.6764705882352942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8">
            <text:p>200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37777777777777777">
            <text:p>0.3777777777777777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9">
            <text:p>200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5185185185185185">
            <text:p>0.5185185185185185</text:p>
          </table:table-cell>
          <table:table-cell office:value-type="float" office:value="27.0">
            <text:p>2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0">
            <text:p>201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28169014084507043">
            <text:p>0.028169014084507043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1">
            <text:p>201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2702702702702703">
            <text:p>0.02702702702702703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2">
            <text:p>201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8">
            <text:p>0.08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3">
            <text:p>201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8571428571428572">
            <text:p>0.08571428571428572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4">
            <text:p>201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333333333333334">
            <text:p>0.05333333333333334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5">
            <text:p>201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7142857142857142">
            <text:p>0.07142857142857142</text:p>
          </table:table-cell>
          <table:table-cell office:value-type="float" office:value="84.0">
            <text:p>8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6">
            <text:p>201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333333333333333">
            <text:p>3.6333333333333333</text:p>
          </table:table-cell>
          <table:table-cell office:value-type="float" office:value="0.04285714285714286">
            <text:p>0.04285714285714286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7">
            <text:p>201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8">
            <text:p>201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45454545454545456">
            <text:p>0.045454545454545456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9">
            <text:p>201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759493670886076">
            <text:p>0.075949367088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0">
            <text:p>202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272727272727272">
            <text:p>0.07272727272727272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1">
            <text:p>202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533333333333333">
            <text:p>4.533333333333333</text:p>
          </table:table-cell>
          <table:table-cell office:value-type="float" office:value="0.01020408163265306">
            <text:p>0.01020408163265306</text:p>
          </table:table-cell>
          <table:table-cell office:value-type="float" office:value="98.0">
            <text:p>9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2">
            <text:p>202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29850746268656716">
            <text:p>0.029850746268656716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3">
            <text:p>202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4">
            <text:p>20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666666666666666">
            <text:p>3.7666666666666666</text:p>
          </table:table-cell>
          <table:table-cell office:value-type="float" office:value="0.075">
            <text:p>0.0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5">
            <text:p>20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866666666666666">
            <text:p>4.866666666666666</text:p>
          </table:table-cell>
          <table:table-cell office:value-type="float" office:value="0.009259259259259259">
            <text:p>0.009259259259259259</text:p>
          </table:table-cell>
          <table:table-cell office:value-type="float" office:value="108.0">
            <text:p>10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6">
            <text:p>20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1333333333333333">
            <text:p>3.1333333333333333</text:p>
          </table:table-cell>
          <table:table-cell office:value-type="float" office:value="0.03636363636363636">
            <text:p>0.03636363636363636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7">
            <text:p>20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1666666666666665">
            <text:p>3.1666666666666665</text:p>
          </table:table-cell>
          <table:table-cell office:value-type="float" office:value="0.17105263157894737">
            <text:p>0.17105263157894737</text:p>
          </table:table-cell>
          <table:table-cell office:value-type="float" office:value="76.0">
            <text:p>7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8">
            <text:p>20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066666666666667">
            <text:p>3.066666666666667</text:p>
          </table:table-cell>
          <table:table-cell office:value-type="float" office:value="0.13559322033898305">
            <text:p>0.13559322033898305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29">
            <text:p>20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066666666666666">
            <text:p>4.066666666666666</text:p>
          </table:table-cell>
          <table:table-cell office:value-type="float" office:value="0.022222222222222223">
            <text:p>0.022222222222222223</text:p>
          </table:table-cell>
          <table:table-cell office:value-type="float" office:value="90.0">
            <text:p>9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0">
            <text:p>20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1">
            <text:p>20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233333333333333">
            <text:p>4.233333333333333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2">
            <text:p>20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46875">
            <text:p>0.04687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3">
            <text:p>20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466666666666667">
            <text:p>3.466666666666667</text:p>
          </table:table-cell>
          <table:table-cell office:value-type="float" office:value="0.1095890410958904">
            <text:p>0.109589041095890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34">
            <text:p>203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5">
            <text:p>203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090909090909091">
            <text:p>0.4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6">
            <text:p>203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3103448275862069">
            <text:p>0.3103448275862069</text:p>
          </table:table-cell>
          <table:table-cell office:value-type="float" office:value="29.0">
            <text:p>2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7">
            <text:p>203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8">
            <text:p>203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9">
            <text:p>203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5714285714285714">
            <text:p>0.5714285714285714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0">
            <text:p>204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1">
            <text:p>204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2">
            <text:p>204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3">
            <text:p>204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4">
            <text:p>204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5">
            <text:p>204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15384615384615385">
            <text:p>0.15384615384615385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6">
            <text:p>204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7">
            <text:p>204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8">
            <text:p>204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25806451612903225">
            <text:p>0.25806451612903225</text:p>
          </table:table-cell>
          <table:table-cell office:value-type="float" office:value="31.0">
            <text:p>3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9">
            <text:p>204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47619047619047616">
            <text:p>0.47619047619047616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0">
            <text:p>205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1">
            <text:p>205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2">
            <text:p>205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333333333333333">
            <text:p>0.6333333333333333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3">
            <text:p>205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4">
            <text:p>205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5">
            <text:p>205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21875">
            <text:p>0.21875</text:p>
          </table:table-cell>
          <table:table-cell office:value-type="float" office:value="32.0">
            <text:p>3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6">
            <text:p>20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7">
            <text:p>20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8">
            <text:p>20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9">
            <text:p>20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0">
            <text:p>20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1">
            <text:p>20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2">
            <text:p>20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3">
            <text:p>20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4">
            <text:p>20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5">
            <text:p>20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6">
            <text:p>20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7">
            <text:p>20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8">
            <text:p>20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9">
            <text:p>20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0">
            <text:p>20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1">
            <text:p>20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2">
            <text:p>20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3">
            <text:p>20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4">
            <text:p>20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5">
            <text:p>20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6">
            <text:p>20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7">
            <text:p>20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8">
            <text:p>20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9">
            <text:p>20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130434782608695">
            <text:p>0.9130434782608695</text:p>
          </table:table-cell>
          <table:table-cell office:value-type="float" office:value="23.0">
            <text:p>2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0">
            <text:p>20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8823529411764706">
            <text:p>0.8823529411764706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1">
            <text:p>20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2">
            <text:p>20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2">
            <text:p>2.2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3">
            <text:p>20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4">
            <text:p>20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5">
            <text:p>20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6">
            <text:p>20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7">
            <text:p>20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8">
            <text:p>20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9">
            <text:p>20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0">
            <text:p>20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1">
            <text:p>20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2">
            <text:p>20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3">
            <text:p>20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4">
            <text:p>20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5">
            <text:p>20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6">
            <text:p>20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7">
            <text:p>20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8">
            <text:p>20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9">
            <text:p>20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0">
            <text:p>21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1">
            <text:p>2.1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1">
            <text:p>21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2">
            <text:p>21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3">
            <text:p>210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4">
            <text:p>210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5">
            <text:p>210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6">
            <text:p>210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7">
            <text:p>210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8">
            <text:p>210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9">
            <text:p>210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6666666666666666">
            <text:p>0.16666666666666666</text:p>
          </table:table-cell>
          <table:table-cell office:value-type="float" office:value="6.0">
            <text:p>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0">
            <text:p>211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1">
            <text:p>211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2">
            <text:p>211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3">
            <text:p>211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4">
            <text:p>211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5">
            <text:p>211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6">
            <text:p>211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7">
            <text:p>211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8">
            <text:p>211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9">
            <text:p>211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0">
            <text:p>212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1">
            <text:p>212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857142857142857">
            <text:p>0.2857142857142857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2">
            <text:p>212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3">
            <text:p>212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4">
            <text:p>212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5">
            <text:p>212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6">
            <text:p>212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7">
            <text:p>212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8">
            <text:p>212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29">
            <text:p>212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